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91.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_series_from_netcdf" table:style-name="ta1">
        <table:shapes>
          <draw:frame draw:z-index="0" draw:style-name="gr1" draw:text-style-name="P1" svg:width="1094.97pt" svg:height="538.95pt" svg:x="196.78pt" svg:y="94.99pt">
            <loext:p draw:notify-on-update-of-ranges="time_series_from_netcdf.A1:time_series_from_netcdf.A655 time_series_from_netcdf.B1:time_series_from_netcdf.B6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1962-06-01</text:p>
          </table:table-cell>
          <table:table-cell office:value-type="float" office:value="12.7999877929688" calcext:value-type="float">
            <text:p>12.7999877929688</text:p>
          </table:table-cell>
          <table:table-cell table:formula="of:=([.B1] * (9/5)) + 32" office:value-type="float" office:value="55.0399780273438" calcext:value-type="float">
            <text:p>55.0399780273438</text:p>
          </table:table-cell>
        </table:table-row>
        <table:table-row table:style-name="ro1">
          <table:table-cell office:value-type="string" calcext:value-type="string">
            <text:p>1962-07-01</text:p>
          </table:table-cell>
          <table:table-cell office:value-type="float" office:value="12.7999877929688" calcext:value-type="float">
            <text:p>12.7999877929688</text:p>
          </table:table-cell>
          <table:table-cell table:formula="of:=([.B2] * (9/5)) + 32" office:value-type="float" office:value="55.0399780273438" calcext:value-type="float">
            <text:p>55.0399780273438</text:p>
          </table:table-cell>
        </table:table-row>
        <table:table-row table:style-name="ro1">
          <table:table-cell office:value-type="string" calcext:value-type="string">
            <text:p>1962-08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3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62-09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4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1962-10-01</text:p>
          </table:table-cell>
          <table:table-cell office:value-type="float" office:value="15" calcext:value-type="float">
            <text:p>15</text:p>
          </table:table-cell>
          <table:table-cell table:formula="of:=([.B5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962-11-01</text:p>
          </table:table-cell>
          <table:table-cell office:value-type="float" office:value="15.6000061035156" calcext:value-type="float">
            <text:p>15.6000061035156</text:p>
          </table:table-cell>
          <table:table-cell table:formula="of:=([.B6] * (9/5)) + 32" office:value-type="float" office:value="60.0800109863281" calcext:value-type="float">
            <text:p>60.0800109863281</text:p>
          </table:table-cell>
        </table:table-row>
        <table:table-row table:style-name="ro1">
          <table:table-cell office:value-type="string" calcext:value-type="string">
            <text:p>1962-12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7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63-01-01</text:p>
          </table:table-cell>
          <table:table-cell office:value-type="float" office:value="12.7999877929688" calcext:value-type="float">
            <text:p>12.7999877929688</text:p>
          </table:table-cell>
          <table:table-cell table:formula="of:=([.B8] * (9/5)) + 32" office:value-type="float" office:value="55.0399780273438" calcext:value-type="float">
            <text:p>55.0399780273438</text:p>
          </table:table-cell>
        </table:table-row>
        <table:table-row table:style-name="ro1">
          <table:table-cell office:value-type="string" calcext:value-type="string">
            <text:p>1963-02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9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63-03-01</text:p>
          </table:table-cell>
          <table:table-cell office:value-type="float" office:value="12.2000122070313" calcext:value-type="float">
            <text:p>12.2000122070313</text:p>
          </table:table-cell>
          <table:table-cell table:formula="of:=([.B10] * (9/5)) + 32" office:value-type="float" office:value="53.9600219726563" calcext:value-type="float">
            <text:p>53.9600219726563</text:p>
          </table:table-cell>
        </table:table-row>
        <table:table-row table:style-name="ro1">
          <table:table-cell office:value-type="string" calcext:value-type="string">
            <text:p>1963-04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11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63-05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12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63-06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13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63-07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14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1963-08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15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1963-09-01</text:p>
          </table:table-cell>
          <table:table-cell office:value-type="float" office:value="16.7000122070313" calcext:value-type="float">
            <text:p>16.7000122070313</text:p>
          </table:table-cell>
          <table:table-cell table:formula="of:=([.B16] * (9/5)) + 32" office:value-type="float" office:value="62.0600219726563" calcext:value-type="float">
            <text:p>62.0600219726563</text:p>
          </table:table-cell>
        </table:table-row>
        <table:table-row table:style-name="ro1">
          <table:table-cell office:value-type="string" calcext:value-type="string">
            <text:p>1963-10-01</text:p>
          </table:table-cell>
          <table:table-cell office:value-type="float" office:value="17.7999877929688" calcext:value-type="float">
            <text:p>17.7999877929688</text:p>
          </table:table-cell>
          <table:table-cell table:formula="of:=([.B17] * (9/5)) + 32" office:value-type="float" office:value="64.0399780273438" calcext:value-type="float">
            <text:p>64.0399780273438</text:p>
          </table:table-cell>
        </table:table-row>
        <table:table-row table:style-name="ro1">
          <table:table-cell office:value-type="string" calcext:value-type="string">
            <text:p>1963-11-01</text:p>
          </table:table-cell>
          <table:table-cell office:value-type="float" office:value="15" calcext:value-type="float">
            <text:p>15</text:p>
          </table:table-cell>
          <table:table-cell table:formula="of:=([.B18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963-12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19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64-01-01</text:p>
          </table:table-cell>
          <table:table-cell office:value-type="float" office:value="12.8500061035156" calcext:value-type="float">
            <text:p>12.8500061035156</text:p>
          </table:table-cell>
          <table:table-cell table:formula="of:=([.B20] * (9/5)) + 32" office:value-type="float" office:value="55.1300109863281" calcext:value-type="float">
            <text:p>55.1300109863281</text:p>
          </table:table-cell>
        </table:table-row>
        <table:table-row table:style-name="ro1">
          <table:table-cell office:value-type="string" calcext:value-type="string">
            <text:p>1964-02-01</text:p>
          </table:table-cell>
          <table:table-cell office:value-type="float" office:value="12.7999877929688" calcext:value-type="float">
            <text:p>12.7999877929688</text:p>
          </table:table-cell>
          <table:table-cell table:formula="of:=([.B21] * (9/5)) + 32" office:value-type="float" office:value="55.0399780273438" calcext:value-type="float">
            <text:p>55.0399780273438</text:p>
          </table:table-cell>
        </table:table-row>
        <table:table-row table:style-name="ro1">
          <table:table-cell office:value-type="string" calcext:value-type="string">
            <text:p>1964-03-01</text:p>
          </table:table-cell>
          <table:table-cell office:value-type="float" office:value="12.2000122070313" calcext:value-type="float">
            <text:p>12.2000122070313</text:p>
          </table:table-cell>
          <table:table-cell table:formula="of:=([.B22] * (9/5)) + 32" office:value-type="float" office:value="53.9600219726563" calcext:value-type="float">
            <text:p>53.9600219726563</text:p>
          </table:table-cell>
        </table:table-row>
        <table:table-row table:style-name="ro1">
          <table:table-cell office:value-type="string" calcext:value-type="string">
            <text:p>1964-04-01</text:p>
          </table:table-cell>
          <table:table-cell office:value-type="float" office:value="11.1000061035156" calcext:value-type="float">
            <text:p>11.1000061035156</text:p>
          </table:table-cell>
          <table:table-cell table:formula="of:=([.B23] * (9/5)) + 32" office:value-type="float" office:value="51.9800109863281" calcext:value-type="float">
            <text:p>51.9800109863281</text:p>
          </table:table-cell>
        </table:table-row>
        <table:table-row table:style-name="ro1">
          <table:table-cell office:value-type="string" calcext:value-type="string">
            <text:p>1964-05-01</text:p>
          </table:table-cell>
          <table:table-cell office:value-type="float" office:value="11.7000122070313" calcext:value-type="float">
            <text:p>11.7000122070313</text:p>
          </table:table-cell>
          <table:table-cell table:formula="of:=([.B24] * (9/5)) + 32" office:value-type="float" office:value="53.0600219726563" calcext:value-type="float">
            <text:p>53.0600219726563</text:p>
          </table:table-cell>
        </table:table-row>
        <table:table-row table:style-name="ro1">
          <table:table-cell office:value-type="string" calcext:value-type="string">
            <text:p>1964-06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25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64-07-01</text:p>
          </table:table-cell>
          <table:table-cell office:value-type="float" office:value="13.5" calcext:value-type="float">
            <text:p>13.5</text:p>
          </table:table-cell>
          <table:table-cell table:formula="of:=([.B26] * (9/5)) + 32"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1964-08-01</text:p>
          </table:table-cell>
          <table:table-cell office:value-type="float" office:value="13.8999938964844" calcext:value-type="float">
            <text:p>13.8999938964844</text:p>
          </table:table-cell>
          <table:table-cell table:formula="of:=([.B27] * (9/5)) + 32" office:value-type="float" office:value="57.0199890136719" calcext:value-type="float">
            <text:p>57.0199890136719</text:p>
          </table:table-cell>
        </table:table-row>
        <table:table-row table:style-name="ro1">
          <table:table-cell office:value-type="string" calcext:value-type="string">
            <text:p>1964-09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28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1964-10-01</text:p>
          </table:table-cell>
          <table:table-cell office:value-type="float" office:value="14" calcext:value-type="float">
            <text:p>14</text:p>
          </table:table-cell>
          <table:table-cell table:formula="of:=([.B29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1964-11-01</text:p>
          </table:table-cell>
          <table:table-cell office:value-type="float" office:value="14" calcext:value-type="float">
            <text:p>14</text:p>
          </table:table-cell>
          <table:table-cell table:formula="of:=([.B30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1964-12-01</text:p>
          </table:table-cell>
          <table:table-cell office:value-type="float" office:value="12.2000122070313" calcext:value-type="float">
            <text:p>12.2000122070313</text:p>
          </table:table-cell>
          <table:table-cell table:formula="of:=([.B31] * (9/5)) + 32" office:value-type="float" office:value="53.9600219726563" calcext:value-type="float">
            <text:p>53.9600219726563</text:p>
          </table:table-cell>
        </table:table-row>
        <table:table-row table:style-name="ro1">
          <table:table-cell office:value-type="string" calcext:value-type="string">
            <text:p>1965-01-01</text:p>
          </table:table-cell>
          <table:table-cell office:value-type="float" office:value="11.6000061035156" calcext:value-type="float">
            <text:p>11.6000061035156</text:p>
          </table:table-cell>
          <table:table-cell table:formula="of:=([.B32] * (9/5)) + 32" office:value-type="float" office:value="52.8800109863281" calcext:value-type="float">
            <text:p>52.8800109863281</text:p>
          </table:table-cell>
        </table:table-row>
        <table:table-row table:style-name="ro1">
          <table:table-cell office:value-type="string" calcext:value-type="string">
            <text:p>1965-02-01</text:p>
          </table:table-cell>
          <table:table-cell office:value-type="float" office:value="11.1000061035156" calcext:value-type="float">
            <text:p>11.1000061035156</text:p>
          </table:table-cell>
          <table:table-cell table:formula="of:=([.B33] * (9/5)) + 32" office:value-type="float" office:value="51.9800109863281" calcext:value-type="float">
            <text:p>51.9800109863281</text:p>
          </table:table-cell>
        </table:table-row>
        <table:table-row table:style-name="ro1">
          <table:table-cell office:value-type="string" calcext:value-type="string">
            <text:p>1965-03-01</text:p>
          </table:table-cell>
          <table:table-cell office:value-type="float" office:value="12" calcext:value-type="float">
            <text:p>12</text:p>
          </table:table-cell>
          <table:table-cell table:formula="of:=([.B34] * (9/5)) + 3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1965-04-01</text:p>
          </table:table-cell>
          <table:table-cell office:value-type="float" office:value="12.7999877929688" calcext:value-type="float">
            <text:p>12.7999877929688</text:p>
          </table:table-cell>
          <table:table-cell table:formula="of:=([.B35] * (9/5)) + 32" office:value-type="float" office:value="55.0399780273438" calcext:value-type="float">
            <text:p>55.0399780273438</text:p>
          </table:table-cell>
        </table:table-row>
        <table:table-row table:style-name="ro1">
          <table:table-cell office:value-type="string" calcext:value-type="string">
            <text:p>1965-05-01</text:p>
          </table:table-cell>
          <table:table-cell office:value-type="float" office:value="11.1000061035156" calcext:value-type="float">
            <text:p>11.1000061035156</text:p>
          </table:table-cell>
          <table:table-cell table:formula="of:=([.B36] * (9/5)) + 32" office:value-type="float" office:value="51.9800109863281" calcext:value-type="float">
            <text:p>51.9800109863281</text:p>
          </table:table-cell>
        </table:table-row>
        <table:table-row table:style-name="ro1">
          <table:table-cell office:value-type="string" calcext:value-type="string">
            <text:p>1965-06-01</text:p>
          </table:table-cell>
          <table:table-cell office:value-type="float" office:value="13" calcext:value-type="float">
            <text:p>13</text:p>
          </table:table-cell>
          <table:table-cell table:formula="of:=([.B37] * (9/5)) + 32"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1965-07-01</text:p>
          </table:table-cell>
          <table:table-cell office:value-type="float" office:value="15" calcext:value-type="float">
            <text:p>15</text:p>
          </table:table-cell>
          <table:table-cell table:formula="of:=([.B38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965-08-01</text:p>
          </table:table-cell>
          <table:table-cell office:value-type="float" office:value="15.5499877929687" calcext:value-type="float">
            <text:p>15.5499877929687</text:p>
          </table:table-cell>
          <table:table-cell table:formula="of:=([.B39] * (9/5)) + 32" office:value-type="float" office:value="59.9899780273438" calcext:value-type="float">
            <text:p>59.9899780273438</text:p>
          </table:table-cell>
        </table:table-row>
        <table:table-row table:style-name="ro1">
          <table:table-cell office:value-type="string" calcext:value-type="string">
            <text:p>1965-09-01</text:p>
          </table:table-cell>
          <table:table-cell office:value-type="float" office:value="15.6000061035156" calcext:value-type="float">
            <text:p>15.6000061035156</text:p>
          </table:table-cell>
          <table:table-cell table:formula="of:=([.B40] * (9/5)) + 32" office:value-type="float" office:value="60.0800109863281" calcext:value-type="float">
            <text:p>60.0800109863281</text:p>
          </table:table-cell>
        </table:table-row>
        <table:table-row table:style-name="ro1">
          <table:table-cell office:value-type="string" calcext:value-type="string">
            <text:p>1965-10-01</text:p>
          </table:table-cell>
          <table:table-cell office:value-type="float" office:value="15.6000061035156" calcext:value-type="float">
            <text:p>15.6000061035156</text:p>
          </table:table-cell>
          <table:table-cell table:formula="of:=([.B41] * (9/5)) + 32" office:value-type="float" office:value="60.0800109863281" calcext:value-type="float">
            <text:p>60.0800109863281</text:p>
          </table:table-cell>
        </table:table-row>
        <table:table-row table:style-name="ro1">
          <table:table-cell office:value-type="string" calcext:value-type="string">
            <text:p>1965-11-01</text:p>
          </table:table-cell>
          <table:table-cell office:value-type="float" office:value="15" calcext:value-type="float">
            <text:p>15</text:p>
          </table:table-cell>
          <table:table-cell table:formula="of:=([.B42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965-12-01</text:p>
          </table:table-cell>
          <table:table-cell office:value-type="float" office:value="13.5" calcext:value-type="float">
            <text:p>13.5</text:p>
          </table:table-cell>
          <table:table-cell table:formula="of:=([.B43] * (9/5)) + 32"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1966-01-01</text:p>
          </table:table-cell>
          <table:table-cell office:value-type="float" office:value="12.2000122070313" calcext:value-type="float">
            <text:p>12.2000122070313</text:p>
          </table:table-cell>
          <table:table-cell table:formula="of:=([.B44] * (9/5)) + 32" office:value-type="float" office:value="53.9600219726563" calcext:value-type="float">
            <text:p>53.9600219726563</text:p>
          </table:table-cell>
        </table:table-row>
        <table:table-row table:style-name="ro1">
          <table:table-cell office:value-type="string" calcext:value-type="string">
            <text:p>1966-02-01</text:p>
          </table:table-cell>
          <table:table-cell office:value-type="float" office:value="12.5" calcext:value-type="float">
            <text:p>12.5</text:p>
          </table:table-cell>
          <table:table-cell table:formula="of:=([.B45] * (9/5)) + 32"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1966-03-01</text:p>
          </table:table-cell>
          <table:table-cell office:value-type="float" office:value="11.8999938964844" calcext:value-type="float">
            <text:p>11.8999938964844</text:p>
          </table:table-cell>
          <table:table-cell table:formula="of:=([.B46] * (9/5)) + 32" office:value-type="float" office:value="53.4199890136719" calcext:value-type="float">
            <text:p>53.4199890136719</text:p>
          </table:table-cell>
        </table:table-row>
        <table:table-row table:style-name="ro1">
          <table:table-cell office:value-type="string" calcext:value-type="string">
            <text:p>1966-04-01</text:p>
          </table:table-cell>
          <table:table-cell office:value-type="float" office:value="12.2000122070313" calcext:value-type="float">
            <text:p>12.2000122070313</text:p>
          </table:table-cell>
          <table:table-cell table:formula="of:=([.B47] * (9/5)) + 32" office:value-type="float" office:value="53.9600219726563" calcext:value-type="float">
            <text:p>53.9600219726563</text:p>
          </table:table-cell>
        </table:table-row>
        <table:table-row table:style-name="ro1">
          <table:table-cell office:value-type="string" calcext:value-type="string">
            <text:p>1966-05-01</text:p>
          </table:table-cell>
          <table:table-cell office:value-type="float" office:value="12.1000061035156" calcext:value-type="float">
            <text:p>12.1000061035156</text:p>
          </table:table-cell>
          <table:table-cell table:formula="of:=([.B48] * (9/5)) + 32" office:value-type="float" office:value="53.7800109863281" calcext:value-type="float">
            <text:p>53.7800109863281</text:p>
          </table:table-cell>
        </table:table-row>
        <table:table-row table:style-name="ro1">
          <table:table-cell office:value-type="string" calcext:value-type="string">
            <text:p>1966-06-01</text:p>
          </table:table-cell>
          <table:table-cell office:value-type="float" office:value="13" calcext:value-type="float">
            <text:p>13</text:p>
          </table:table-cell>
          <table:table-cell table:formula="of:=([.B49] * (9/5)) + 32"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1966-07-01</text:p>
          </table:table-cell>
          <table:table-cell office:value-type="float" office:value="13.6000061035156" calcext:value-type="float">
            <text:p>13.6000061035156</text:p>
          </table:table-cell>
          <table:table-cell table:formula="of:=([.B50] * (9/5)) + 32" office:value-type="float" office:value="56.4800109863281" calcext:value-type="float">
            <text:p>56.4800109863281</text:p>
          </table:table-cell>
        </table:table-row>
        <table:table-row table:style-name="ro1">
          <table:table-cell office:value-type="string" calcext:value-type="string">
            <text:p>1966-08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51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66-09-01</text:p>
          </table:table-cell>
          <table:table-cell office:value-type="float" office:value="15" calcext:value-type="float">
            <text:p>15</text:p>
          </table:table-cell>
          <table:table-cell table:formula="of:=([.B52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966-10-01</text:p>
          </table:table-cell>
          <table:table-cell office:value-type="float" office:value="13.8999938964844" calcext:value-type="float">
            <text:p>13.8999938964844</text:p>
          </table:table-cell>
          <table:table-cell table:formula="of:=([.B53] * (9/5)) + 32" office:value-type="float" office:value="57.0199890136719" calcext:value-type="float">
            <text:p>57.0199890136719</text:p>
          </table:table-cell>
        </table:table-row>
        <table:table-row table:style-name="ro1">
          <table:table-cell office:value-type="string" calcext:value-type="string">
            <text:p>1966-11-01</text:p>
          </table:table-cell>
          <table:table-cell office:value-type="float" office:value="13" calcext:value-type="float">
            <text:p>13</text:p>
          </table:table-cell>
          <table:table-cell table:formula="of:=([.B54] * (9/5)) + 32"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1966-12-01</text:p>
          </table:table-cell>
          <table:table-cell office:value-type="float" office:value="13" calcext:value-type="float">
            <text:p>13</text:p>
          </table:table-cell>
          <table:table-cell table:formula="of:=([.B55] * (9/5)) + 32"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1967-01-01</text:p>
          </table:table-cell>
          <table:table-cell office:value-type="float" office:value="11.7000122070313" calcext:value-type="float">
            <text:p>11.7000122070313</text:p>
          </table:table-cell>
          <table:table-cell table:formula="of:=([.B56] * (9/5)) + 32" office:value-type="float" office:value="53.0600219726563" calcext:value-type="float">
            <text:p>53.0600219726563</text:p>
          </table:table-cell>
        </table:table-row>
        <table:table-row table:style-name="ro1">
          <table:table-cell office:value-type="string" calcext:value-type="string">
            <text:p>1967-02-01</text:p>
          </table:table-cell>
          <table:table-cell office:value-type="float" office:value="12" calcext:value-type="float">
            <text:p>12</text:p>
          </table:table-cell>
          <table:table-cell table:formula="of:=([.B57] * (9/5)) + 3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1967-03-01</text:p>
          </table:table-cell>
          <table:table-cell office:value-type="float" office:value="12" calcext:value-type="float">
            <text:p>12</text:p>
          </table:table-cell>
          <table:table-cell table:formula="of:=([.B58] * (9/5)) + 3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1967-04-01</text:p>
          </table:table-cell>
          <table:table-cell office:value-type="float" office:value="12.2000122070313" calcext:value-type="float">
            <text:p>12.2000122070313</text:p>
          </table:table-cell>
          <table:table-cell table:formula="of:=([.B59] * (9/5)) + 32" office:value-type="float" office:value="53.9600219726563" calcext:value-type="float">
            <text:p>53.9600219726563</text:p>
          </table:table-cell>
        </table:table-row>
        <table:table-row table:style-name="ro1">
          <table:table-cell office:value-type="string" calcext:value-type="string">
            <text:p>1967-05-01</text:p>
          </table:table-cell>
          <table:table-cell office:value-type="float" office:value="12" calcext:value-type="float">
            <text:p>12</text:p>
          </table:table-cell>
          <table:table-cell table:formula="of:=([.B60] * (9/5)) + 3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1967-06-01</text:p>
          </table:table-cell>
          <table:table-cell office:value-type="float" office:value="12.7999877929688" calcext:value-type="float">
            <text:p>12.7999877929688</text:p>
          </table:table-cell>
          <table:table-cell table:formula="of:=([.B61] * (9/5)) + 32" office:value-type="float" office:value="55.0399780273438" calcext:value-type="float">
            <text:p>55.0399780273438</text:p>
          </table:table-cell>
        </table:table-row>
        <table:table-row table:style-name="ro1">
          <table:table-cell office:value-type="string" calcext:value-type="string">
            <text:p>1967-07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62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1967-08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63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1967-09-01</text:p>
          </table:table-cell>
          <table:table-cell office:value-type="float" office:value="15.6000061035156" calcext:value-type="float">
            <text:p>15.6000061035156</text:p>
          </table:table-cell>
          <table:table-cell table:formula="of:=([.B64] * (9/5)) + 32" office:value-type="float" office:value="60.0800109863281" calcext:value-type="float">
            <text:p>60.0800109863281</text:p>
          </table:table-cell>
        </table:table-row>
        <table:table-row table:style-name="ro1">
          <table:table-cell office:value-type="string" calcext:value-type="string">
            <text:p>1967-10-01</text:p>
          </table:table-cell>
          <table:table-cell office:value-type="float" office:value="15.6000061035156" calcext:value-type="float">
            <text:p>15.6000061035156</text:p>
          </table:table-cell>
          <table:table-cell table:formula="of:=([.B65] * (9/5)) + 32" office:value-type="float" office:value="60.0800109863281" calcext:value-type="float">
            <text:p>60.0800109863281</text:p>
          </table:table-cell>
        </table:table-row>
        <table:table-row table:style-name="ro1">
          <table:table-cell office:value-type="string" calcext:value-type="string">
            <text:p>1967-11-01</text:p>
          </table:table-cell>
          <table:table-cell office:value-type="float" office:value="14" calcext:value-type="float">
            <text:p>14</text:p>
          </table:table-cell>
          <table:table-cell table:formula="of:=([.B66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1967-12-01</text:p>
          </table:table-cell>
          <table:table-cell office:value-type="float" office:value="11.7000122070313" calcext:value-type="float">
            <text:p>11.7000122070313</text:p>
          </table:table-cell>
          <table:table-cell table:formula="of:=([.B67] * (9/5)) + 32" office:value-type="float" office:value="53.0600219726563" calcext:value-type="float">
            <text:p>53.0600219726563</text:p>
          </table:table-cell>
        </table:table-row>
        <table:table-row table:style-name="ro1">
          <table:table-cell office:value-type="string" calcext:value-type="string">
            <text:p>1968-01-01</text:p>
          </table:table-cell>
          <table:table-cell office:value-type="float" office:value="12.3999938964844" calcext:value-type="float">
            <text:p>12.3999938964844</text:p>
          </table:table-cell>
          <table:table-cell table:formula="of:=([.B68] * (9/5)) + 32" office:value-type="float" office:value="54.3199890136719" calcext:value-type="float">
            <text:p>54.3199890136719</text:p>
          </table:table-cell>
        </table:table-row>
        <table:table-row table:style-name="ro1">
          <table:table-cell office:value-type="string" calcext:value-type="string">
            <text:p>1968-02-01</text:p>
          </table:table-cell>
          <table:table-cell office:value-type="float" office:value="12.7999877929688" calcext:value-type="float">
            <text:p>12.7999877929688</text:p>
          </table:table-cell>
          <table:table-cell table:formula="of:=([.B69] * (9/5)) + 32" office:value-type="float" office:value="55.0399780273438" calcext:value-type="float">
            <text:p>55.0399780273438</text:p>
          </table:table-cell>
        </table:table-row>
        <table:table-row table:style-name="ro1">
          <table:table-cell office:value-type="string" calcext:value-type="string">
            <text:p>1968-03-01</text:p>
          </table:table-cell>
          <table:table-cell office:value-type="float" office:value="12.6000061035156" calcext:value-type="float">
            <text:p>12.6000061035156</text:p>
          </table:table-cell>
          <table:table-cell table:formula="of:=([.B70] * (9/5)) + 32" office:value-type="float" office:value="54.6800109863281" calcext:value-type="float">
            <text:p>54.6800109863281</text:p>
          </table:table-cell>
        </table:table-row>
        <table:table-row table:style-name="ro1">
          <table:table-cell office:value-type="string" calcext:value-type="string">
            <text:p>1968-04-01</text:p>
          </table:table-cell>
          <table:table-cell office:value-type="float" office:value="11.7000122070313" calcext:value-type="float">
            <text:p>11.7000122070313</text:p>
          </table:table-cell>
          <table:table-cell table:formula="of:=([.B71] * (9/5)) + 32" office:value-type="float" office:value="53.0600219726563" calcext:value-type="float">
            <text:p>53.0600219726563</text:p>
          </table:table-cell>
        </table:table-row>
        <table:table-row table:style-name="ro1">
          <table:table-cell office:value-type="string" calcext:value-type="string">
            <text:p>1968-05-01</text:p>
          </table:table-cell>
          <table:table-cell office:value-type="float" office:value="12" calcext:value-type="float">
            <text:p>12</text:p>
          </table:table-cell>
          <table:table-cell table:formula="of:=([.B72] * (9/5)) + 3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1968-06-01</text:p>
          </table:table-cell>
          <table:table-cell office:value-type="float" office:value="12.5" calcext:value-type="float">
            <text:p>12.5</text:p>
          </table:table-cell>
          <table:table-cell table:formula="of:=([.B73] * (9/5)) + 32"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1968-07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74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68-08-01</text:p>
          </table:table-cell>
          <table:table-cell office:value-type="float" office:value="13.8999938964844" calcext:value-type="float">
            <text:p>13.8999938964844</text:p>
          </table:table-cell>
          <table:table-cell table:formula="of:=([.B75] * (9/5)) + 32" office:value-type="float" office:value="57.0199890136719" calcext:value-type="float">
            <text:p>57.0199890136719</text:p>
          </table:table-cell>
        </table:table-row>
        <table:table-row table:style-name="ro1">
          <table:table-cell office:value-type="string" calcext:value-type="string">
            <text:p>1968-09-01</text:p>
          </table:table-cell>
          <table:table-cell office:value-type="float" office:value="15.6000061035156" calcext:value-type="float">
            <text:p>15.6000061035156</text:p>
          </table:table-cell>
          <table:table-cell table:formula="of:=([.B76] * (9/5)) + 32" office:value-type="float" office:value="60.0800109863281" calcext:value-type="float">
            <text:p>60.0800109863281</text:p>
          </table:table-cell>
        </table:table-row>
        <table:table-row table:style-name="ro1">
          <table:table-cell office:value-type="string" calcext:value-type="string">
            <text:p>1968-10-01</text:p>
          </table:table-cell>
          <table:table-cell office:value-type="float" office:value="14" calcext:value-type="float">
            <text:p>14</text:p>
          </table:table-cell>
          <table:table-cell table:formula="of:=([.B77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1968-11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78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68-12-01</text:p>
          </table:table-cell>
          <table:table-cell office:value-type="float" office:value="12" calcext:value-type="float">
            <text:p>12</text:p>
          </table:table-cell>
          <table:table-cell table:formula="of:=([.B79] * (9/5)) + 3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1969-01-01</text:p>
          </table:table-cell>
          <table:table-cell office:value-type="float" office:value="11.5" calcext:value-type="float">
            <text:p>11.5</text:p>
          </table:table-cell>
          <table:table-cell table:formula="of:=([.B80] * (9/5)) + 32" office:value-type="float" office:value="52.7" calcext:value-type="float">
            <text:p>52.7</text:p>
          </table:table-cell>
        </table:table-row>
        <table:table-row table:style-name="ro1">
          <table:table-cell office:value-type="string" calcext:value-type="string">
            <text:p>1969-02-01</text:p>
          </table:table-cell>
          <table:table-cell office:value-type="float" office:value="11.1000061035156" calcext:value-type="float">
            <text:p>11.1000061035156</text:p>
          </table:table-cell>
          <table:table-cell table:formula="of:=([.B81] * (9/5)) + 32" office:value-type="float" office:value="51.9800109863281" calcext:value-type="float">
            <text:p>51.9800109863281</text:p>
          </table:table-cell>
        </table:table-row>
        <table:table-row table:style-name="ro1">
          <table:table-cell office:value-type="string" calcext:value-type="string">
            <text:p>1969-03-01</text:p>
          </table:table-cell>
          <table:table-cell office:value-type="float" office:value="11.2000122070313" calcext:value-type="float">
            <text:p>11.2000122070313</text:p>
          </table:table-cell>
          <table:table-cell table:formula="of:=([.B82] * (9/5)) + 32" office:value-type="float" office:value="52.1600219726563" calcext:value-type="float">
            <text:p>52.1600219726563</text:p>
          </table:table-cell>
        </table:table-row>
        <table:table-row table:style-name="ro1">
          <table:table-cell office:value-type="string" calcext:value-type="string">
            <text:p>1969-04-01</text:p>
          </table:table-cell>
          <table:table-cell office:value-type="float" office:value="11.5" calcext:value-type="float">
            <text:p>11.5</text:p>
          </table:table-cell>
          <table:table-cell table:formula="of:=([.B83] * (9/5)) + 32" office:value-type="float" office:value="52.7" calcext:value-type="float">
            <text:p>52.7</text:p>
          </table:table-cell>
        </table:table-row>
        <table:table-row table:style-name="ro1">
          <table:table-cell office:value-type="string" calcext:value-type="string">
            <text:p>1969-05-01</text:p>
          </table:table-cell>
          <table:table-cell office:value-type="float" office:value="12.5" calcext:value-type="float">
            <text:p>12.5</text:p>
          </table:table-cell>
          <table:table-cell table:formula="of:=([.B84] * (9/5)) + 32"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1969-06-01</text:p>
          </table:table-cell>
          <table:table-cell office:value-type="float" office:value="13" calcext:value-type="float">
            <text:p>13</text:p>
          </table:table-cell>
          <table:table-cell table:formula="of:=([.B85] * (9/5)) + 32"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1969-07-01</text:p>
          </table:table-cell>
          <table:table-cell office:value-type="float" office:value="13.9500122070313" calcext:value-type="float">
            <text:p>13.9500122070313</text:p>
          </table:table-cell>
          <table:table-cell table:formula="of:=([.B86] * (9/5)) + 32" office:value-type="float" office:value="57.1100219726563" calcext:value-type="float">
            <text:p>57.1100219726563</text:p>
          </table:table-cell>
        </table:table-row>
        <table:table-row table:style-name="ro1">
          <table:table-cell office:value-type="string" calcext:value-type="string">
            <text:p>1969-08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87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69-09-01</text:p>
          </table:table-cell>
          <table:table-cell office:value-type="float" office:value="14.8999938964844" calcext:value-type="float">
            <text:p>14.8999938964844</text:p>
          </table:table-cell>
          <table:table-cell table:formula="of:=([.B88] * (9/5)) + 32" office:value-type="float" office:value="58.8199890136719" calcext:value-type="float">
            <text:p>58.8199890136719</text:p>
          </table:table-cell>
        </table:table-row>
        <table:table-row table:style-name="ro1">
          <table:table-cell office:value-type="string" calcext:value-type="string">
            <text:p>1969-10-01</text:p>
          </table:table-cell>
          <table:table-cell office:value-type="float" office:value="14" calcext:value-type="float">
            <text:p>14</text:p>
          </table:table-cell>
          <table:table-cell table:formula="of:=([.B89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1969-11-01</text:p>
          </table:table-cell>
          <table:table-cell office:value-type="float" office:value="14.1000061035156" calcext:value-type="float">
            <text:p>14.1000061035156</text:p>
          </table:table-cell>
          <table:table-cell table:formula="of:=([.B90] * (9/5)) + 32" office:value-type="float" office:value="57.3800109863281" calcext:value-type="float">
            <text:p>57.3800109863281</text:p>
          </table:table-cell>
        </table:table-row>
        <table:table-row table:style-name="ro1">
          <table:table-cell office:value-type="string" calcext:value-type="string">
            <text:p>1969-12-01</text:p>
          </table:table-cell>
          <table:table-cell office:value-type="float" office:value="14" calcext:value-type="float">
            <text:p>14</text:p>
          </table:table-cell>
          <table:table-cell table:formula="of:=([.B91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1970-01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92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70-02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93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70-03-01</text:p>
          </table:table-cell>
          <table:table-cell office:value-type="float" office:value="13.1499938964844" calcext:value-type="float">
            <text:p>13.1499938964844</text:p>
          </table:table-cell>
          <table:table-cell table:formula="of:=([.B94] * (9/5)) + 32" office:value-type="float" office:value="55.6699890136719" calcext:value-type="float">
            <text:p>55.6699890136719</text:p>
          </table:table-cell>
        </table:table-row>
        <table:table-row table:style-name="ro1">
          <table:table-cell office:value-type="string" calcext:value-type="string">
            <text:p>1970-04-01</text:p>
          </table:table-cell>
          <table:table-cell office:value-type="float" office:value="12" calcext:value-type="float">
            <text:p>12</text:p>
          </table:table-cell>
          <table:table-cell table:formula="of:=([.B95] * (9/5)) + 3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1970-05-01</text:p>
          </table:table-cell>
          <table:table-cell office:value-type="float" office:value="11" calcext:value-type="float">
            <text:p>11</text:p>
          </table:table-cell>
          <table:table-cell table:formula="of:=([.B96] * (9/5)) + 32" office:value-type="float" office:value="51.8" calcext:value-type="float">
            <text:p>51.8</text:p>
          </table:table-cell>
        </table:table-row>
        <table:table-row table:style-name="ro1">
          <table:table-cell office:value-type="string" calcext:value-type="string">
            <text:p>1970-06-01</text:p>
          </table:table-cell>
          <table:table-cell office:value-type="float" office:value="12.2000122070313" calcext:value-type="float">
            <text:p>12.2000122070313</text:p>
          </table:table-cell>
          <table:table-cell table:formula="of:=([.B97] * (9/5)) + 32" office:value-type="float" office:value="53.9600219726563" calcext:value-type="float">
            <text:p>53.9600219726563</text:p>
          </table:table-cell>
        </table:table-row>
        <table:table-row table:style-name="ro1">
          <table:table-cell office:value-type="string" calcext:value-type="string">
            <text:p>1970-07-01</text:p>
          </table:table-cell>
          <table:table-cell office:value-type="float" office:value="13" calcext:value-type="float">
            <text:p>13</text:p>
          </table:table-cell>
          <table:table-cell table:formula="of:=([.B98] * (9/5)) + 32"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1970-08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99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70-09-01</text:p>
          </table:table-cell>
          <table:table-cell office:value-type="float" office:value="13.1000061035156" calcext:value-type="float">
            <text:p>13.1000061035156</text:p>
          </table:table-cell>
          <table:table-cell table:formula="of:=([.B100] * (9/5)) + 32" office:value-type="float" office:value="55.5800109863281" calcext:value-type="float">
            <text:p>55.5800109863281</text:p>
          </table:table-cell>
        </table:table-row>
        <table:table-row table:style-name="ro1">
          <table:table-cell office:value-type="string" calcext:value-type="string">
            <text:p>1970-10-01</text:p>
          </table:table-cell>
          <table:table-cell office:value-type="float" office:value="13.7000122070313" calcext:value-type="float">
            <text:p>13.7000122070313</text:p>
          </table:table-cell>
          <table:table-cell table:formula="of:=([.B101] * (9/5)) + 32" office:value-type="float" office:value="56.6600219726563" calcext:value-type="float">
            <text:p>56.6600219726563</text:p>
          </table:table-cell>
        </table:table-row>
        <table:table-row table:style-name="ro1">
          <table:table-cell office:value-type="string" calcext:value-type="string">
            <text:p>1970-11-01</text:p>
          </table:table-cell>
          <table:table-cell office:value-type="float" office:value="14" calcext:value-type="float">
            <text:p>14</text:p>
          </table:table-cell>
          <table:table-cell table:formula="of:=([.B102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1970-12-01</text:p>
          </table:table-cell>
          <table:table-cell office:value-type="float" office:value="12.7999877929688" calcext:value-type="float">
            <text:p>12.7999877929688</text:p>
          </table:table-cell>
          <table:table-cell table:formula="of:=([.B103] * (9/5)) + 32" office:value-type="float" office:value="55.0399780273438" calcext:value-type="float">
            <text:p>55.0399780273438</text:p>
          </table:table-cell>
        </table:table-row>
        <table:table-row table:style-name="ro1">
          <table:table-cell office:value-type="string" calcext:value-type="string">
            <text:p>1971-01-01</text:p>
          </table:table-cell>
          <table:table-cell office:value-type="float" office:value="11" calcext:value-type="float">
            <text:p>11</text:p>
          </table:table-cell>
          <table:table-cell table:formula="of:=([.B104] * (9/5)) + 32" office:value-type="float" office:value="51.8" calcext:value-type="float">
            <text:p>51.8</text:p>
          </table:table-cell>
        </table:table-row>
        <table:table-row table:style-name="ro1">
          <table:table-cell office:value-type="string" calcext:value-type="string">
            <text:p>1971-02-01</text:p>
          </table:table-cell>
          <table:table-cell office:value-type="float" office:value="10.8999938964844" calcext:value-type="float">
            <text:p>10.8999938964844</text:p>
          </table:table-cell>
          <table:table-cell table:formula="of:=([.B105] * (9/5)) + 32" office:value-type="float" office:value="51.6199890136719" calcext:value-type="float">
            <text:p>51.6199890136719</text:p>
          </table:table-cell>
        </table:table-row>
        <table:table-row table:style-name="ro1">
          <table:table-cell office:value-type="string" calcext:value-type="string">
            <text:p>1971-03-01</text:p>
          </table:table-cell>
          <table:table-cell office:value-type="float" office:value="10.7999877929688" calcext:value-type="float">
            <text:p>10.7999877929688</text:p>
          </table:table-cell>
          <table:table-cell table:formula="of:=([.B106] * (9/5)) + 32" office:value-type="float" office:value="51.4399780273438" calcext:value-type="float">
            <text:p>51.4399780273438</text:p>
          </table:table-cell>
        </table:table-row>
        <table:table-row table:style-name="ro1">
          <table:table-cell office:value-type="string" calcext:value-type="string">
            <text:p>1971-04-01</text:p>
          </table:table-cell>
          <table:table-cell office:value-type="float" office:value="10.5" calcext:value-type="float">
            <text:p>10.5</text:p>
          </table:table-cell>
          <table:table-cell table:formula="of:=([.B107] * (9/5)) + 32" office:value-type="float" office:value="50.9" calcext:value-type="float">
            <text:p>50.9</text:p>
          </table:table-cell>
        </table:table-row>
        <table:table-row table:style-name="ro1">
          <table:table-cell office:value-type="string" calcext:value-type="string">
            <text:p>1971-05-01</text:p>
          </table:table-cell>
          <table:table-cell office:value-type="float" office:value="11.1000061035156" calcext:value-type="float">
            <text:p>11.1000061035156</text:p>
          </table:table-cell>
          <table:table-cell table:formula="of:=([.B108] * (9/5)) + 32" office:value-type="float" office:value="51.9800109863281" calcext:value-type="float">
            <text:p>51.9800109863281</text:p>
          </table:table-cell>
        </table:table-row>
        <table:table-row table:style-name="ro1">
          <table:table-cell office:value-type="string" calcext:value-type="string">
            <text:p>1971-06-01</text:p>
          </table:table-cell>
          <table:table-cell office:value-type="float" office:value="12" calcext:value-type="float">
            <text:p>12</text:p>
          </table:table-cell>
          <table:table-cell table:formula="of:=([.B109] * (9/5)) + 3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1971-07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110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71-08-01</text:p>
          </table:table-cell>
          <table:table-cell office:value-type="float" office:value="15.5" calcext:value-type="float">
            <text:p>15.5</text:p>
          </table:table-cell>
          <table:table-cell table:formula="of:=([.B111] * (9/5)) + 32" office:value-type="float" office:value="59.9" calcext:value-type="float">
            <text:p>59.9</text:p>
          </table:table-cell>
        </table:table-row>
        <table:table-row table:style-name="ro1">
          <table:table-cell office:value-type="string" calcext:value-type="string">
            <text:p>1971-09-01</text:p>
          </table:table-cell>
          <table:table-cell office:value-type="float" office:value="16.7000122070313" calcext:value-type="float">
            <text:p>16.7000122070313</text:p>
          </table:table-cell>
          <table:table-cell table:formula="of:=([.B112] * (9/5)) + 32" office:value-type="float" office:value="62.0600219726563" calcext:value-type="float">
            <text:p>62.0600219726563</text:p>
          </table:table-cell>
        </table:table-row>
        <table:table-row table:style-name="ro1">
          <table:table-cell office:value-type="string" calcext:value-type="string">
            <text:p>1971-10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113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1971-11-01</text:p>
          </table:table-cell>
          <table:table-cell office:value-type="float" office:value="12.2999877929688" calcext:value-type="float">
            <text:p>12.2999877929688</text:p>
          </table:table-cell>
          <table:table-cell table:formula="of:=([.B114] * (9/5)) + 32" office:value-type="float" office:value="54.1399780273438" calcext:value-type="float">
            <text:p>54.1399780273438</text:p>
          </table:table-cell>
        </table:table-row>
        <table:table-row table:style-name="ro1">
          <table:table-cell office:value-type="string" calcext:value-type="string">
            <text:p>1971-12-01</text:p>
          </table:table-cell>
          <table:table-cell office:value-type="float" office:value="12" calcext:value-type="float">
            <text:p>12</text:p>
          </table:table-cell>
          <table:table-cell table:formula="of:=([.B115] * (9/5)) + 3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1972-01-01</text:p>
          </table:table-cell>
          <table:table-cell office:value-type="float" office:value="11" calcext:value-type="float">
            <text:p>11</text:p>
          </table:table-cell>
          <table:table-cell table:formula="of:=([.B116] * (9/5)) + 32" office:value-type="float" office:value="51.8" calcext:value-type="float">
            <text:p>51.8</text:p>
          </table:table-cell>
        </table:table-row>
        <table:table-row table:style-name="ro1">
          <table:table-cell office:value-type="string" calcext:value-type="string">
            <text:p>1972-02-01</text:p>
          </table:table-cell>
          <table:table-cell office:value-type="float" office:value="11.2000122070313" calcext:value-type="float">
            <text:p>11.2000122070313</text:p>
          </table:table-cell>
          <table:table-cell table:formula="of:=([.B117] * (9/5)) + 32" office:value-type="float" office:value="52.1600219726563" calcext:value-type="float">
            <text:p>52.1600219726563</text:p>
          </table:table-cell>
        </table:table-row>
        <table:table-row table:style-name="ro1">
          <table:table-cell office:value-type="string" calcext:value-type="string">
            <text:p>1972-03-01</text:p>
          </table:table-cell>
          <table:table-cell office:value-type="float" office:value="12" calcext:value-type="float">
            <text:p>12</text:p>
          </table:table-cell>
          <table:table-cell table:formula="of:=([.B118] * (9/5)) + 3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1972-04-01</text:p>
          </table:table-cell>
          <table:table-cell office:value-type="float" office:value="11.5" calcext:value-type="float">
            <text:p>11.5</text:p>
          </table:table-cell>
          <table:table-cell table:formula="of:=([.B119] * (9/5)) + 32" office:value-type="float" office:value="52.7" calcext:value-type="float">
            <text:p>52.7</text:p>
          </table:table-cell>
        </table:table-row>
        <table:table-row table:style-name="ro1">
          <table:table-cell office:value-type="string" calcext:value-type="string">
            <text:p>1972-05-01</text:p>
          </table:table-cell>
          <table:table-cell office:value-type="float" office:value="11.7000122070313" calcext:value-type="float">
            <text:p>11.7000122070313</text:p>
          </table:table-cell>
          <table:table-cell table:formula="of:=([.B120] * (9/5)) + 32" office:value-type="float" office:value="53.0600219726563" calcext:value-type="float">
            <text:p>53.0600219726563</text:p>
          </table:table-cell>
        </table:table-row>
        <table:table-row table:style-name="ro1">
          <table:table-cell office:value-type="string" calcext:value-type="string">
            <text:p>1972-06-01</text:p>
          </table:table-cell>
          <table:table-cell office:value-type="float" office:value="13.3999938964844" calcext:value-type="float">
            <text:p>13.3999938964844</text:p>
          </table:table-cell>
          <table:table-cell table:formula="of:=([.B121] * (9/5)) + 32" office:value-type="float" office:value="56.1199890136719" calcext:value-type="float">
            <text:p>56.1199890136719</text:p>
          </table:table-cell>
        </table:table-row>
        <table:table-row table:style-name="ro1">
          <table:table-cell office:value-type="string" calcext:value-type="string">
            <text:p>1972-07-01</text:p>
          </table:table-cell>
          <table:table-cell office:value-type="float" office:value="15" calcext:value-type="float">
            <text:p>15</text:p>
          </table:table-cell>
          <table:table-cell table:formula="of:=([.B122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972-08-01</text:p>
          </table:table-cell>
          <table:table-cell office:value-type="float" office:value="15" calcext:value-type="float">
            <text:p>15</text:p>
          </table:table-cell>
          <table:table-cell table:formula="of:=([.B123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972-09-01</text:p>
          </table:table-cell>
          <table:table-cell office:value-type="float" office:value="15.5" calcext:value-type="float">
            <text:p>15.5</text:p>
          </table:table-cell>
          <table:table-cell table:formula="of:=([.B124] * (9/5)) + 32" office:value-type="float" office:value="59.9" calcext:value-type="float">
            <text:p>59.9</text:p>
          </table:table-cell>
        </table:table-row>
        <table:table-row table:style-name="ro1">
          <table:table-cell office:value-type="string" calcext:value-type="string">
            <text:p>1972-10-01</text:p>
          </table:table-cell>
          <table:table-cell office:value-type="float" office:value="15.6499938964844" calcext:value-type="float">
            <text:p>15.6499938964844</text:p>
          </table:table-cell>
          <table:table-cell table:formula="of:=([.B125] * (9/5)) + 32" office:value-type="float" office:value="60.1699890136719" calcext:value-type="float">
            <text:p>60.1699890136719</text:p>
          </table:table-cell>
        </table:table-row>
        <table:table-row table:style-name="ro1">
          <table:table-cell office:value-type="string" calcext:value-type="string">
            <text:p>1972-11-01</text:p>
          </table:table-cell>
          <table:table-cell office:value-type="float" office:value="15" calcext:value-type="float">
            <text:p>15</text:p>
          </table:table-cell>
          <table:table-cell table:formula="of:=([.B126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972-12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127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73-01-01</text:p>
          </table:table-cell>
          <table:table-cell office:value-type="float" office:value="12.2000122070313" calcext:value-type="float">
            <text:p>12.2000122070313</text:p>
          </table:table-cell>
          <table:table-cell table:formula="of:=([.B128] * (9/5)) + 32" office:value-type="float" office:value="53.9600219726563" calcext:value-type="float">
            <text:p>53.9600219726563</text:p>
          </table:table-cell>
        </table:table-row>
        <table:table-row table:style-name="ro1">
          <table:table-cell office:value-type="string" calcext:value-type="string">
            <text:p>1973-02-01</text:p>
          </table:table-cell>
          <table:table-cell office:value-type="float" office:value="12.7999877929688" calcext:value-type="float">
            <text:p>12.7999877929688</text:p>
          </table:table-cell>
          <table:table-cell table:formula="of:=([.B129] * (9/5)) + 32" office:value-type="float" office:value="55.0399780273438" calcext:value-type="float">
            <text:p>55.0399780273438</text:p>
          </table:table-cell>
        </table:table-row>
        <table:table-row table:style-name="ro1">
          <table:table-cell office:value-type="string" calcext:value-type="string">
            <text:p>1973-03-01</text:p>
          </table:table-cell>
          <table:table-cell office:value-type="float" office:value="12.7999877929688" calcext:value-type="float">
            <text:p>12.7999877929688</text:p>
          </table:table-cell>
          <table:table-cell table:formula="of:=([.B130] * (9/5)) + 32" office:value-type="float" office:value="55.0399780273438" calcext:value-type="float">
            <text:p>55.0399780273438</text:p>
          </table:table-cell>
        </table:table-row>
        <table:table-row table:style-name="ro1">
          <table:table-cell office:value-type="string" calcext:value-type="string">
            <text:p>1973-04-01</text:p>
          </table:table-cell>
          <table:table-cell office:value-type="float" office:value="12.2000122070313" calcext:value-type="float">
            <text:p>12.2000122070313</text:p>
          </table:table-cell>
          <table:table-cell table:formula="of:=([.B131] * (9/5)) + 32" office:value-type="float" office:value="53.9600219726563" calcext:value-type="float">
            <text:p>53.9600219726563</text:p>
          </table:table-cell>
        </table:table-row>
        <table:table-row table:style-name="ro1">
          <table:table-cell office:value-type="string" calcext:value-type="string">
            <text:p>1973-05-01</text:p>
          </table:table-cell>
          <table:table-cell office:value-type="float" office:value="12.3999938964844" calcext:value-type="float">
            <text:p>12.3999938964844</text:p>
          </table:table-cell>
          <table:table-cell table:formula="of:=([.B132] * (9/5)) + 32" office:value-type="float" office:value="54.3199890136719" calcext:value-type="float">
            <text:p>54.3199890136719</text:p>
          </table:table-cell>
        </table:table-row>
        <table:table-row table:style-name="ro1">
          <table:table-cell office:value-type="string" calcext:value-type="string">
            <text:p>1973-06-01</text:p>
          </table:table-cell>
          <table:table-cell office:value-type="float" office:value="11.7999877929688" calcext:value-type="float">
            <text:p>11.7999877929688</text:p>
          </table:table-cell>
          <table:table-cell table:formula="of:=([.B133] * (9/5)) + 32" office:value-type="float" office:value="53.2399780273438" calcext:value-type="float">
            <text:p>53.2399780273438</text:p>
          </table:table-cell>
        </table:table-row>
        <table:table-row table:style-name="ro1">
          <table:table-cell office:value-type="string" calcext:value-type="string">
            <text:p>1973-07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134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73-08-01</text:p>
          </table:table-cell>
          <table:table-cell office:value-type="float" office:value="13.8999938964844" calcext:value-type="float">
            <text:p>13.8999938964844</text:p>
          </table:table-cell>
          <table:table-cell table:formula="of:=([.B135] * (9/5)) + 32" office:value-type="float" office:value="57.0199890136719" calcext:value-type="float">
            <text:p>57.0199890136719</text:p>
          </table:table-cell>
        </table:table-row>
        <table:table-row table:style-name="ro1">
          <table:table-cell office:value-type="string" calcext:value-type="string">
            <text:p>1973-09-01</text:p>
          </table:table-cell>
          <table:table-cell office:value-type="float" office:value="14" calcext:value-type="float">
            <text:p>14</text:p>
          </table:table-cell>
          <table:table-cell table:formula="of:=([.B136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1973-10-01</text:p>
          </table:table-cell>
          <table:table-cell office:value-type="float" office:value="14" calcext:value-type="float">
            <text:p>14</text:p>
          </table:table-cell>
          <table:table-cell table:formula="of:=([.B137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1973-11-01</text:p>
          </table:table-cell>
          <table:table-cell office:value-type="float" office:value="12.7999877929688" calcext:value-type="float">
            <text:p>12.7999877929688</text:p>
          </table:table-cell>
          <table:table-cell table:formula="of:=([.B138] * (9/5)) + 32" office:value-type="float" office:value="55.0399780273438" calcext:value-type="float">
            <text:p>55.0399780273438</text:p>
          </table:table-cell>
        </table:table-row>
        <table:table-row table:style-name="ro1">
          <table:table-cell office:value-type="string" calcext:value-type="string">
            <text:p>1973-12-01</text:p>
          </table:table-cell>
          <table:table-cell office:value-type="float" office:value="12.2000122070313" calcext:value-type="float">
            <text:p>12.2000122070313</text:p>
          </table:table-cell>
          <table:table-cell table:formula="of:=([.B139] * (9/5)) + 32" office:value-type="float" office:value="53.9600219726563" calcext:value-type="float">
            <text:p>53.9600219726563</text:p>
          </table:table-cell>
        </table:table-row>
        <table:table-row table:style-name="ro1">
          <table:table-cell office:value-type="string" calcext:value-type="string">
            <text:p>1974-01-01</text:p>
          </table:table-cell>
          <table:table-cell office:value-type="float" office:value="11.2999877929688" calcext:value-type="float">
            <text:p>11.2999877929688</text:p>
          </table:table-cell>
          <table:table-cell table:formula="of:=([.B140] * (9/5)) + 32" office:value-type="float" office:value="52.3399780273437" calcext:value-type="float">
            <text:p>52.3399780273437</text:p>
          </table:table-cell>
        </table:table-row>
        <table:table-row table:style-name="ro1">
          <table:table-cell office:value-type="string" calcext:value-type="string">
            <text:p>1974-02-01</text:p>
          </table:table-cell>
          <table:table-cell office:value-type="float" office:value="11" calcext:value-type="float">
            <text:p>11</text:p>
          </table:table-cell>
          <table:table-cell table:formula="of:=([.B141] * (9/5)) + 32" office:value-type="float" office:value="51.8" calcext:value-type="float">
            <text:p>51.8</text:p>
          </table:table-cell>
        </table:table-row>
        <table:table-row table:style-name="ro1">
          <table:table-cell office:value-type="string" calcext:value-type="string">
            <text:p>1974-03-01</text:p>
          </table:table-cell>
          <table:table-cell office:value-type="float" office:value="11.2000122070313" calcext:value-type="float">
            <text:p>11.2000122070313</text:p>
          </table:table-cell>
          <table:table-cell table:formula="of:=([.B142] * (9/5)) + 32" office:value-type="float" office:value="52.1600219726563" calcext:value-type="float">
            <text:p>52.1600219726563</text:p>
          </table:table-cell>
        </table:table-row>
        <table:table-row table:style-name="ro1">
          <table:table-cell office:value-type="string" calcext:value-type="string">
            <text:p>1974-04-01</text:p>
          </table:table-cell>
          <table:table-cell office:value-type="float" office:value="11.7999877929688" calcext:value-type="float">
            <text:p>11.7999877929688</text:p>
          </table:table-cell>
          <table:table-cell table:formula="of:=([.B143] * (9/5)) + 32" office:value-type="float" office:value="53.2399780273438" calcext:value-type="float">
            <text:p>53.2399780273438</text:p>
          </table:table-cell>
        </table:table-row>
        <table:table-row table:style-name="ro1">
          <table:table-cell office:value-type="string" calcext:value-type="string">
            <text:p>1974-05-01</text:p>
          </table:table-cell>
          <table:table-cell office:value-type="float" office:value="11.7000122070313" calcext:value-type="float">
            <text:p>11.7000122070313</text:p>
          </table:table-cell>
          <table:table-cell table:formula="of:=([.B144] * (9/5)) + 32" office:value-type="float" office:value="53.0600219726563" calcext:value-type="float">
            <text:p>53.0600219726563</text:p>
          </table:table-cell>
        </table:table-row>
        <table:table-row table:style-name="ro1">
          <table:table-cell office:value-type="string" calcext:value-type="string">
            <text:p>1974-06-01</text:p>
          </table:table-cell>
          <table:table-cell office:value-type="float" office:value="12.1499938964844" calcext:value-type="float">
            <text:p>12.1499938964844</text:p>
          </table:table-cell>
          <table:table-cell table:formula="of:=([.B145] * (9/5)) + 32" office:value-type="float" office:value="53.8699890136719" calcext:value-type="float">
            <text:p>53.8699890136719</text:p>
          </table:table-cell>
        </table:table-row>
        <table:table-row table:style-name="ro1">
          <table:table-cell office:value-type="string" calcext:value-type="string">
            <text:p>1974-07-01</text:p>
          </table:table-cell>
          <table:table-cell office:value-type="float" office:value="13.1000061035156" calcext:value-type="float">
            <text:p>13.1000061035156</text:p>
          </table:table-cell>
          <table:table-cell table:formula="of:=([.B146] * (9/5)) + 32" office:value-type="float" office:value="55.5800109863281" calcext:value-type="float">
            <text:p>55.5800109863281</text:p>
          </table:table-cell>
        </table:table-row>
        <table:table-row table:style-name="ro1">
          <table:table-cell office:value-type="string" calcext:value-type="string">
            <text:p>1974-08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147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1974-09-01</text:p>
          </table:table-cell>
          <table:table-cell office:value-type="float" office:value="14.5" calcext:value-type="float">
            <text:p>14.5</text:p>
          </table:table-cell>
          <table:table-cell table:formula="of:=([.B148] * (9/5)) + 32"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1974-10-01</text:p>
          </table:table-cell>
          <table:table-cell office:value-type="float" office:value="15" calcext:value-type="float">
            <text:p>15</text:p>
          </table:table-cell>
          <table:table-cell table:formula="of:=([.B149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974-11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150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74-12-01</text:p>
          </table:table-cell>
          <table:table-cell office:value-type="float" office:value="12.7000122070313" calcext:value-type="float">
            <text:p>12.7000122070313</text:p>
          </table:table-cell>
          <table:table-cell table:formula="of:=([.B151] * (9/5)) + 32" office:value-type="float" office:value="54.8600219726563" calcext:value-type="float">
            <text:p>54.8600219726563</text:p>
          </table:table-cell>
        </table:table-row>
        <table:table-row table:style-name="ro1">
          <table:table-cell office:value-type="string" calcext:value-type="string">
            <text:p>1975-01-01</text:p>
          </table:table-cell>
          <table:table-cell office:value-type="float" office:value="11.3500061035156" calcext:value-type="float">
            <text:p>11.3500061035156</text:p>
          </table:table-cell>
          <table:table-cell table:formula="of:=([.B152] * (9/5)) + 32" office:value-type="float" office:value="52.4300109863281" calcext:value-type="float">
            <text:p>52.4300109863281</text:p>
          </table:table-cell>
        </table:table-row>
        <table:table-row table:style-name="ro1">
          <table:table-cell office:value-type="string" calcext:value-type="string">
            <text:p>1975-02-01</text:p>
          </table:table-cell>
          <table:table-cell office:value-type="float" office:value="11.1000061035156" calcext:value-type="float">
            <text:p>11.1000061035156</text:p>
          </table:table-cell>
          <table:table-cell table:formula="of:=([.B153] * (9/5)) + 32" office:value-type="float" office:value="51.9800109863281" calcext:value-type="float">
            <text:p>51.9800109863281</text:p>
          </table:table-cell>
        </table:table-row>
        <table:table-row table:style-name="ro1">
          <table:table-cell office:value-type="string" calcext:value-type="string">
            <text:p>1975-03-01</text:p>
          </table:table-cell>
          <table:table-cell office:value-type="float" office:value="11.2999877929688" calcext:value-type="float">
            <text:p>11.2999877929688</text:p>
          </table:table-cell>
          <table:table-cell table:formula="of:=([.B154] * (9/5)) + 32" office:value-type="float" office:value="52.3399780273437" calcext:value-type="float">
            <text:p>52.3399780273437</text:p>
          </table:table-cell>
        </table:table-row>
        <table:table-row table:style-name="ro1">
          <table:table-cell office:value-type="string" calcext:value-type="string">
            <text:p>1975-04-01</text:p>
          </table:table-cell>
          <table:table-cell office:value-type="float" office:value="11.2000122070313" calcext:value-type="float">
            <text:p>11.2000122070313</text:p>
          </table:table-cell>
          <table:table-cell table:formula="of:=([.B155] * (9/5)) + 32" office:value-type="float" office:value="52.1600219726563" calcext:value-type="float">
            <text:p>52.1600219726563</text:p>
          </table:table-cell>
        </table:table-row>
        <table:table-row table:style-name="ro1">
          <table:table-cell office:value-type="string" calcext:value-type="string">
            <text:p>1975-05-01</text:p>
          </table:table-cell>
          <table:table-cell office:value-type="float" office:value="11.2000122070313" calcext:value-type="float">
            <text:p>11.2000122070313</text:p>
          </table:table-cell>
          <table:table-cell table:formula="of:=([.B156] * (9/5)) + 32" office:value-type="float" office:value="52.1600219726563" calcext:value-type="float">
            <text:p>52.1600219726563</text:p>
          </table:table-cell>
        </table:table-row>
        <table:table-row table:style-name="ro1">
          <table:table-cell office:value-type="string" calcext:value-type="string">
            <text:p>1975-06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157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75-07-01</text:p>
          </table:table-cell>
          <table:table-cell office:value-type="float" office:value="12.7999877929688" calcext:value-type="float">
            <text:p>12.7999877929688</text:p>
          </table:table-cell>
          <table:table-cell table:formula="of:=([.B158] * (9/5)) + 32" office:value-type="float" office:value="55.0399780273438" calcext:value-type="float">
            <text:p>55.0399780273438</text:p>
          </table:table-cell>
        </table:table-row>
        <table:table-row table:style-name="ro1">
          <table:table-cell office:value-type="string" calcext:value-type="string">
            <text:p>1975-08-01</text:p>
          </table:table-cell>
          <table:table-cell office:value-type="float" office:value="14.2000122070313" calcext:value-type="float">
            <text:p>14.2000122070313</text:p>
          </table:table-cell>
          <table:table-cell table:formula="of:=([.B159] * (9/5)) + 32" office:value-type="float" office:value="57.5600219726563" calcext:value-type="float">
            <text:p>57.5600219726563</text:p>
          </table:table-cell>
        </table:table-row>
        <table:table-row table:style-name="ro1">
          <table:table-cell office:value-type="string" calcext:value-type="string">
            <text:p>1975-09-01</text:p>
          </table:table-cell>
          <table:table-cell office:value-type="float" office:value="14.4500122070313" calcext:value-type="float">
            <text:p>14.4500122070313</text:p>
          </table:table-cell>
          <table:table-cell table:formula="of:=([.B160] * (9/5)) + 32" office:value-type="float" office:value="58.0100219726563" calcext:value-type="float">
            <text:p>58.0100219726563</text:p>
          </table:table-cell>
        </table:table-row>
        <table:table-row table:style-name="ro1">
          <table:table-cell office:value-type="string" calcext:value-type="string">
            <text:p>1975-10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161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1975-11-01</text:p>
          </table:table-cell>
          <table:table-cell office:value-type="float" office:value="12.7999877929688" calcext:value-type="float">
            <text:p>12.7999877929688</text:p>
          </table:table-cell>
          <table:table-cell table:formula="of:=([.B162] * (9/5)) + 32" office:value-type="float" office:value="55.0399780273438" calcext:value-type="float">
            <text:p>55.0399780273438</text:p>
          </table:table-cell>
        </table:table-row>
        <table:table-row table:style-name="ro1">
          <table:table-cell office:value-type="string" calcext:value-type="string">
            <text:p>1975-12-01</text:p>
          </table:table-cell>
          <table:table-cell office:value-type="float" office:value="11.7000122070313" calcext:value-type="float">
            <text:p>11.7000122070313</text:p>
          </table:table-cell>
          <table:table-cell table:formula="of:=([.B163] * (9/5)) + 32" office:value-type="float" office:value="53.0600219726563" calcext:value-type="float">
            <text:p>53.0600219726563</text:p>
          </table:table-cell>
        </table:table-row>
        <table:table-row table:style-name="ro1">
          <table:table-cell office:value-type="string" calcext:value-type="string">
            <text:p>1976-01-01</text:p>
          </table:table-cell>
          <table:table-cell office:value-type="float" office:value="10.6000061035156" calcext:value-type="float">
            <text:p>10.6000061035156</text:p>
          </table:table-cell>
          <table:table-cell table:formula="of:=([.B164] * (9/5)) + 32" office:value-type="float" office:value="51.0800109863281" calcext:value-type="float">
            <text:p>51.0800109863281</text:p>
          </table:table-cell>
        </table:table-row>
        <table:table-row table:style-name="ro1">
          <table:table-cell office:value-type="string" calcext:value-type="string">
            <text:p>1976-02-01</text:p>
          </table:table-cell>
          <table:table-cell office:value-type="float" office:value="11.7000122070313" calcext:value-type="float">
            <text:p>11.7000122070313</text:p>
          </table:table-cell>
          <table:table-cell table:formula="of:=([.B165] * (9/5)) + 32" office:value-type="float" office:value="53.0600219726563" calcext:value-type="float">
            <text:p>53.0600219726563</text:p>
          </table:table-cell>
        </table:table-row>
        <table:table-row table:style-name="ro1">
          <table:table-cell office:value-type="string" calcext:value-type="string">
            <text:p>1976-03-01</text:p>
          </table:table-cell>
          <table:table-cell office:value-type="float" office:value="11.1000061035156" calcext:value-type="float">
            <text:p>11.1000061035156</text:p>
          </table:table-cell>
          <table:table-cell table:formula="of:=([.B166] * (9/5)) + 32" office:value-type="float" office:value="51.9800109863281" calcext:value-type="float">
            <text:p>51.9800109863281</text:p>
          </table:table-cell>
        </table:table-row>
        <table:table-row table:style-name="ro1">
          <table:table-cell office:value-type="string" calcext:value-type="string">
            <text:p>1976-04-01</text:p>
          </table:table-cell>
          <table:table-cell office:value-type="float" office:value="11.1000061035156" calcext:value-type="float">
            <text:p>11.1000061035156</text:p>
          </table:table-cell>
          <table:table-cell table:formula="of:=([.B167] * (9/5)) + 32" office:value-type="float" office:value="51.9800109863281" calcext:value-type="float">
            <text:p>51.9800109863281</text:p>
          </table:table-cell>
        </table:table-row>
        <table:table-row table:style-name="ro1">
          <table:table-cell office:value-type="string" calcext:value-type="string">
            <text:p>1976-05-01</text:p>
          </table:table-cell>
          <table:table-cell office:value-type="float" office:value="11.2000122070313" calcext:value-type="float">
            <text:p>11.2000122070313</text:p>
          </table:table-cell>
          <table:table-cell table:formula="of:=([.B168] * (9/5)) + 32" office:value-type="float" office:value="52.1600219726563" calcext:value-type="float">
            <text:p>52.1600219726563</text:p>
          </table:table-cell>
        </table:table-row>
        <table:table-row table:style-name="ro1">
          <table:table-cell office:value-type="string" calcext:value-type="string">
            <text:p>1976-06-01</text:p>
          </table:table-cell>
          <table:table-cell office:value-type="float" office:value="13" calcext:value-type="float">
            <text:p>13</text:p>
          </table:table-cell>
          <table:table-cell table:formula="of:=([.B169] * (9/5)) + 32"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1976-07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170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1976-08-01</text:p>
          </table:table-cell>
          <table:table-cell office:value-type="float" office:value="16.5" calcext:value-type="float">
            <text:p>16.5</text:p>
          </table:table-cell>
          <table:table-cell table:formula="of:=([.B171] * (9/5)) + 32" office:value-type="float" office:value="61.7" calcext:value-type="float">
            <text:p>61.7</text:p>
          </table:table-cell>
        </table:table-row>
        <table:table-row table:style-name="ro1">
          <table:table-cell office:value-type="string" calcext:value-type="string">
            <text:p>1976-09-01</text:p>
          </table:table-cell>
          <table:table-cell office:value-type="float" office:value="16" calcext:value-type="float">
            <text:p>16</text:p>
          </table:table-cell>
          <table:table-cell table:formula="of:=([.B172] * (9/5)) + 32" office:value-type="float" office:value="60.8" calcext:value-type="float">
            <text:p>60.8</text:p>
          </table:table-cell>
        </table:table-row>
        <table:table-row table:style-name="ro1">
          <table:table-cell office:value-type="string" calcext:value-type="string">
            <text:p>1976-10-01</text:p>
          </table:table-cell>
          <table:table-cell office:value-type="float" office:value="15.6000061035156" calcext:value-type="float">
            <text:p>15.6000061035156</text:p>
          </table:table-cell>
          <table:table-cell table:formula="of:=([.B173] * (9/5)) + 32" office:value-type="float" office:value="60.0800109863281" calcext:value-type="float">
            <text:p>60.0800109863281</text:p>
          </table:table-cell>
        </table:table-row>
        <table:table-row table:style-name="ro1">
          <table:table-cell office:value-type="string" calcext:value-type="string">
            <text:p>1976-11-01</text:p>
          </table:table-cell>
          <table:table-cell office:value-type="float" office:value="15.6000061035156" calcext:value-type="float">
            <text:p>15.6000061035156</text:p>
          </table:table-cell>
          <table:table-cell table:formula="of:=([.B174] * (9/5)) + 32" office:value-type="float" office:value="60.0800109863281" calcext:value-type="float">
            <text:p>60.0800109863281</text:p>
          </table:table-cell>
        </table:table-row>
        <table:table-row table:style-name="ro1">
          <table:table-cell office:value-type="string" calcext:value-type="string">
            <text:p>1976-12-01</text:p>
          </table:table-cell>
          <table:table-cell office:value-type="float" office:value="14.75" calcext:value-type="float">
            <text:p>14.75</text:p>
          </table:table-cell>
          <table:table-cell table:formula="of:=([.B175] * (9/5)) + 32" office:value-type="float" office:value="58.55" calcext:value-type="float">
            <text:p>58.55</text:p>
          </table:table-cell>
        </table:table-row>
        <table:table-row table:style-name="ro1">
          <table:table-cell office:value-type="string" calcext:value-type="string">
            <text:p>1977-01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176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77-02-01</text:p>
          </table:table-cell>
          <table:table-cell office:value-type="float" office:value="13.3999938964844" calcext:value-type="float">
            <text:p>13.3999938964844</text:p>
          </table:table-cell>
          <table:table-cell table:formula="of:=([.B177] * (9/5)) + 32" office:value-type="float" office:value="56.1199890136719" calcext:value-type="float">
            <text:p>56.1199890136719</text:p>
          </table:table-cell>
        </table:table-row>
        <table:table-row table:style-name="ro1">
          <table:table-cell office:value-type="string" calcext:value-type="string">
            <text:p>1977-03-01</text:p>
          </table:table-cell>
          <table:table-cell office:value-type="float" office:value="11.7000122070313" calcext:value-type="float">
            <text:p>11.7000122070313</text:p>
          </table:table-cell>
          <table:table-cell table:formula="of:=([.B178] * (9/5)) + 32" office:value-type="float" office:value="53.0600219726563" calcext:value-type="float">
            <text:p>53.0600219726563</text:p>
          </table:table-cell>
        </table:table-row>
        <table:table-row table:style-name="ro1">
          <table:table-cell office:value-type="string" calcext:value-type="string">
            <text:p>1977-04-01</text:p>
          </table:table-cell>
          <table:table-cell office:value-type="float" office:value="11" calcext:value-type="float">
            <text:p>11</text:p>
          </table:table-cell>
          <table:table-cell table:formula="of:=([.B179] * (9/5)) + 32" office:value-type="float" office:value="51.8" calcext:value-type="float">
            <text:p>51.8</text:p>
          </table:table-cell>
        </table:table-row>
        <table:table-row table:style-name="ro1">
          <table:table-cell office:value-type="string" calcext:value-type="string">
            <text:p>1977-05-01</text:p>
          </table:table-cell>
          <table:table-cell office:value-type="float" office:value="12.2999877929688" calcext:value-type="float">
            <text:p>12.2999877929688</text:p>
          </table:table-cell>
          <table:table-cell table:formula="of:=([.B180] * (9/5)) + 32" office:value-type="float" office:value="54.1399780273438" calcext:value-type="float">
            <text:p>54.1399780273438</text:p>
          </table:table-cell>
        </table:table-row>
        <table:table-row table:style-name="ro1">
          <table:table-cell office:value-type="string" calcext:value-type="string">
            <text:p>1977-06-01</text:p>
          </table:table-cell>
          <table:table-cell office:value-type="float" office:value="12.7999877929688" calcext:value-type="float">
            <text:p>12.7999877929688</text:p>
          </table:table-cell>
          <table:table-cell table:formula="of:=([.B181] * (9/5)) + 32" office:value-type="float" office:value="55.0399780273438" calcext:value-type="float">
            <text:p>55.0399780273438</text:p>
          </table:table-cell>
        </table:table-row>
        <table:table-row table:style-name="ro1">
          <table:table-cell office:value-type="string" calcext:value-type="string">
            <text:p>1977-07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182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77-08-01</text:p>
          </table:table-cell>
          <table:table-cell office:value-type="float" office:value="15.6000061035156" calcext:value-type="float">
            <text:p>15.6000061035156</text:p>
          </table:table-cell>
          <table:table-cell table:formula="of:=([.B183] * (9/5)) + 32" office:value-type="float" office:value="60.0800109863281" calcext:value-type="float">
            <text:p>60.0800109863281</text:p>
          </table:table-cell>
        </table:table-row>
        <table:table-row table:style-name="ro1">
          <table:table-cell office:value-type="string" calcext:value-type="string">
            <text:p>1977-09-01</text:p>
          </table:table-cell>
          <table:table-cell office:value-type="float" office:value="15.6000061035156" calcext:value-type="float">
            <text:p>15.6000061035156</text:p>
          </table:table-cell>
          <table:table-cell table:formula="of:=([.B184] * (9/5)) + 32" office:value-type="float" office:value="60.0800109863281" calcext:value-type="float">
            <text:p>60.0800109863281</text:p>
          </table:table-cell>
        </table:table-row>
        <table:table-row table:style-name="ro1">
          <table:table-cell office:value-type="string" calcext:value-type="string">
            <text:p>1977-10-01</text:p>
          </table:table-cell>
          <table:table-cell office:value-type="float" office:value="14.8999938964844" calcext:value-type="float">
            <text:p>14.8999938964844</text:p>
          </table:table-cell>
          <table:table-cell table:formula="of:=([.B185] * (9/5)) + 32" office:value-type="float" office:value="58.8199890136719" calcext:value-type="float">
            <text:p>58.8199890136719</text:p>
          </table:table-cell>
        </table:table-row>
        <table:table-row table:style-name="ro1">
          <table:table-cell office:value-type="string" calcext:value-type="string">
            <text:p>1977-11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186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77-12-01</text:p>
          </table:table-cell>
          <table:table-cell office:value-type="float" office:value="13.3999938964844" calcext:value-type="float">
            <text:p>13.3999938964844</text:p>
          </table:table-cell>
          <table:table-cell table:formula="of:=([.B187] * (9/5)) + 32" office:value-type="float" office:value="56.1199890136719" calcext:value-type="float">
            <text:p>56.1199890136719</text:p>
          </table:table-cell>
        </table:table-row>
        <table:table-row table:style-name="ro1">
          <table:table-cell office:value-type="string" calcext:value-type="string">
            <text:p>1978-01-01</text:p>
          </table:table-cell>
          <table:table-cell office:value-type="float" office:value="13.8500061035156" calcext:value-type="float">
            <text:p>13.8500061035156</text:p>
          </table:table-cell>
          <table:table-cell table:formula="of:=([.B188] * (9/5)) + 32" office:value-type="float" office:value="56.9300109863281" calcext:value-type="float">
            <text:p>56.9300109863281</text:p>
          </table:table-cell>
        </table:table-row>
        <table:table-row table:style-name="ro1">
          <table:table-cell office:value-type="string" calcext:value-type="string">
            <text:p>1978-02-01</text:p>
          </table:table-cell>
          <table:table-cell office:value-type="float" office:value="14" calcext:value-type="float">
            <text:p>14</text:p>
          </table:table-cell>
          <table:table-cell table:formula="of:=([.B189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1978-03-01</text:p>
          </table:table-cell>
          <table:table-cell office:value-type="float" office:value="13.6499938964844" calcext:value-type="float">
            <text:p>13.6499938964844</text:p>
          </table:table-cell>
          <table:table-cell table:formula="of:=([.B190] * (9/5)) + 32" office:value-type="float" office:value="56.5699890136719" calcext:value-type="float">
            <text:p>56.5699890136719</text:p>
          </table:table-cell>
        </table:table-row>
        <table:table-row table:style-name="ro1">
          <table:table-cell office:value-type="string" calcext:value-type="string">
            <text:p>1978-04-01</text:p>
          </table:table-cell>
          <table:table-cell office:value-type="float" office:value="13.5" calcext:value-type="float">
            <text:p>13.5</text:p>
          </table:table-cell>
          <table:table-cell table:formula="of:=([.B191] * (9/5)) + 32"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1978-05-01</text:p>
          </table:table-cell>
          <table:table-cell office:value-type="float" office:value="13" calcext:value-type="float">
            <text:p>13</text:p>
          </table:table-cell>
          <table:table-cell table:formula="of:=([.B192] * (9/5)) + 32"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1978-06-01</text:p>
          </table:table-cell>
          <table:table-cell office:value-type="float" office:value="12.7999877929688" calcext:value-type="float">
            <text:p>12.7999877929688</text:p>
          </table:table-cell>
          <table:table-cell table:formula="of:=([.B193] * (9/5)) + 32" office:value-type="float" office:value="55.0399780273438" calcext:value-type="float">
            <text:p>55.0399780273438</text:p>
          </table:table-cell>
        </table:table-row>
        <table:table-row table:style-name="ro1">
          <table:table-cell office:value-type="string" calcext:value-type="string">
            <text:p>1978-07-01</text:p>
          </table:table-cell>
          <table:table-cell office:value-type="float" office:value="13.3999938964844" calcext:value-type="float">
            <text:p>13.3999938964844</text:p>
          </table:table-cell>
          <table:table-cell table:formula="of:=([.B194] * (9/5)) + 32" office:value-type="float" office:value="56.1199890136719" calcext:value-type="float">
            <text:p>56.1199890136719</text:p>
          </table:table-cell>
        </table:table-row>
        <table:table-row table:style-name="ro1">
          <table:table-cell office:value-type="string" calcext:value-type="string">
            <text:p>1978-08-01</text:p>
          </table:table-cell>
          <table:table-cell office:value-type="float" office:value="14.5" calcext:value-type="float">
            <text:p>14.5</text:p>
          </table:table-cell>
          <table:table-cell table:formula="of:=([.B195] * (9/5)) + 32"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1978-09-01</text:p>
          </table:table-cell>
          <table:table-cell office:value-type="float" office:value="15" calcext:value-type="float">
            <text:p>15</text:p>
          </table:table-cell>
          <table:table-cell table:formula="of:=([.B196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978-10-01</text:p>
          </table:table-cell>
          <table:table-cell office:value-type="float" office:value="13.8999938964844" calcext:value-type="float">
            <text:p>13.8999938964844</text:p>
          </table:table-cell>
          <table:table-cell table:formula="of:=([.B197] * (9/5)) + 32" office:value-type="float" office:value="57.0199890136719" calcext:value-type="float">
            <text:p>57.0199890136719</text:p>
          </table:table-cell>
        </table:table-row>
        <table:table-row table:style-name="ro1">
          <table:table-cell office:value-type="string" calcext:value-type="string">
            <text:p>1978-11-01</text:p>
          </table:table-cell>
          <table:table-cell office:value-type="float" office:value="12.9500122070313" calcext:value-type="float">
            <text:p>12.9500122070313</text:p>
          </table:table-cell>
          <table:table-cell table:formula="of:=([.B198] * (9/5)) + 32" office:value-type="float" office:value="55.3100219726563" calcext:value-type="float">
            <text:p>55.3100219726563</text:p>
          </table:table-cell>
        </table:table-row>
        <table:table-row table:style-name="ro1">
          <table:table-cell office:value-type="string" calcext:value-type="string">
            <text:p>1978-12-01</text:p>
          </table:table-cell>
          <table:table-cell office:value-type="float" office:value="11.7000122070313" calcext:value-type="float">
            <text:p>11.7000122070313</text:p>
          </table:table-cell>
          <table:table-cell table:formula="of:=([.B199] * (9/5)) + 32" office:value-type="float" office:value="53.0600219726563" calcext:value-type="float">
            <text:p>53.0600219726563</text:p>
          </table:table-cell>
        </table:table-row>
        <table:table-row table:style-name="ro1">
          <table:table-cell office:value-type="string" calcext:value-type="string">
            <text:p>1979-01-01</text:p>
          </table:table-cell>
          <table:table-cell office:value-type="float" office:value="11.7000122070313" calcext:value-type="float">
            <text:p>11.7000122070313</text:p>
          </table:table-cell>
          <table:table-cell table:formula="of:=([.B200] * (9/5)) + 32" office:value-type="float" office:value="53.0600219726563" calcext:value-type="float">
            <text:p>53.0600219726563</text:p>
          </table:table-cell>
        </table:table-row>
        <table:table-row table:style-name="ro1">
          <table:table-cell office:value-type="string" calcext:value-type="string">
            <text:p>1979-02-01</text:p>
          </table:table-cell>
          <table:table-cell office:value-type="float" office:value="11.7000122070313" calcext:value-type="float">
            <text:p>11.7000122070313</text:p>
          </table:table-cell>
          <table:table-cell table:formula="of:=([.B201] * (9/5)) + 32" office:value-type="float" office:value="53.0600219726563" calcext:value-type="float">
            <text:p>53.0600219726563</text:p>
          </table:table-cell>
        </table:table-row>
        <table:table-row table:style-name="ro1">
          <table:table-cell office:value-type="string" calcext:value-type="string">
            <text:p>1979-03-01</text:p>
          </table:table-cell>
          <table:table-cell office:value-type="float" office:value="12.2000122070313" calcext:value-type="float">
            <text:p>12.2000122070313</text:p>
          </table:table-cell>
          <table:table-cell table:formula="of:=([.B202] * (9/5)) + 32" office:value-type="float" office:value="53.9600219726563" calcext:value-type="float">
            <text:p>53.9600219726563</text:p>
          </table:table-cell>
        </table:table-row>
        <table:table-row table:style-name="ro1">
          <table:table-cell office:value-type="string" calcext:value-type="string">
            <text:p>1979-04-01</text:p>
          </table:table-cell>
          <table:table-cell office:value-type="float" office:value="12.2000122070313" calcext:value-type="float">
            <text:p>12.2000122070313</text:p>
          </table:table-cell>
          <table:table-cell table:formula="of:=([.B203] * (9/5)) + 32" office:value-type="float" office:value="53.9600219726563" calcext:value-type="float">
            <text:p>53.9600219726563</text:p>
          </table:table-cell>
        </table:table-row>
        <table:table-row table:style-name="ro1">
          <table:table-cell office:value-type="string" calcext:value-type="string">
            <text:p>1979-05-01</text:p>
          </table:table-cell>
          <table:table-cell office:value-type="float" office:value="12.3500061035156" calcext:value-type="float">
            <text:p>12.3500061035156</text:p>
          </table:table-cell>
          <table:table-cell table:formula="of:=([.B204] * (9/5)) + 32" office:value-type="float" office:value="54.2300109863281" calcext:value-type="float">
            <text:p>54.2300109863281</text:p>
          </table:table-cell>
        </table:table-row>
        <table:table-row table:style-name="ro1">
          <table:table-cell office:value-type="string" calcext:value-type="string">
            <text:p>1979-06-01</text:p>
          </table:table-cell>
          <table:table-cell office:value-type="float" office:value="12.7999877929688" calcext:value-type="float">
            <text:p>12.7999877929688</text:p>
          </table:table-cell>
          <table:table-cell table:formula="of:=([.B205] * (9/5)) + 32" office:value-type="float" office:value="55.0399780273438" calcext:value-type="float">
            <text:p>55.0399780273438</text:p>
          </table:table-cell>
        </table:table-row>
        <table:table-row table:style-name="ro1">
          <table:table-cell office:value-type="string" calcext:value-type="string">
            <text:p>1979-07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206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79-08-01</text:p>
          </table:table-cell>
          <table:table-cell office:value-type="float" office:value="14.5" calcext:value-type="float">
            <text:p>14.5</text:p>
          </table:table-cell>
          <table:table-cell table:formula="of:=([.B207] * (9/5)) + 32"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1979-09-01</text:p>
          </table:table-cell>
          <table:table-cell office:value-type="float" office:value="15.6000061035156" calcext:value-type="float">
            <text:p>15.6000061035156</text:p>
          </table:table-cell>
          <table:table-cell table:formula="of:=([.B208] * (9/5)) + 32" office:value-type="float" office:value="60.0800109863281" calcext:value-type="float">
            <text:p>60.0800109863281</text:p>
          </table:table-cell>
        </table:table-row>
        <table:table-row table:style-name="ro1">
          <table:table-cell office:value-type="string" calcext:value-type="string">
            <text:p>1979-10-01</text:p>
          </table:table-cell>
          <table:table-cell office:value-type="float" office:value="16.7000122070313" calcext:value-type="float">
            <text:p>16.7000122070313</text:p>
          </table:table-cell>
          <table:table-cell table:formula="of:=([.B209] * (9/5)) + 32" office:value-type="float" office:value="62.0600219726563" calcext:value-type="float">
            <text:p>62.0600219726563</text:p>
          </table:table-cell>
        </table:table-row>
        <table:table-row table:style-name="ro1">
          <table:table-cell office:value-type="string" calcext:value-type="string">
            <text:p>1979-11-01</text:p>
          </table:table-cell>
          <table:table-cell office:value-type="float" office:value="15" calcext:value-type="float">
            <text:p>15</text:p>
          </table:table-cell>
          <table:table-cell table:formula="of:=([.B210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979-12-01</text:p>
          </table:table-cell>
          <table:table-cell office:value-type="float" office:value="13.4500122070313" calcext:value-type="float">
            <text:p>13.4500122070313</text:p>
          </table:table-cell>
          <table:table-cell table:formula="of:=([.B211] * (9/5)) + 32" office:value-type="float" office:value="56.2100219726563" calcext:value-type="float">
            <text:p>56.2100219726563</text:p>
          </table:table-cell>
        </table:table-row>
        <table:table-row table:style-name="ro1">
          <table:table-cell office:value-type="string" calcext:value-type="string">
            <text:p>1980-01-01</text:p>
          </table:table-cell>
          <table:table-cell office:value-type="float" office:value="13.2000122070313" calcext:value-type="float">
            <text:p>13.2000122070313</text:p>
          </table:table-cell>
          <table:table-cell table:formula="of:=([.B212] * (9/5)) + 32" office:value-type="float" office:value="55.7600219726563" calcext:value-type="float">
            <text:p>55.7600219726563</text:p>
          </table:table-cell>
        </table:table-row>
        <table:table-row table:style-name="ro1">
          <table:table-cell office:value-type="string" calcext:value-type="string">
            <text:p>1980-02-01</text:p>
          </table:table-cell>
          <table:table-cell office:value-type="float" office:value="12.7000122070313" calcext:value-type="float">
            <text:p>12.7000122070313</text:p>
          </table:table-cell>
          <table:table-cell table:formula="of:=([.B213] * (9/5)) + 32" office:value-type="float" office:value="54.8600219726563" calcext:value-type="float">
            <text:p>54.8600219726563</text:p>
          </table:table-cell>
        </table:table-row>
        <table:table-row table:style-name="ro1">
          <table:table-cell office:value-type="string" calcext:value-type="string">
            <text:p>1980-03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214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80-04-01</text:p>
          </table:table-cell>
          <table:table-cell office:value-type="float" office:value="12.2000122070313" calcext:value-type="float">
            <text:p>12.2000122070313</text:p>
          </table:table-cell>
          <table:table-cell table:formula="of:=([.B215] * (9/5)) + 32" office:value-type="float" office:value="53.9600219726563" calcext:value-type="float">
            <text:p>53.9600219726563</text:p>
          </table:table-cell>
        </table:table-row>
        <table:table-row table:style-name="ro1">
          <table:table-cell office:value-type="string" calcext:value-type="string">
            <text:p>1980-05-01</text:p>
          </table:table-cell>
          <table:table-cell office:value-type="float" office:value="11.7000122070313" calcext:value-type="float">
            <text:p>11.7000122070313</text:p>
          </table:table-cell>
          <table:table-cell table:formula="of:=([.B216] * (9/5)) + 32" office:value-type="float" office:value="53.0600219726563" calcext:value-type="float">
            <text:p>53.0600219726563</text:p>
          </table:table-cell>
        </table:table-row>
        <table:table-row table:style-name="ro1">
          <table:table-cell office:value-type="string" calcext:value-type="string">
            <text:p>1980-06-01</text:p>
          </table:table-cell>
          <table:table-cell office:value-type="float" office:value="12.3500061035156" calcext:value-type="float">
            <text:p>12.3500061035156</text:p>
          </table:table-cell>
          <table:table-cell table:formula="of:=([.B217] * (9/5)) + 32" office:value-type="float" office:value="54.2300109863281" calcext:value-type="float">
            <text:p>54.2300109863281</text:p>
          </table:table-cell>
        </table:table-row>
        <table:table-row table:style-name="ro1">
          <table:table-cell office:value-type="string" calcext:value-type="string">
            <text:p>1980-07-01</text:p>
          </table:table-cell>
          <table:table-cell office:value-type="float" office:value="14.4500122070313" calcext:value-type="float">
            <text:p>14.4500122070313</text:p>
          </table:table-cell>
          <table:table-cell table:formula="of:=([.B218] * (9/5)) + 32" office:value-type="float" office:value="58.0100219726563" calcext:value-type="float">
            <text:p>58.0100219726563</text:p>
          </table:table-cell>
        </table:table-row>
        <table:table-row table:style-name="ro1">
          <table:table-cell office:value-type="string" calcext:value-type="string">
            <text:p>1980-08-01</text:p>
          </table:table-cell>
          <table:table-cell office:value-type="float" office:value="14" calcext:value-type="float">
            <text:p>14</text:p>
          </table:table-cell>
          <table:table-cell table:formula="of:=([.B219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1980-09-01</text:p>
          </table:table-cell>
          <table:table-cell office:value-type="float" office:value="14" calcext:value-type="float">
            <text:p>14</text:p>
          </table:table-cell>
          <table:table-cell table:formula="of:=([.B220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1980-10-01</text:p>
          </table:table-cell>
          <table:table-cell office:value-type="float" office:value="15" calcext:value-type="float">
            <text:p>15</text:p>
          </table:table-cell>
          <table:table-cell table:formula="of:=([.B221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980-11-01</text:p>
          </table:table-cell>
          <table:table-cell office:value-type="float" office:value="13.6499938964844" calcext:value-type="float">
            <text:p>13.6499938964844</text:p>
          </table:table-cell>
          <table:table-cell table:formula="of:=([.B222] * (9/5)) + 32" office:value-type="float" office:value="56.5699890136719" calcext:value-type="float">
            <text:p>56.5699890136719</text:p>
          </table:table-cell>
        </table:table-row>
        <table:table-row table:style-name="ro1">
          <table:table-cell office:value-type="string" calcext:value-type="string">
            <text:p>1980-12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223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81-01-01</text:p>
          </table:table-cell>
          <table:table-cell office:value-type="float" office:value="13.5" calcext:value-type="float">
            <text:p>13.5</text:p>
          </table:table-cell>
          <table:table-cell table:formula="of:=([.B224] * (9/5)) + 32"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1981-02-01</text:p>
          </table:table-cell>
          <table:table-cell office:value-type="float" office:value="13" calcext:value-type="float">
            <text:p>13</text:p>
          </table:table-cell>
          <table:table-cell table:formula="of:=([.B225] * (9/5)) + 32"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1981-03-01</text:p>
          </table:table-cell>
          <table:table-cell office:value-type="float" office:value="13" calcext:value-type="float">
            <text:p>13</text:p>
          </table:table-cell>
          <table:table-cell table:formula="of:=([.B226] * (9/5)) + 32"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1981-04-01</text:p>
          </table:table-cell>
          <table:table-cell office:value-type="float" office:value="11.2999877929688" calcext:value-type="float">
            <text:p>11.2999877929688</text:p>
          </table:table-cell>
          <table:table-cell table:formula="of:=([.B227] * (9/5)) + 32" office:value-type="float" office:value="52.3399780273437" calcext:value-type="float">
            <text:p>52.3399780273437</text:p>
          </table:table-cell>
        </table:table-row>
        <table:table-row table:style-name="ro1">
          <table:table-cell office:value-type="string" calcext:value-type="string">
            <text:p>1981-05-01</text:p>
          </table:table-cell>
          <table:table-cell office:value-type="float" office:value="12.2000122070313" calcext:value-type="float">
            <text:p>12.2000122070313</text:p>
          </table:table-cell>
          <table:table-cell table:formula="of:=([.B228] * (9/5)) + 32" office:value-type="float" office:value="53.9600219726563" calcext:value-type="float">
            <text:p>53.9600219726563</text:p>
          </table:table-cell>
        </table:table-row>
        <table:table-row table:style-name="ro1">
          <table:table-cell office:value-type="string" calcext:value-type="string">
            <text:p>1981-06-01</text:p>
          </table:table-cell>
          <table:table-cell office:value-type="float" office:value="12.5" calcext:value-type="float">
            <text:p>12.5</text:p>
          </table:table-cell>
          <table:table-cell table:formula="of:=([.B229] * (9/5)) + 32"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1981-07-01</text:p>
          </table:table-cell>
          <table:table-cell office:value-type="float" office:value="13.8999938964844" calcext:value-type="float">
            <text:p>13.8999938964844</text:p>
          </table:table-cell>
          <table:table-cell table:formula="of:=([.B230] * (9/5)) + 32" office:value-type="float" office:value="57.0199890136719" calcext:value-type="float">
            <text:p>57.0199890136719</text:p>
          </table:table-cell>
        </table:table-row>
        <table:table-row table:style-name="ro1">
          <table:table-cell office:value-type="string" calcext:value-type="string">
            <text:p>1981-08-01</text:p>
          </table:table-cell>
          <table:table-cell office:value-type="float" office:value="14" calcext:value-type="float">
            <text:p>14</text:p>
          </table:table-cell>
          <table:table-cell table:formula="of:=([.B231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1981-09-01</text:p>
          </table:table-cell>
          <table:table-cell office:value-type="float" office:value="14.4500122070313" calcext:value-type="float">
            <text:p>14.4500122070313</text:p>
          </table:table-cell>
          <table:table-cell table:formula="of:=([.B232] * (9/5)) + 32" office:value-type="float" office:value="58.0100219726563" calcext:value-type="float">
            <text:p>58.0100219726563</text:p>
          </table:table-cell>
        </table:table-row>
        <table:table-row table:style-name="ro1">
          <table:table-cell office:value-type="string" calcext:value-type="string">
            <text:p>1981-10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233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1981-11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234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1981-12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235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82-01-01</text:p>
          </table:table-cell>
          <table:table-cell office:value-type="float" office:value="12" calcext:value-type="float">
            <text:p>12</text:p>
          </table:table-cell>
          <table:table-cell table:formula="of:=([.B236] * (9/5)) + 3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1982-02-01</text:p>
          </table:table-cell>
          <table:table-cell office:value-type="float" office:value="12.2000122070313" calcext:value-type="float">
            <text:p>12.2000122070313</text:p>
          </table:table-cell>
          <table:table-cell table:formula="of:=([.B237] * (9/5)) + 32" office:value-type="float" office:value="53.9600219726563" calcext:value-type="float">
            <text:p>53.9600219726563</text:p>
          </table:table-cell>
        </table:table-row>
        <table:table-row table:style-name="ro1">
          <table:table-cell office:value-type="string" calcext:value-type="string">
            <text:p>1982-03-01</text:p>
          </table:table-cell>
          <table:table-cell office:value-type="float" office:value="12.7000122070313" calcext:value-type="float">
            <text:p>12.7000122070313</text:p>
          </table:table-cell>
          <table:table-cell table:formula="of:=([.B238] * (9/5)) + 32" office:value-type="float" office:value="54.8600219726563" calcext:value-type="float">
            <text:p>54.8600219726563</text:p>
          </table:table-cell>
        </table:table-row>
        <table:table-row table:style-name="ro1">
          <table:table-cell office:value-type="string" calcext:value-type="string">
            <text:p>1982-04-01</text:p>
          </table:table-cell>
          <table:table-cell office:value-type="float" office:value="12.7999877929688" calcext:value-type="float">
            <text:p>12.7999877929688</text:p>
          </table:table-cell>
          <table:table-cell table:formula="of:=([.B239] * (9/5)) + 32" office:value-type="float" office:value="55.0399780273438" calcext:value-type="float">
            <text:p>55.0399780273438</text:p>
          </table:table-cell>
        </table:table-row>
        <table:table-row table:style-name="ro1">
          <table:table-cell office:value-type="string" calcext:value-type="string">
            <text:p>1982-05-01</text:p>
          </table:table-cell>
          <table:table-cell office:value-type="float" office:value="12.2000122070313" calcext:value-type="float">
            <text:p>12.2000122070313</text:p>
          </table:table-cell>
          <table:table-cell table:formula="of:=([.B240] * (9/5)) + 32" office:value-type="float" office:value="53.9600219726563" calcext:value-type="float">
            <text:p>53.9600219726563</text:p>
          </table:table-cell>
        </table:table-row>
        <table:table-row table:style-name="ro1">
          <table:table-cell office:value-type="string" calcext:value-type="string">
            <text:p>1982-06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241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82-07-01</text:p>
          </table:table-cell>
          <table:table-cell office:value-type="float" office:value="13.8999938964844" calcext:value-type="float">
            <text:p>13.8999938964844</text:p>
          </table:table-cell>
          <table:table-cell table:formula="of:=([.B242] * (9/5)) + 32" office:value-type="float" office:value="57.0199890136719" calcext:value-type="float">
            <text:p>57.0199890136719</text:p>
          </table:table-cell>
        </table:table-row>
        <table:table-row table:style-name="ro1">
          <table:table-cell office:value-type="string" calcext:value-type="string">
            <text:p>1982-08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243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1982-09-01</text:p>
          </table:table-cell>
          <table:table-cell office:value-type="float" office:value="15" calcext:value-type="float">
            <text:p>15</text:p>
          </table:table-cell>
          <table:table-cell table:formula="of:=([.B244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982-10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245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1982-11-01</text:p>
          </table:table-cell>
          <table:table-cell office:value-type="float" office:value="15.0499877929688" calcext:value-type="float">
            <text:p>15.0499877929688</text:p>
          </table:table-cell>
          <table:table-cell table:formula="of:=([.B246] * (9/5)) + 32" office:value-type="float" office:value="59.0899780273437" calcext:value-type="float">
            <text:p>59.0899780273437</text:p>
          </table:table-cell>
        </table:table-row>
        <table:table-row table:style-name="ro1">
          <table:table-cell office:value-type="string" calcext:value-type="string">
            <text:p>1982-12-01</text:p>
          </table:table-cell>
          <table:table-cell office:value-type="float" office:value="14" calcext:value-type="float">
            <text:p>14</text:p>
          </table:table-cell>
          <table:table-cell table:formula="of:=([.B247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1983-01-01</text:p>
          </table:table-cell>
          <table:table-cell office:value-type="float" office:value="13.7999877929688" calcext:value-type="float">
            <text:p>13.7999877929688</text:p>
          </table:table-cell>
          <table:table-cell table:formula="of:=([.B248] * (9/5)) + 32" office:value-type="float" office:value="56.8399780273438" calcext:value-type="float">
            <text:p>56.8399780273438</text:p>
          </table:table-cell>
        </table:table-row>
        <table:table-row table:style-name="ro1">
          <table:table-cell office:value-type="string" calcext:value-type="string">
            <text:p>1983-02-01</text:p>
          </table:table-cell>
          <table:table-cell office:value-type="float" office:value="14" calcext:value-type="float">
            <text:p>14</text:p>
          </table:table-cell>
          <table:table-cell table:formula="of:=([.B249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1983-03-01</text:p>
          </table:table-cell>
          <table:table-cell office:value-type="float" office:value="13.8999938964844" calcext:value-type="float">
            <text:p>13.8999938964844</text:p>
          </table:table-cell>
          <table:table-cell table:formula="of:=([.B250] * (9/5)) + 32" office:value-type="float" office:value="57.0199890136719" calcext:value-type="float">
            <text:p>57.0199890136719</text:p>
          </table:table-cell>
        </table:table-row>
        <table:table-row table:style-name="ro1">
          <table:table-cell office:value-type="string" calcext:value-type="string">
            <text:p>1983-04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251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83-05-01</text:p>
          </table:table-cell>
          <table:table-cell office:value-type="float" office:value="13.5499877929688" calcext:value-type="float">
            <text:p>13.5499877929688</text:p>
          </table:table-cell>
          <table:table-cell table:formula="of:=([.B252] * (9/5)) + 32" office:value-type="float" office:value="56.3899780273438" calcext:value-type="float">
            <text:p>56.3899780273438</text:p>
          </table:table-cell>
        </table:table-row>
        <table:table-row table:style-name="ro1">
          <table:table-cell office:value-type="string" calcext:value-type="string">
            <text:p>1983-06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253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1983-07-01</text:p>
          </table:table-cell>
          <table:table-cell office:value-type="float" office:value="15.5" calcext:value-type="float">
            <text:p>15.5</text:p>
          </table:table-cell>
          <table:table-cell table:formula="of:=([.B254] * (9/5)) + 32" office:value-type="float" office:value="59.9" calcext:value-type="float">
            <text:p>59.9</text:p>
          </table:table-cell>
        </table:table-row>
        <table:table-row table:style-name="ro1">
          <table:table-cell office:value-type="string" calcext:value-type="string">
            <text:p>1983-08-01</text:p>
          </table:table-cell>
          <table:table-cell office:value-type="float" office:value="17.2000122070313" calcext:value-type="float">
            <text:p>17.2000122070313</text:p>
          </table:table-cell>
          <table:table-cell table:formula="of:=([.B255] * (9/5)) + 32" office:value-type="float" office:value="62.9600219726563" calcext:value-type="float">
            <text:p>62.9600219726563</text:p>
          </table:table-cell>
        </table:table-row>
        <table:table-row table:style-name="ro1">
          <table:table-cell office:value-type="string" calcext:value-type="string">
            <text:p>1983-09-01</text:p>
          </table:table-cell>
          <table:table-cell office:value-type="float" office:value="17.7999877929688" calcext:value-type="float">
            <text:p>17.7999877929688</text:p>
          </table:table-cell>
          <table:table-cell table:formula="of:=([.B256] * (9/5)) + 32" office:value-type="float" office:value="64.0399780273438" calcext:value-type="float">
            <text:p>64.0399780273438</text:p>
          </table:table-cell>
        </table:table-row>
        <table:table-row table:style-name="ro1">
          <table:table-cell office:value-type="string" calcext:value-type="string">
            <text:p>1983-10-01</text:p>
          </table:table-cell>
          <table:table-cell office:value-type="float" office:value="17.2000122070313" calcext:value-type="float">
            <text:p>17.2000122070313</text:p>
          </table:table-cell>
          <table:table-cell table:formula="of:=([.B257] * (9/5)) + 32" office:value-type="float" office:value="62.9600219726563" calcext:value-type="float">
            <text:p>62.9600219726563</text:p>
          </table:table-cell>
        </table:table-row>
        <table:table-row table:style-name="ro1">
          <table:table-cell office:value-type="string" calcext:value-type="string">
            <text:p>1983-11-01</text:p>
          </table:table-cell>
          <table:table-cell office:value-type="float" office:value="16" calcext:value-type="float">
            <text:p>16</text:p>
          </table:table-cell>
          <table:table-cell table:formula="of:=([.B258] * (9/5)) + 32" office:value-type="float" office:value="60.8" calcext:value-type="float">
            <text:p>60.8</text:p>
          </table:table-cell>
        </table:table-row>
        <table:table-row table:style-name="ro1">
          <table:table-cell office:value-type="string" calcext:value-type="string">
            <text:p>1983-12-01</text:p>
          </table:table-cell>
          <table:table-cell office:value-type="float" office:value="14" calcext:value-type="float">
            <text:p>14</text:p>
          </table:table-cell>
          <table:table-cell table:formula="of:=([.B259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1984-01-01</text:p>
          </table:table-cell>
          <table:table-cell office:value-type="float" office:value="13.5499877929688" calcext:value-type="float">
            <text:p>13.5499877929688</text:p>
          </table:table-cell>
          <table:table-cell table:formula="of:=([.B260] * (9/5)) + 32" office:value-type="float" office:value="56.3899780273438" calcext:value-type="float">
            <text:p>56.3899780273438</text:p>
          </table:table-cell>
        </table:table-row>
        <table:table-row table:style-name="ro1">
          <table:table-cell office:value-type="string" calcext:value-type="string">
            <text:p>1984-02-01</text:p>
          </table:table-cell>
          <table:table-cell office:value-type="float" office:value="12.7999877929688" calcext:value-type="float">
            <text:p>12.7999877929688</text:p>
          </table:table-cell>
          <table:table-cell table:formula="of:=([.B261] * (9/5)) + 32" office:value-type="float" office:value="55.0399780273438" calcext:value-type="float">
            <text:p>55.0399780273438</text:p>
          </table:table-cell>
        </table:table-row>
        <table:table-row table:style-name="ro1">
          <table:table-cell office:value-type="string" calcext:value-type="string">
            <text:p>1984-03-01</text:p>
          </table:table-cell>
          <table:table-cell office:value-type="float" office:value="13" calcext:value-type="float">
            <text:p>13</text:p>
          </table:table-cell>
          <table:table-cell table:formula="of:=([.B262] * (9/5)) + 32"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1984-04-01</text:p>
          </table:table-cell>
          <table:table-cell office:value-type="float" office:value="11.1000061035156" calcext:value-type="float">
            <text:p>11.1000061035156</text:p>
          </table:table-cell>
          <table:table-cell table:formula="of:=([.B263] * (9/5)) + 32" office:value-type="float" office:value="51.9800109863281" calcext:value-type="float">
            <text:p>51.9800109863281</text:p>
          </table:table-cell>
        </table:table-row>
        <table:table-row table:style-name="ro1">
          <table:table-cell office:value-type="string" calcext:value-type="string">
            <text:p>1984-05-01</text:p>
          </table:table-cell>
          <table:table-cell office:value-type="float" office:value="11.7000122070313" calcext:value-type="float">
            <text:p>11.7000122070313</text:p>
          </table:table-cell>
          <table:table-cell table:formula="of:=([.B264] * (9/5)) + 32" office:value-type="float" office:value="53.0600219726563" calcext:value-type="float">
            <text:p>53.0600219726563</text:p>
          </table:table-cell>
        </table:table-row>
        <table:table-row table:style-name="ro1">
          <table:table-cell office:value-type="string" calcext:value-type="string">
            <text:p>1984-06-01</text:p>
          </table:table-cell>
          <table:table-cell office:value-type="float" office:value="13" calcext:value-type="float">
            <text:p>13</text:p>
          </table:table-cell>
          <table:table-cell table:formula="of:=([.B265] * (9/5)) + 32"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1984-07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266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1984-08-01</text:p>
          </table:table-cell>
          <table:table-cell office:value-type="float" office:value="15.5" calcext:value-type="float">
            <text:p>15.5</text:p>
          </table:table-cell>
          <table:table-cell table:formula="of:=([.B267] * (9/5)) + 32" office:value-type="float" office:value="59.9" calcext:value-type="float">
            <text:p>59.9</text:p>
          </table:table-cell>
        </table:table-row>
        <table:table-row table:style-name="ro1">
          <table:table-cell office:value-type="string" calcext:value-type="string">
            <text:p>1984-09-01</text:p>
          </table:table-cell>
          <table:table-cell office:value-type="float" office:value="16.7000122070313" calcext:value-type="float">
            <text:p>16.7000122070313</text:p>
          </table:table-cell>
          <table:table-cell table:formula="of:=([.B268] * (9/5)) + 32" office:value-type="float" office:value="62.0600219726563" calcext:value-type="float">
            <text:p>62.0600219726563</text:p>
          </table:table-cell>
        </table:table-row>
        <table:table-row table:style-name="ro1">
          <table:table-cell office:value-type="string" calcext:value-type="string">
            <text:p>1984-10-01</text:p>
          </table:table-cell>
          <table:table-cell office:value-type="float" office:value="15.6000061035156" calcext:value-type="float">
            <text:p>15.6000061035156</text:p>
          </table:table-cell>
          <table:table-cell table:formula="of:=([.B269] * (9/5)) + 32" office:value-type="float" office:value="60.0800109863281" calcext:value-type="float">
            <text:p>60.0800109863281</text:p>
          </table:table-cell>
        </table:table-row>
        <table:table-row table:style-name="ro1">
          <table:table-cell office:value-type="string" calcext:value-type="string">
            <text:p>1984-11-01</text:p>
          </table:table-cell>
          <table:table-cell office:value-type="float" office:value="14" calcext:value-type="float">
            <text:p>14</text:p>
          </table:table-cell>
          <table:table-cell table:formula="of:=([.B270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1984-12-01</text:p>
          </table:table-cell>
          <table:table-cell office:value-type="float" office:value="12.7999877929688" calcext:value-type="float">
            <text:p>12.7999877929688</text:p>
          </table:table-cell>
          <table:table-cell table:formula="of:=([.B271] * (9/5)) + 32" office:value-type="float" office:value="55.0399780273438" calcext:value-type="float">
            <text:p>55.0399780273438</text:p>
          </table:table-cell>
        </table:table-row>
        <table:table-row table:style-name="ro1">
          <table:table-cell office:value-type="string" calcext:value-type="string">
            <text:p>1985-01-01</text:p>
          </table:table-cell>
          <table:table-cell office:value-type="float" office:value="12.5" calcext:value-type="float">
            <text:p>12.5</text:p>
          </table:table-cell>
          <table:table-cell table:formula="of:=([.B272] * (9/5)) + 32"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1985-02-01</text:p>
          </table:table-cell>
          <table:table-cell office:value-type="float" office:value="11.7000122070313" calcext:value-type="float">
            <text:p>11.7000122070313</text:p>
          </table:table-cell>
          <table:table-cell table:formula="of:=([.B273] * (9/5)) + 32" office:value-type="float" office:value="53.0600219726563" calcext:value-type="float">
            <text:p>53.0600219726563</text:p>
          </table:table-cell>
        </table:table-row>
        <table:table-row table:style-name="ro1">
          <table:table-cell office:value-type="string" calcext:value-type="string">
            <text:p>1985-03-01</text:p>
          </table:table-cell>
          <table:table-cell office:value-type="float" office:value="11.1000061035156" calcext:value-type="float">
            <text:p>11.1000061035156</text:p>
          </table:table-cell>
          <table:table-cell table:formula="of:=([.B274] * (9/5)) + 32" office:value-type="float" office:value="51.9800109863281" calcext:value-type="float">
            <text:p>51.9800109863281</text:p>
          </table:table-cell>
        </table:table-row>
        <table:table-row table:style-name="ro1">
          <table:table-cell office:value-type="string" calcext:value-type="string">
            <text:p>1985-04-01</text:p>
          </table:table-cell>
          <table:table-cell office:value-type="float" office:value="11.4500122070313" calcext:value-type="float">
            <text:p>11.4500122070313</text:p>
          </table:table-cell>
          <table:table-cell table:formula="of:=([.B275] * (9/5)) + 32" office:value-type="float" office:value="52.6100219726563" calcext:value-type="float">
            <text:p>52.6100219726563</text:p>
          </table:table-cell>
        </table:table-row>
        <table:table-row table:style-name="ro1">
          <table:table-cell office:value-type="string" calcext:value-type="string">
            <text:p>1985-05-01</text:p>
          </table:table-cell>
          <table:table-cell office:value-type="float" office:value="11.7000122070313" calcext:value-type="float">
            <text:p>11.7000122070313</text:p>
          </table:table-cell>
          <table:table-cell table:formula="of:=([.B276] * (9/5)) + 32" office:value-type="float" office:value="53.0600219726563" calcext:value-type="float">
            <text:p>53.0600219726563</text:p>
          </table:table-cell>
        </table:table-row>
        <table:table-row table:style-name="ro1">
          <table:table-cell office:value-type="string" calcext:value-type="string">
            <text:p>1985-06-01</text:p>
          </table:table-cell>
          <table:table-cell office:value-type="float" office:value="13.75" calcext:value-type="float">
            <text:p>13.75</text:p>
          </table:table-cell>
          <table:table-cell table:formula="of:=([.B277] * (9/5)) + 32" office:value-type="float" office:value="56.75" calcext:value-type="float">
            <text:p>56.75</text:p>
          </table:table-cell>
        </table:table-row>
        <table:table-row table:style-name="ro1">
          <table:table-cell office:value-type="string" calcext:value-type="string">
            <text:p>1985-07-01</text:p>
          </table:table-cell>
          <table:table-cell office:value-type="float" office:value="14.6000061035156" calcext:value-type="float">
            <text:p>14.6000061035156</text:p>
          </table:table-cell>
          <table:table-cell table:formula="of:=([.B278] * (9/5)) + 32" office:value-type="float" office:value="58.2800109863281" calcext:value-type="float">
            <text:p>58.2800109863281</text:p>
          </table:table-cell>
        </table:table-row>
        <table:table-row table:style-name="ro1">
          <table:table-cell office:value-type="string" calcext:value-type="string">
            <text:p>1985-08-01</text:p>
          </table:table-cell>
          <table:table-cell office:value-type="float" office:value="16.1000061035156" calcext:value-type="float">
            <text:p>16.1000061035156</text:p>
          </table:table-cell>
          <table:table-cell table:formula="of:=([.B279] * (9/5)) + 32" office:value-type="float" office:value="60.9800109863281" calcext:value-type="float">
            <text:p>60.9800109863281</text:p>
          </table:table-cell>
        </table:table-row>
        <table:table-row table:style-name="ro1">
          <table:table-cell office:value-type="string" calcext:value-type="string">
            <text:p>1985-09-01</text:p>
          </table:table-cell>
          <table:table-cell office:value-type="float" office:value="15.6000061035156" calcext:value-type="float">
            <text:p>15.6000061035156</text:p>
          </table:table-cell>
          <table:table-cell table:formula="of:=([.B280] * (9/5)) + 32" office:value-type="float" office:value="60.0800109863281" calcext:value-type="float">
            <text:p>60.0800109863281</text:p>
          </table:table-cell>
        </table:table-row>
        <table:table-row table:style-name="ro1">
          <table:table-cell office:value-type="string" calcext:value-type="string">
            <text:p>1985-10-01</text:p>
          </table:table-cell>
          <table:table-cell office:value-type="float" office:value="15" calcext:value-type="float">
            <text:p>15</text:p>
          </table:table-cell>
          <table:table-cell table:formula="of:=([.B281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985-11-01</text:p>
          </table:table-cell>
          <table:table-cell office:value-type="float" office:value="12.7999877929688" calcext:value-type="float">
            <text:p>12.7999877929688</text:p>
          </table:table-cell>
          <table:table-cell table:formula="of:=([.B282] * (9/5)) + 32" office:value-type="float" office:value="55.0399780273438" calcext:value-type="float">
            <text:p>55.0399780273438</text:p>
          </table:table-cell>
        </table:table-row>
        <table:table-row table:style-name="ro1">
          <table:table-cell office:value-type="string" calcext:value-type="string">
            <text:p>1985-12-01</text:p>
          </table:table-cell>
          <table:table-cell office:value-type="float" office:value="12" calcext:value-type="float">
            <text:p>12</text:p>
          </table:table-cell>
          <table:table-cell table:formula="of:=([.B283] * (9/5)) + 3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1986-01-01</text:p>
          </table:table-cell>
          <table:table-cell office:value-type="float" office:value="13" calcext:value-type="float">
            <text:p>13</text:p>
          </table:table-cell>
          <table:table-cell table:formula="of:=([.B284] * (9/5)) + 32"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1986-02-01</text:p>
          </table:table-cell>
          <table:table-cell office:value-type="float" office:value="13.1000061035156" calcext:value-type="float">
            <text:p>13.1000061035156</text:p>
          </table:table-cell>
          <table:table-cell table:formula="of:=([.B285] * (9/5)) + 32" office:value-type="float" office:value="55.5800109863281" calcext:value-type="float">
            <text:p>55.5800109863281</text:p>
          </table:table-cell>
        </table:table-row>
        <table:table-row table:style-name="ro1">
          <table:table-cell office:value-type="string" calcext:value-type="string">
            <text:p>1986-03-01</text:p>
          </table:table-cell>
          <table:table-cell office:value-type="float" office:value="13.8999938964844" calcext:value-type="float">
            <text:p>13.8999938964844</text:p>
          </table:table-cell>
          <table:table-cell table:formula="of:=([.B286] * (9/5)) + 32" office:value-type="float" office:value="57.0199890136719" calcext:value-type="float">
            <text:p>57.0199890136719</text:p>
          </table:table-cell>
        </table:table-row>
        <table:table-row table:style-name="ro1">
          <table:table-cell office:value-type="string" calcext:value-type="string">
            <text:p>1986-04-01</text:p>
          </table:table-cell>
          <table:table-cell office:value-type="float" office:value="11.7000122070313" calcext:value-type="float">
            <text:p>11.7000122070313</text:p>
          </table:table-cell>
          <table:table-cell table:formula="of:=([.B287] * (9/5)) + 32" office:value-type="float" office:value="53.0600219726563" calcext:value-type="float">
            <text:p>53.0600219726563</text:p>
          </table:table-cell>
        </table:table-row>
        <table:table-row table:style-name="ro1">
          <table:table-cell office:value-type="string" calcext:value-type="string">
            <text:p>1986-05-01</text:p>
          </table:table-cell>
          <table:table-cell office:value-type="float" office:value="12.1499938964844" calcext:value-type="float">
            <text:p>12.1499938964844</text:p>
          </table:table-cell>
          <table:table-cell table:formula="of:=([.B288] * (9/5)) + 32" office:value-type="float" office:value="53.8699890136719" calcext:value-type="float">
            <text:p>53.8699890136719</text:p>
          </table:table-cell>
        </table:table-row>
        <table:table-row table:style-name="ro1">
          <table:table-cell office:value-type="string" calcext:value-type="string">
            <text:p>1986-06-01</text:p>
          </table:table-cell>
          <table:table-cell office:value-type="float" office:value="13.6000061035156" calcext:value-type="float">
            <text:p>13.6000061035156</text:p>
          </table:table-cell>
          <table:table-cell table:formula="of:=([.B289] * (9/5)) + 32" office:value-type="float" office:value="56.4800109863281" calcext:value-type="float">
            <text:p>56.4800109863281</text:p>
          </table:table-cell>
        </table:table-row>
        <table:table-row table:style-name="ro1">
          <table:table-cell office:value-type="string" calcext:value-type="string">
            <text:p>1986-07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290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1986-08-01</text:p>
          </table:table-cell>
          <table:table-cell office:value-type="float" office:value="15" calcext:value-type="float">
            <text:p>15</text:p>
          </table:table-cell>
          <table:table-cell table:formula="of:=([.B291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986-09-01</text:p>
          </table:table-cell>
          <table:table-cell office:value-type="float" office:value="15.5" calcext:value-type="float">
            <text:p>15.5</text:p>
          </table:table-cell>
          <table:table-cell table:formula="of:=([.B292] * (9/5)) + 32" office:value-type="float" office:value="59.9" calcext:value-type="float">
            <text:p>59.9</text:p>
          </table:table-cell>
        </table:table-row>
        <table:table-row table:style-name="ro1">
          <table:table-cell office:value-type="string" calcext:value-type="string">
            <text:p>1986-10-01</text:p>
          </table:table-cell>
          <table:table-cell office:value-type="float" office:value="15.2999877929688" calcext:value-type="float">
            <text:p>15.2999877929688</text:p>
          </table:table-cell>
          <table:table-cell table:formula="of:=([.B293] * (9/5)) + 32" office:value-type="float" office:value="59.5399780273438" calcext:value-type="float">
            <text:p>59.5399780273438</text:p>
          </table:table-cell>
        </table:table-row>
        <table:table-row table:style-name="ro1">
          <table:table-cell office:value-type="string" calcext:value-type="string">
            <text:p>1986-11-01</text:p>
          </table:table-cell>
          <table:table-cell office:value-type="float" office:value="14.5499877929688" calcext:value-type="float">
            <text:p>14.5499877929688</text:p>
          </table:table-cell>
          <table:table-cell table:formula="of:=([.B294] * (9/5)) + 32" office:value-type="float" office:value="58.1899780273438" calcext:value-type="float">
            <text:p>58.1899780273438</text:p>
          </table:table-cell>
        </table:table-row>
        <table:table-row table:style-name="ro1">
          <table:table-cell office:value-type="string" calcext:value-type="string">
            <text:p>1986-12-01</text:p>
          </table:table-cell>
          <table:table-cell office:value-type="float" office:value="13.8999938964844" calcext:value-type="float">
            <text:p>13.8999938964844</text:p>
          </table:table-cell>
          <table:table-cell table:formula="of:=([.B295] * (9/5)) + 32" office:value-type="float" office:value="57.0199890136719" calcext:value-type="float">
            <text:p>57.0199890136719</text:p>
          </table:table-cell>
        </table:table-row>
        <table:table-row table:style-name="ro1">
          <table:table-cell office:value-type="string" calcext:value-type="string">
            <text:p>1987-01-01</text:p>
          </table:table-cell>
          <table:table-cell office:value-type="float" office:value="12.8999938964844" calcext:value-type="float">
            <text:p>12.8999938964844</text:p>
          </table:table-cell>
          <table:table-cell table:formula="of:=([.B296] * (9/5)) + 32" office:value-type="float" office:value="55.2199890136719" calcext:value-type="float">
            <text:p>55.2199890136719</text:p>
          </table:table-cell>
        </table:table-row>
        <table:table-row table:style-name="ro1">
          <table:table-cell office:value-type="string" calcext:value-type="string">
            <text:p>1987-02-01</text:p>
          </table:table-cell>
          <table:table-cell office:value-type="float" office:value="13.1000061035156" calcext:value-type="float">
            <text:p>13.1000061035156</text:p>
          </table:table-cell>
          <table:table-cell table:formula="of:=([.B297] * (9/5)) + 32" office:value-type="float" office:value="55.5800109863281" calcext:value-type="float">
            <text:p>55.5800109863281</text:p>
          </table:table-cell>
        </table:table-row>
        <table:table-row table:style-name="ro1">
          <table:table-cell office:value-type="string" calcext:value-type="string">
            <text:p>1987-03-01</text:p>
          </table:table-cell>
          <table:table-cell office:value-type="float" office:value="12.5" calcext:value-type="float">
            <text:p>12.5</text:p>
          </table:table-cell>
          <table:table-cell table:formula="of:=([.B298] * (9/5)) + 32"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1987-04-01</text:p>
          </table:table-cell>
          <table:table-cell office:value-type="float" office:value="12.2000122070313" calcext:value-type="float">
            <text:p>12.2000122070313</text:p>
          </table:table-cell>
          <table:table-cell table:formula="of:=([.B299] * (9/5)) + 32" office:value-type="float" office:value="53.9600219726563" calcext:value-type="float">
            <text:p>53.9600219726563</text:p>
          </table:table-cell>
        </table:table-row>
        <table:table-row table:style-name="ro1">
          <table:table-cell office:value-type="string" calcext:value-type="string">
            <text:p>1987-05-01</text:p>
          </table:table-cell>
          <table:table-cell office:value-type="float" office:value="12.8999938964844" calcext:value-type="float">
            <text:p>12.8999938964844</text:p>
          </table:table-cell>
          <table:table-cell table:formula="of:=([.B300] * (9/5)) + 32" office:value-type="float" office:value="55.2199890136719" calcext:value-type="float">
            <text:p>55.2199890136719</text:p>
          </table:table-cell>
        </table:table-row>
        <table:table-row table:style-name="ro1">
          <table:table-cell office:value-type="string" calcext:value-type="string">
            <text:p>1987-06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301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87-07-01</text:p>
          </table:table-cell>
          <table:table-cell office:value-type="float" office:value="14.8999938964844" calcext:value-type="float">
            <text:p>14.8999938964844</text:p>
          </table:table-cell>
          <table:table-cell table:formula="of:=([.B302] * (9/5)) + 32" office:value-type="float" office:value="58.8199890136719" calcext:value-type="float">
            <text:p>58.8199890136719</text:p>
          </table:table-cell>
        </table:table-row>
        <table:table-row table:style-name="ro1">
          <table:table-cell office:value-type="string" calcext:value-type="string">
            <text:p>1987-08-01</text:p>
          </table:table-cell>
          <table:table-cell office:value-type="float" office:value="15.6000061035156" calcext:value-type="float">
            <text:p>15.6000061035156</text:p>
          </table:table-cell>
          <table:table-cell table:formula="of:=([.B303] * (9/5)) + 32" office:value-type="float" office:value="60.0800109863281" calcext:value-type="float">
            <text:p>60.0800109863281</text:p>
          </table:table-cell>
        </table:table-row>
        <table:table-row table:style-name="ro1">
          <table:table-cell office:value-type="string" calcext:value-type="string">
            <text:p>1987-09-01</text:p>
          </table:table-cell>
          <table:table-cell office:value-type="float" office:value="15.6000061035156" calcext:value-type="float">
            <text:p>15.6000061035156</text:p>
          </table:table-cell>
          <table:table-cell table:formula="of:=([.B304] * (9/5)) + 32" office:value-type="float" office:value="60.0800109863281" calcext:value-type="float">
            <text:p>60.0800109863281</text:p>
          </table:table-cell>
        </table:table-row>
        <table:table-row table:style-name="ro1">
          <table:table-cell office:value-type="string" calcext:value-type="string">
            <text:p>1987-10-01</text:p>
          </table:table-cell>
          <table:table-cell office:value-type="float" office:value="15.6000061035156" calcext:value-type="float">
            <text:p>15.6000061035156</text:p>
          </table:table-cell>
          <table:table-cell table:formula="of:=([.B305] * (9/5)) + 32" office:value-type="float" office:value="60.0800109863281" calcext:value-type="float">
            <text:p>60.0800109863281</text:p>
          </table:table-cell>
        </table:table-row>
        <table:table-row table:style-name="ro1">
          <table:table-cell office:value-type="string" calcext:value-type="string">
            <text:p>1987-11-01</text:p>
          </table:table-cell>
          <table:table-cell office:value-type="float" office:value="16" calcext:value-type="float">
            <text:p>16</text:p>
          </table:table-cell>
          <table:table-cell table:formula="of:=([.B306] * (9/5)) + 32" office:value-type="float" office:value="60.8" calcext:value-type="float">
            <text:p>60.8</text:p>
          </table:table-cell>
        </table:table-row>
        <table:table-row table:style-name="ro1">
          <table:table-cell office:value-type="string" calcext:value-type="string">
            <text:p>1987-12-01</text:p>
          </table:table-cell>
          <table:table-cell office:value-type="float" office:value="13.7000122070313" calcext:value-type="float">
            <text:p>13.7000122070313</text:p>
          </table:table-cell>
          <table:table-cell table:formula="of:=([.B307] * (9/5)) + 32" office:value-type="float" office:value="56.6600219726563" calcext:value-type="float">
            <text:p>56.6600219726563</text:p>
          </table:table-cell>
        </table:table-row>
        <table:table-row table:style-name="ro1">
          <table:table-cell office:value-type="string" calcext:value-type="string">
            <text:p>1988-01-01</text:p>
          </table:table-cell>
          <table:table-cell office:value-type="float" office:value="12" calcext:value-type="float">
            <text:p>12</text:p>
          </table:table-cell>
          <table:table-cell table:formula="of:=([.B308] * (9/5)) + 3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1988-02-01</text:p>
          </table:table-cell>
          <table:table-cell office:value-type="float" office:value="12.2000122070313" calcext:value-type="float">
            <text:p>12.2000122070313</text:p>
          </table:table-cell>
          <table:table-cell table:formula="of:=([.B309] * (9/5)) + 32" office:value-type="float" office:value="53.9600219726563" calcext:value-type="float">
            <text:p>53.9600219726563</text:p>
          </table:table-cell>
        </table:table-row>
        <table:table-row table:style-name="ro1">
          <table:table-cell office:value-type="string" calcext:value-type="string">
            <text:p>1988-03-01</text:p>
          </table:table-cell>
          <table:table-cell office:value-type="float" office:value="12.2000122070313" calcext:value-type="float">
            <text:p>12.2000122070313</text:p>
          </table:table-cell>
          <table:table-cell table:formula="of:=([.B310] * (9/5)) + 32" office:value-type="float" office:value="53.9600219726563" calcext:value-type="float">
            <text:p>53.9600219726563</text:p>
          </table:table-cell>
        </table:table-row>
        <table:table-row table:style-name="ro1">
          <table:table-cell office:value-type="string" calcext:value-type="string">
            <text:p>1988-04-01</text:p>
          </table:table-cell>
          <table:table-cell office:value-type="float" office:value="12" calcext:value-type="float">
            <text:p>12</text:p>
          </table:table-cell>
          <table:table-cell table:formula="of:=([.B311] * (9/5)) + 3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1988-05-01</text:p>
          </table:table-cell>
          <table:table-cell office:value-type="float" office:value="12.2999877929688" calcext:value-type="float">
            <text:p>12.2999877929688</text:p>
          </table:table-cell>
          <table:table-cell table:formula="of:=([.B312] * (9/5)) + 32" office:value-type="float" office:value="54.1399780273438" calcext:value-type="float">
            <text:p>54.1399780273438</text:p>
          </table:table-cell>
        </table:table-row>
        <table:table-row table:style-name="ro1">
          <table:table-cell office:value-type="string" calcext:value-type="string">
            <text:p>1988-06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313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88-07-01</text:p>
          </table:table-cell>
          <table:table-cell office:value-type="float" office:value="15" calcext:value-type="float">
            <text:p>15</text:p>
          </table:table-cell>
          <table:table-cell table:formula="of:=([.B314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988-08-01</text:p>
          </table:table-cell>
          <table:table-cell office:value-type="float" office:value="15.6000061035156" calcext:value-type="float">
            <text:p>15.6000061035156</text:p>
          </table:table-cell>
          <table:table-cell table:formula="of:=([.B315] * (9/5)) + 32" office:value-type="float" office:value="60.0800109863281" calcext:value-type="float">
            <text:p>60.0800109863281</text:p>
          </table:table-cell>
        </table:table-row>
        <table:table-row table:style-name="ro1">
          <table:table-cell office:value-type="string" calcext:value-type="string">
            <text:p>1988-09-01</text:p>
          </table:table-cell>
          <table:table-cell office:value-type="float" office:value="15" calcext:value-type="float">
            <text:p>15</text:p>
          </table:table-cell>
          <table:table-cell table:formula="of:=([.B316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988-10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317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1988-11-01</text:p>
          </table:table-cell>
          <table:table-cell office:value-type="float" office:value="13.7999877929688" calcext:value-type="float">
            <text:p>13.7999877929688</text:p>
          </table:table-cell>
          <table:table-cell table:formula="of:=([.B318] * (9/5)) + 32" office:value-type="float" office:value="56.8399780273438" calcext:value-type="float">
            <text:p>56.8399780273438</text:p>
          </table:table-cell>
        </table:table-row>
        <table:table-row table:style-name="ro1">
          <table:table-cell office:value-type="string" calcext:value-type="string">
            <text:p>1988-12-01</text:p>
          </table:table-cell>
          <table:table-cell office:value-type="float" office:value="13.25" calcext:value-type="float">
            <text:p>13.25</text:p>
          </table:table-cell>
          <table:table-cell table:formula="of:=([.B319] * (9/5)) + 32" office:value-type="float" office:value="55.85" calcext:value-type="float">
            <text:p>55.85</text:p>
          </table:table-cell>
        </table:table-row>
        <table:table-row table:style-name="ro1">
          <table:table-cell office:value-type="string" calcext:value-type="string">
            <text:p>1989-01-01</text:p>
          </table:table-cell>
          <table:table-cell office:value-type="float" office:value="11.1000061035156" calcext:value-type="float">
            <text:p>11.1000061035156</text:p>
          </table:table-cell>
          <table:table-cell table:formula="of:=([.B320] * (9/5)) + 32" office:value-type="float" office:value="51.9800109863281" calcext:value-type="float">
            <text:p>51.9800109863281</text:p>
          </table:table-cell>
        </table:table-row>
        <table:table-row table:style-name="ro1">
          <table:table-cell office:value-type="string" calcext:value-type="string">
            <text:p>1989-02-01</text:p>
          </table:table-cell>
          <table:table-cell office:value-type="float" office:value="11.1000061035156" calcext:value-type="float">
            <text:p>11.1000061035156</text:p>
          </table:table-cell>
          <table:table-cell table:formula="of:=([.B321] * (9/5)) + 32" office:value-type="float" office:value="51.9800109863281" calcext:value-type="float">
            <text:p>51.9800109863281</text:p>
          </table:table-cell>
        </table:table-row>
        <table:table-row table:style-name="ro1">
          <table:table-cell office:value-type="string" calcext:value-type="string">
            <text:p>1989-03-01</text:p>
          </table:table-cell>
          <table:table-cell office:value-type="float" office:value="11.7000122070313" calcext:value-type="float">
            <text:p>11.7000122070313</text:p>
          </table:table-cell>
          <table:table-cell table:formula="of:=([.B322] * (9/5)) + 32" office:value-type="float" office:value="53.0600219726563" calcext:value-type="float">
            <text:p>53.0600219726563</text:p>
          </table:table-cell>
        </table:table-row>
        <table:table-row table:style-name="ro1">
          <table:table-cell office:value-type="string" calcext:value-type="string">
            <text:p>1989-04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323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89-05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324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89-06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325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89-07-01</text:p>
          </table:table-cell>
          <table:table-cell office:value-type="float" office:value="13.3999938964844" calcext:value-type="float">
            <text:p>13.3999938964844</text:p>
          </table:table-cell>
          <table:table-cell table:formula="of:=([.B326] * (9/5)) + 32" office:value-type="float" office:value="56.1199890136719" calcext:value-type="float">
            <text:p>56.1199890136719</text:p>
          </table:table-cell>
        </table:table-row>
        <table:table-row table:style-name="ro1">
          <table:table-cell office:value-type="string" calcext:value-type="string">
            <text:p>1989-08-01</text:p>
          </table:table-cell>
          <table:table-cell office:value-type="float" office:value="15" calcext:value-type="float">
            <text:p>15</text:p>
          </table:table-cell>
          <table:table-cell table:formula="of:=([.B327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989-09-01</text:p>
          </table:table-cell>
          <table:table-cell office:value-type="float" office:value="15.6000061035156" calcext:value-type="float">
            <text:p>15.6000061035156</text:p>
          </table:table-cell>
          <table:table-cell table:formula="of:=([.B328] * (9/5)) + 32" office:value-type="float" office:value="60.0800109863281" calcext:value-type="float">
            <text:p>60.0800109863281</text:p>
          </table:table-cell>
        </table:table-row>
        <table:table-row table:style-name="ro1">
          <table:table-cell office:value-type="string" calcext:value-type="string">
            <text:p>1989-10-01</text:p>
          </table:table-cell>
          <table:table-cell office:value-type="float" office:value="15" calcext:value-type="float">
            <text:p>15</text:p>
          </table:table-cell>
          <table:table-cell table:formula="of:=([.B329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989-11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330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1989-12-01</text:p>
          </table:table-cell>
          <table:table-cell office:value-type="float" office:value="14" calcext:value-type="float">
            <text:p>14</text:p>
          </table:table-cell>
          <table:table-cell table:formula="of:=([.B331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1990-01-01</text:p>
          </table:table-cell>
          <table:table-cell office:value-type="float" office:value="12.6000061035156" calcext:value-type="float">
            <text:p>12.6000061035156</text:p>
          </table:table-cell>
          <table:table-cell table:formula="of:=([.B332] * (9/5)) + 32" office:value-type="float" office:value="54.6800109863281" calcext:value-type="float">
            <text:p>54.6800109863281</text:p>
          </table:table-cell>
        </table:table-row>
        <table:table-row table:style-name="ro1">
          <table:table-cell office:value-type="string" calcext:value-type="string">
            <text:p>1990-02-01</text:p>
          </table:table-cell>
          <table:table-cell office:value-type="float" office:value="12" calcext:value-type="float">
            <text:p>12</text:p>
          </table:table-cell>
          <table:table-cell table:formula="of:=([.B333] * (9/5)) + 3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1990-03-01</text:p>
          </table:table-cell>
          <table:table-cell office:value-type="float" office:value="12" calcext:value-type="float">
            <text:p>12</text:p>
          </table:table-cell>
          <table:table-cell table:formula="of:=([.B334] * (9/5)) + 3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1990-04-01</text:p>
          </table:table-cell>
          <table:table-cell office:value-type="float" office:value="12.2000122070313" calcext:value-type="float">
            <text:p>12.2000122070313</text:p>
          </table:table-cell>
          <table:table-cell table:formula="of:=([.B335] * (9/5)) + 32" office:value-type="float" office:value="53.9600219726563" calcext:value-type="float">
            <text:p>53.9600219726563</text:p>
          </table:table-cell>
        </table:table-row>
        <table:table-row table:style-name="ro1">
          <table:table-cell office:value-type="string" calcext:value-type="string">
            <text:p>1990-05-01</text:p>
          </table:table-cell>
          <table:table-cell office:value-type="float" office:value="12.2000122070313" calcext:value-type="float">
            <text:p>12.2000122070313</text:p>
          </table:table-cell>
          <table:table-cell table:formula="of:=([.B336] * (9/5)) + 32" office:value-type="float" office:value="53.9600219726563" calcext:value-type="float">
            <text:p>53.9600219726563</text:p>
          </table:table-cell>
        </table:table-row>
        <table:table-row table:style-name="ro1">
          <table:table-cell office:value-type="string" calcext:value-type="string">
            <text:p>1990-06-01</text:p>
          </table:table-cell>
          <table:table-cell office:value-type="float" office:value="13.75" calcext:value-type="float">
            <text:p>13.75</text:p>
          </table:table-cell>
          <table:table-cell table:formula="of:=([.B337] * (9/5)) + 32" office:value-type="float" office:value="56.75" calcext:value-type="float">
            <text:p>56.75</text:p>
          </table:table-cell>
        </table:table-row>
        <table:table-row table:style-name="ro1">
          <table:table-cell office:value-type="string" calcext:value-type="string">
            <text:p>1990-07-01</text:p>
          </table:table-cell>
          <table:table-cell office:value-type="float" office:value="15" calcext:value-type="float">
            <text:p>15</text:p>
          </table:table-cell>
          <table:table-cell table:formula="of:=([.B338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990-08-01</text:p>
          </table:table-cell>
          <table:table-cell office:value-type="float" office:value="15.6000061035156" calcext:value-type="float">
            <text:p>15.6000061035156</text:p>
          </table:table-cell>
          <table:table-cell table:formula="of:=([.B339] * (9/5)) + 32" office:value-type="float" office:value="60.0800109863281" calcext:value-type="float">
            <text:p>60.0800109863281</text:p>
          </table:table-cell>
        </table:table-row>
        <table:table-row table:style-name="ro1">
          <table:table-cell office:value-type="string" calcext:value-type="string">
            <text:p>1990-09-01</text:p>
          </table:table-cell>
          <table:table-cell office:value-type="float" office:value="16.7000122070313" calcext:value-type="float">
            <text:p>16.7000122070313</text:p>
          </table:table-cell>
          <table:table-cell table:formula="of:=([.B340] * (9/5)) + 32" office:value-type="float" office:value="62.0600219726563" calcext:value-type="float">
            <text:p>62.0600219726563</text:p>
          </table:table-cell>
        </table:table-row>
        <table:table-row table:style-name="ro1">
          <table:table-cell office:value-type="string" calcext:value-type="string">
            <text:p>1990-10-01</text:p>
          </table:table-cell>
          <table:table-cell office:value-type="float" office:value="15" calcext:value-type="float">
            <text:p>15</text:p>
          </table:table-cell>
          <table:table-cell table:formula="of:=([.B341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990-11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342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90-12-01</text:p>
          </table:table-cell>
          <table:table-cell office:value-type="float" office:value="13" calcext:value-type="float">
            <text:p>13</text:p>
          </table:table-cell>
          <table:table-cell table:formula="of:=([.B343] * (9/5)) + 32"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1991-01-01</text:p>
          </table:table-cell>
          <table:table-cell office:value-type="float" office:value="11.7000122070313" calcext:value-type="float">
            <text:p>11.7000122070313</text:p>
          </table:table-cell>
          <table:table-cell table:formula="of:=([.B344] * (9/5)) + 32" office:value-type="float" office:value="53.0600219726563" calcext:value-type="float">
            <text:p>53.0600219726563</text:p>
          </table:table-cell>
        </table:table-row>
        <table:table-row table:style-name="ro1">
          <table:table-cell office:value-type="string" calcext:value-type="string">
            <text:p>1991-02-01</text:p>
          </table:table-cell>
          <table:table-cell office:value-type="float" office:value="12.2000122070313" calcext:value-type="float">
            <text:p>12.2000122070313</text:p>
          </table:table-cell>
          <table:table-cell table:formula="of:=([.B345] * (9/5)) + 32" office:value-type="float" office:value="53.9600219726563" calcext:value-type="float">
            <text:p>53.9600219726563</text:p>
          </table:table-cell>
        </table:table-row>
        <table:table-row table:style-name="ro1">
          <table:table-cell office:value-type="string" calcext:value-type="string">
            <text:p>1991-03-01</text:p>
          </table:table-cell>
          <table:table-cell office:value-type="float" office:value="11.3999938964844" calcext:value-type="float">
            <text:p>11.3999938964844</text:p>
          </table:table-cell>
          <table:table-cell table:formula="of:=([.B346] * (9/5)) + 32" office:value-type="float" office:value="52.5199890136719" calcext:value-type="float">
            <text:p>52.5199890136719</text:p>
          </table:table-cell>
        </table:table-row>
        <table:table-row table:style-name="ro1">
          <table:table-cell office:value-type="string" calcext:value-type="string">
            <text:p>1991-04-01</text:p>
          </table:table-cell>
          <table:table-cell office:value-type="float" office:value="11.7999877929688" calcext:value-type="float">
            <text:p>11.7999877929688</text:p>
          </table:table-cell>
          <table:table-cell table:formula="of:=([.B347] * (9/5)) + 32" office:value-type="float" office:value="53.2399780273438" calcext:value-type="float">
            <text:p>53.2399780273438</text:p>
          </table:table-cell>
        </table:table-row>
        <table:table-row table:style-name="ro1">
          <table:table-cell office:value-type="string" calcext:value-type="string">
            <text:p>1991-05-01</text:p>
          </table:table-cell>
          <table:table-cell office:value-type="float" office:value="11.2000122070313" calcext:value-type="float">
            <text:p>11.2000122070313</text:p>
          </table:table-cell>
          <table:table-cell table:formula="of:=([.B348] * (9/5)) + 32" office:value-type="float" office:value="52.1600219726563" calcext:value-type="float">
            <text:p>52.1600219726563</text:p>
          </table:table-cell>
        </table:table-row>
        <table:table-row table:style-name="ro1">
          <table:table-cell office:value-type="string" calcext:value-type="string">
            <text:p>1991-06-01</text:p>
          </table:table-cell>
          <table:table-cell office:value-type="float" office:value="12" calcext:value-type="float">
            <text:p>12</text:p>
          </table:table-cell>
          <table:table-cell table:formula="of:=([.B349] * (9/5)) + 3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1991-07-01</text:p>
          </table:table-cell>
          <table:table-cell office:value-type="float" office:value="14" calcext:value-type="float">
            <text:p>14</text:p>
          </table:table-cell>
          <table:table-cell table:formula="of:=([.B350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1991-08-01</text:p>
          </table:table-cell>
          <table:table-cell office:value-type="float" office:value="15.3999938964844" calcext:value-type="float">
            <text:p>15.3999938964844</text:p>
          </table:table-cell>
          <table:table-cell table:formula="of:=([.B351] * (9/5)) + 32" office:value-type="float" office:value="59.7199890136719" calcext:value-type="float">
            <text:p>59.7199890136719</text:p>
          </table:table-cell>
        </table:table-row>
        <table:table-row table:style-name="ro1">
          <table:table-cell office:value-type="string" calcext:value-type="string">
            <text:p>1991-09-01</text:p>
          </table:table-cell>
          <table:table-cell office:value-type="float" office:value="15.5" calcext:value-type="float">
            <text:p>15.5</text:p>
          </table:table-cell>
          <table:table-cell table:formula="of:=([.B352] * (9/5)) + 32" office:value-type="float" office:value="59.9" calcext:value-type="float">
            <text:p>59.9</text:p>
          </table:table-cell>
        </table:table-row>
        <table:table-row table:style-name="ro1">
          <table:table-cell office:value-type="string" calcext:value-type="string">
            <text:p>1991-10-01</text:p>
          </table:table-cell>
          <table:table-cell office:value-type="float" office:value="15.2000122070313" calcext:value-type="float">
            <text:p>15.2000122070313</text:p>
          </table:table-cell>
          <table:table-cell table:formula="of:=([.B353] * (9/5)) + 32" office:value-type="float" office:value="59.3600219726563" calcext:value-type="float">
            <text:p>59.3600219726563</text:p>
          </table:table-cell>
        </table:table-row>
        <table:table-row table:style-name="ro1">
          <table:table-cell office:value-type="string" calcext:value-type="string">
            <text:p>1991-11-01</text:p>
          </table:table-cell>
          <table:table-cell office:value-type="float" office:value="13" calcext:value-type="float">
            <text:p>13</text:p>
          </table:table-cell>
          <table:table-cell table:formula="of:=([.B354] * (9/5)) + 32"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1991-12-01</text:p>
          </table:table-cell>
          <table:table-cell office:value-type="float" office:value="12.7999877929688" calcext:value-type="float">
            <text:p>12.7999877929688</text:p>
          </table:table-cell>
          <table:table-cell table:formula="of:=([.B355] * (9/5)) + 32" office:value-type="float" office:value="55.0399780273438" calcext:value-type="float">
            <text:p>55.0399780273438</text:p>
          </table:table-cell>
        </table:table-row>
        <table:table-row table:style-name="ro1">
          <table:table-cell office:value-type="string" calcext:value-type="string">
            <text:p>1992-01-01</text:p>
          </table:table-cell>
          <table:table-cell office:value-type="float" office:value="12.7999877929688" calcext:value-type="float">
            <text:p>12.7999877929688</text:p>
          </table:table-cell>
          <table:table-cell table:formula="of:=([.B356] * (9/5)) + 32" office:value-type="float" office:value="55.0399780273438" calcext:value-type="float">
            <text:p>55.0399780273438</text:p>
          </table:table-cell>
        </table:table-row>
        <table:table-row table:style-name="ro1">
          <table:table-cell office:value-type="string" calcext:value-type="string">
            <text:p>1992-02-01</text:p>
          </table:table-cell>
          <table:table-cell office:value-type="float" office:value="13.5" calcext:value-type="float">
            <text:p>13.5</text:p>
          </table:table-cell>
          <table:table-cell table:formula="of:=([.B357] * (9/5)) + 32"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1992-03-01</text:p>
          </table:table-cell>
          <table:table-cell office:value-type="float" office:value="13.8999938964844" calcext:value-type="float">
            <text:p>13.8999938964844</text:p>
          </table:table-cell>
          <table:table-cell table:formula="of:=([.B358] * (9/5)) + 32" office:value-type="float" office:value="57.0199890136719" calcext:value-type="float">
            <text:p>57.0199890136719</text:p>
          </table:table-cell>
        </table:table-row>
        <table:table-row table:style-name="ro1">
          <table:table-cell office:value-type="string" calcext:value-type="string">
            <text:p>1992-04-01</text:p>
          </table:table-cell>
          <table:table-cell office:value-type="float" office:value="14.5" calcext:value-type="float">
            <text:p>14.5</text:p>
          </table:table-cell>
          <table:table-cell table:formula="of:=([.B359] * (9/5)) + 32"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1992-05-01</text:p>
          </table:table-cell>
          <table:table-cell office:value-type="float" office:value="14.5" calcext:value-type="float">
            <text:p>14.5</text:p>
          </table:table-cell>
          <table:table-cell table:formula="of:=([.B360] * (9/5)) + 32"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1992-06-01</text:p>
          </table:table-cell>
          <table:table-cell office:value-type="float" office:value="15" calcext:value-type="float">
            <text:p>15</text:p>
          </table:table-cell>
          <table:table-cell table:formula="of:=([.B361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992-07-01</text:p>
          </table:table-cell>
          <table:table-cell office:value-type="float" office:value="16.3999938964844" calcext:value-type="float">
            <text:p>16.3999938964844</text:p>
          </table:table-cell>
          <table:table-cell table:formula="of:=([.B362] * (9/5)) + 32" office:value-type="float" office:value="61.5199890136719" calcext:value-type="float">
            <text:p>61.5199890136719</text:p>
          </table:table-cell>
        </table:table-row>
        <table:table-row table:style-name="ro1">
          <table:table-cell office:value-type="string" calcext:value-type="string">
            <text:p>1992-08-01</text:p>
          </table:table-cell>
          <table:table-cell office:value-type="float" office:value="16.1000061035156" calcext:value-type="float">
            <text:p>16.1000061035156</text:p>
          </table:table-cell>
          <table:table-cell table:formula="of:=([.B363] * (9/5)) + 32" office:value-type="float" office:value="60.9800109863281" calcext:value-type="float">
            <text:p>60.9800109863281</text:p>
          </table:table-cell>
        </table:table-row>
        <table:table-row table:style-name="ro1">
          <table:table-cell office:value-type="string" calcext:value-type="string">
            <text:p>1992-09-01</text:p>
          </table:table-cell>
          <table:table-cell office:value-type="float" office:value="15.8500061035156" calcext:value-type="float">
            <text:p>15.8500061035156</text:p>
          </table:table-cell>
          <table:table-cell table:formula="of:=([.B364] * (9/5)) + 32" office:value-type="float" office:value="60.5300109863281" calcext:value-type="float">
            <text:p>60.5300109863281</text:p>
          </table:table-cell>
        </table:table-row>
        <table:table-row table:style-name="ro1">
          <table:table-cell office:value-type="string" calcext:value-type="string">
            <text:p>1992-10-01</text:p>
          </table:table-cell>
          <table:table-cell office:value-type="float" office:value="16.2000122070312" calcext:value-type="float">
            <text:p>16.2000122070312</text:p>
          </table:table-cell>
          <table:table-cell table:formula="of:=([.B365] * (9/5)) + 32" office:value-type="float" office:value="61.1600219726563" calcext:value-type="float">
            <text:p>61.1600219726563</text:p>
          </table:table-cell>
        </table:table-row>
        <table:table-row table:style-name="ro1">
          <table:table-cell office:value-type="string" calcext:value-type="string">
            <text:p>1992-11-01</text:p>
          </table:table-cell>
          <table:table-cell office:value-type="float" office:value="15.1499938964844" calcext:value-type="float">
            <text:p>15.1499938964844</text:p>
          </table:table-cell>
          <table:table-cell table:formula="of:=([.B366] * (9/5)) + 32" office:value-type="float" office:value="59.2699890136719" calcext:value-type="float">
            <text:p>59.2699890136719</text:p>
          </table:table-cell>
        </table:table-row>
        <table:table-row table:style-name="ro1">
          <table:table-cell office:value-type="string" calcext:value-type="string">
            <text:p>1992-12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367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1993-01-01</text:p>
          </table:table-cell>
          <table:table-cell office:value-type="float" office:value="12.7999877929688" calcext:value-type="float">
            <text:p>12.7999877929688</text:p>
          </table:table-cell>
          <table:table-cell table:formula="of:=([.B368] * (9/5)) + 32" office:value-type="float" office:value="55.0399780273438" calcext:value-type="float">
            <text:p>55.0399780273438</text:p>
          </table:table-cell>
        </table:table-row>
        <table:table-row table:style-name="ro1">
          <table:table-cell office:value-type="string" calcext:value-type="string">
            <text:p>1993-02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369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93-03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370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93-04-01</text:p>
          </table:table-cell>
          <table:table-cell office:value-type="float" office:value="13.8999938964844" calcext:value-type="float">
            <text:p>13.8999938964844</text:p>
          </table:table-cell>
          <table:table-cell table:formula="of:=([.B371] * (9/5)) + 32" office:value-type="float" office:value="57.0199890136719" calcext:value-type="float">
            <text:p>57.0199890136719</text:p>
          </table:table-cell>
        </table:table-row>
        <table:table-row table:style-name="ro1">
          <table:table-cell office:value-type="string" calcext:value-type="string">
            <text:p>1993-05-01</text:p>
          </table:table-cell>
          <table:table-cell office:value-type="float" office:value="13.6000061035156" calcext:value-type="float">
            <text:p>13.6000061035156</text:p>
          </table:table-cell>
          <table:table-cell table:formula="of:=([.B372] * (9/5)) + 32" office:value-type="float" office:value="56.4800109863281" calcext:value-type="float">
            <text:p>56.4800109863281</text:p>
          </table:table-cell>
        </table:table-row>
        <table:table-row table:style-name="ro1">
          <table:table-cell office:value-type="string" calcext:value-type="string">
            <text:p>1993-06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373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1993-07-01</text:p>
          </table:table-cell>
          <table:table-cell office:value-type="float" office:value="14.5" calcext:value-type="float">
            <text:p>14.5</text:p>
          </table:table-cell>
          <table:table-cell table:formula="of:=([.B374] * (9/5)) + 32"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1993-08-01</text:p>
          </table:table-cell>
          <table:table-cell office:value-type="float" office:value="15.6000061035156" calcext:value-type="float">
            <text:p>15.6000061035156</text:p>
          </table:table-cell>
          <table:table-cell table:formula="of:=([.B375] * (9/5)) + 32" office:value-type="float" office:value="60.0800109863281" calcext:value-type="float">
            <text:p>60.0800109863281</text:p>
          </table:table-cell>
        </table:table-row>
        <table:table-row table:style-name="ro1">
          <table:table-cell office:value-type="string" calcext:value-type="string">
            <text:p>1993-09-01</text:p>
          </table:table-cell>
          <table:table-cell office:value-type="float" office:value="15.6000061035156" calcext:value-type="float">
            <text:p>15.6000061035156</text:p>
          </table:table-cell>
          <table:table-cell table:formula="of:=([.B376] * (9/5)) + 32" office:value-type="float" office:value="60.0800109863281" calcext:value-type="float">
            <text:p>60.0800109863281</text:p>
          </table:table-cell>
        </table:table-row>
        <table:table-row table:style-name="ro1">
          <table:table-cell office:value-type="string" calcext:value-type="string">
            <text:p>1993-10-01</text:p>
          </table:table-cell>
          <table:table-cell office:value-type="float" office:value="15.6000061035156" calcext:value-type="float">
            <text:p>15.6000061035156</text:p>
          </table:table-cell>
          <table:table-cell table:formula="of:=([.B377] * (9/5)) + 32" office:value-type="float" office:value="60.0800109863281" calcext:value-type="float">
            <text:p>60.0800109863281</text:p>
          </table:table-cell>
        </table:table-row>
        <table:table-row table:style-name="ro1">
          <table:table-cell office:value-type="string" calcext:value-type="string">
            <text:p>1993-11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378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1993-12-01</text:p>
          </table:table-cell>
          <table:table-cell office:value-type="float" office:value="13.3999938964844" calcext:value-type="float">
            <text:p>13.3999938964844</text:p>
          </table:table-cell>
          <table:table-cell table:formula="of:=([.B379] * (9/5)) + 32" office:value-type="float" office:value="56.1199890136719" calcext:value-type="float">
            <text:p>56.1199890136719</text:p>
          </table:table-cell>
        </table:table-row>
        <table:table-row table:style-name="ro1">
          <table:table-cell office:value-type="string" calcext:value-type="string">
            <text:p>1994-01-01</text:p>
          </table:table-cell>
          <table:table-cell office:value-type="float" office:value="12.9500122070313" calcext:value-type="float">
            <text:p>12.9500122070313</text:p>
          </table:table-cell>
          <table:table-cell table:formula="of:=([.B380] * (9/5)) + 32" office:value-type="float" office:value="55.3100219726563" calcext:value-type="float">
            <text:p>55.3100219726563</text:p>
          </table:table-cell>
        </table:table-row>
        <table:table-row table:style-name="ro1">
          <table:table-cell office:value-type="string" calcext:value-type="string">
            <text:p>1994-02-01</text:p>
          </table:table-cell>
          <table:table-cell office:value-type="float" office:value="12.3999938964844" calcext:value-type="float">
            <text:p>12.3999938964844</text:p>
          </table:table-cell>
          <table:table-cell table:formula="of:=([.B381] * (9/5)) + 32" office:value-type="float" office:value="54.3199890136719" calcext:value-type="float">
            <text:p>54.3199890136719</text:p>
          </table:table-cell>
        </table:table-row>
        <table:table-row table:style-name="ro1">
          <table:table-cell office:value-type="string" calcext:value-type="string">
            <text:p>1994-03-01</text:p>
          </table:table-cell>
          <table:table-cell office:value-type="float" office:value="13.2000122070313" calcext:value-type="float">
            <text:p>13.2000122070313</text:p>
          </table:table-cell>
          <table:table-cell table:formula="of:=([.B382] * (9/5)) + 32" office:value-type="float" office:value="55.7600219726563" calcext:value-type="float">
            <text:p>55.7600219726563</text:p>
          </table:table-cell>
        </table:table-row>
        <table:table-row table:style-name="ro1">
          <table:table-cell office:value-type="string" calcext:value-type="string">
            <text:p>1994-04-01</text:p>
          </table:table-cell>
          <table:table-cell office:value-type="float" office:value="12.7999877929688" calcext:value-type="float">
            <text:p>12.7999877929688</text:p>
          </table:table-cell>
          <table:table-cell table:formula="of:=([.B383] * (9/5)) + 32" office:value-type="float" office:value="55.0399780273438" calcext:value-type="float">
            <text:p>55.0399780273438</text:p>
          </table:table-cell>
        </table:table-row>
        <table:table-row table:style-name="ro1">
          <table:table-cell office:value-type="string" calcext:value-type="string">
            <text:p>1994-05-01</text:p>
          </table:table-cell>
          <table:table-cell office:value-type="float" office:value="12.2000122070313" calcext:value-type="float">
            <text:p>12.2000122070313</text:p>
          </table:table-cell>
          <table:table-cell table:formula="of:=([.B384] * (9/5)) + 32" office:value-type="float" office:value="53.9600219726563" calcext:value-type="float">
            <text:p>53.9600219726563</text:p>
          </table:table-cell>
        </table:table-row>
        <table:table-row table:style-name="ro1">
          <table:table-cell office:value-type="string" calcext:value-type="string">
            <text:p>1994-06-01</text:p>
          </table:table-cell>
          <table:table-cell office:value-type="float" office:value="12.2999877929688" calcext:value-type="float">
            <text:p>12.2999877929688</text:p>
          </table:table-cell>
          <table:table-cell table:formula="of:=([.B385] * (9/5)) + 32" office:value-type="float" office:value="54.1399780273438" calcext:value-type="float">
            <text:p>54.1399780273438</text:p>
          </table:table-cell>
        </table:table-row>
        <table:table-row table:style-name="ro1">
          <table:table-cell office:value-type="string" calcext:value-type="string">
            <text:p>1994-07-01</text:p>
          </table:table-cell>
          <table:table-cell office:value-type="float" office:value="12.7999877929688" calcext:value-type="float">
            <text:p>12.7999877929688</text:p>
          </table:table-cell>
          <table:table-cell table:formula="of:=([.B386] * (9/5)) + 32" office:value-type="float" office:value="55.0399780273438" calcext:value-type="float">
            <text:p>55.0399780273438</text:p>
          </table:table-cell>
        </table:table-row>
        <table:table-row table:style-name="ro1">
          <table:table-cell office:value-type="string" calcext:value-type="string">
            <text:p>1994-08-01</text:p>
          </table:table-cell>
          <table:table-cell office:value-type="float" office:value="13.8999938964844" calcext:value-type="float">
            <text:p>13.8999938964844</text:p>
          </table:table-cell>
          <table:table-cell table:formula="of:=([.B387] * (9/5)) + 32" office:value-type="float" office:value="57.0199890136719" calcext:value-type="float">
            <text:p>57.0199890136719</text:p>
          </table:table-cell>
        </table:table-row>
        <table:table-row table:style-name="ro1">
          <table:table-cell office:value-type="string" calcext:value-type="string">
            <text:p>1994-09-01</text:p>
          </table:table-cell>
          <table:table-cell office:value-type="float" office:value="15.2000122070313" calcext:value-type="float">
            <text:p>15.2000122070313</text:p>
          </table:table-cell>
          <table:table-cell table:formula="of:=([.B388] * (9/5)) + 32" office:value-type="float" office:value="59.3600219726563" calcext:value-type="float">
            <text:p>59.3600219726563</text:p>
          </table:table-cell>
        </table:table-row>
        <table:table-row table:style-name="ro1">
          <table:table-cell office:value-type="string" calcext:value-type="string">
            <text:p>1994-10-01</text:p>
          </table:table-cell>
          <table:table-cell office:value-type="float" office:value="14.7000122070313" calcext:value-type="float">
            <text:p>14.7000122070313</text:p>
          </table:table-cell>
          <table:table-cell table:formula="of:=([.B389] * (9/5)) + 32" office:value-type="float" office:value="58.4600219726562" calcext:value-type="float">
            <text:p>58.4600219726562</text:p>
          </table:table-cell>
        </table:table-row>
        <table:table-row table:style-name="ro1">
          <table:table-cell office:value-type="string" calcext:value-type="string">
            <text:p>1994-11-01</text:p>
          </table:table-cell>
          <table:table-cell office:value-type="float" office:value="12.4500122070313" calcext:value-type="float">
            <text:p>12.4500122070313</text:p>
          </table:table-cell>
          <table:table-cell table:formula="of:=([.B390] * (9/5)) + 32" office:value-type="float" office:value="54.4100219726563" calcext:value-type="float">
            <text:p>54.4100219726563</text:p>
          </table:table-cell>
        </table:table-row>
        <table:table-row table:style-name="ro1">
          <table:table-cell office:value-type="string" calcext:value-type="string">
            <text:p>1994-12-01</text:p>
          </table:table-cell>
          <table:table-cell office:value-type="float" office:value="12.2000122070313" calcext:value-type="float">
            <text:p>12.2000122070313</text:p>
          </table:table-cell>
          <table:table-cell table:formula="of:=([.B391] * (9/5)) + 32" office:value-type="float" office:value="53.9600219726563" calcext:value-type="float">
            <text:p>53.9600219726563</text:p>
          </table:table-cell>
        </table:table-row>
        <table:table-row table:style-name="ro1">
          <table:table-cell office:value-type="string" calcext:value-type="string">
            <text:p>1995-01-01</text:p>
          </table:table-cell>
          <table:table-cell office:value-type="float" office:value="12.25" calcext:value-type="float">
            <text:p>12.25</text:p>
          </table:table-cell>
          <table:table-cell table:formula="of:=([.B392] * (9/5)) + 32" office:value-type="float" office:value="54.05" calcext:value-type="float">
            <text:p>54.05</text:p>
          </table:table-cell>
        </table:table-row>
        <table:table-row table:style-name="ro1">
          <table:table-cell office:value-type="string" calcext:value-type="string">
            <text:p>1995-02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393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1995-03-01</text:p>
          </table:table-cell>
          <table:table-cell office:value-type="float" office:value="13.5" calcext:value-type="float">
            <text:p>13.5</text:p>
          </table:table-cell>
          <table:table-cell table:formula="of:=([.B394] * (9/5)) + 32"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1995-04-01</text:p>
          </table:table-cell>
          <table:table-cell office:value-type="float" office:value="13.3999938964844" calcext:value-type="float">
            <text:p>13.3999938964844</text:p>
          </table:table-cell>
          <table:table-cell table:formula="of:=([.B395] * (9/5)) + 32" office:value-type="float" office:value="56.1199890136719" calcext:value-type="float">
            <text:p>56.1199890136719</text:p>
          </table:table-cell>
        </table:table-row>
        <table:table-row table:style-name="ro1">
          <table:table-cell office:value-type="string" calcext:value-type="string">
            <text:p>1995-05-01</text:p>
          </table:table-cell>
          <table:table-cell office:value-type="float" office:value="12.7000122070313" calcext:value-type="float">
            <text:p>12.7000122070313</text:p>
          </table:table-cell>
          <table:table-cell table:formula="of:=([.B396] * (9/5)) + 32" office:value-type="float" office:value="54.8600219726563" calcext:value-type="float">
            <text:p>54.8600219726563</text:p>
          </table:table-cell>
        </table:table-row>
        <table:table-row table:style-name="ro1">
          <table:table-cell office:value-type="string" calcext:value-type="string">
            <text:p>1995-06-01</text:p>
          </table:table-cell>
          <table:table-cell office:value-type="float" office:value="11.7000122070313" calcext:value-type="float">
            <text:p>11.7000122070313</text:p>
          </table:table-cell>
          <table:table-cell table:formula="of:=([.B397] * (9/5)) + 32" office:value-type="float" office:value="53.0600219726563" calcext:value-type="float">
            <text:p>53.0600219726563</text:p>
          </table:table-cell>
        </table:table-row>
        <table:table-row table:style-name="ro1">
          <table:table-cell office:value-type="string" calcext:value-type="string">
            <text:p>1995-07-01</text:p>
          </table:table-cell>
          <table:table-cell office:value-type="float" office:value="15" calcext:value-type="float">
            <text:p>15</text:p>
          </table:table-cell>
          <table:table-cell table:formula="of:=([.B398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995-08-01</text:p>
          </table:table-cell>
          <table:table-cell office:value-type="float" office:value="14.2999877929687" calcext:value-type="float">
            <text:p>14.2999877929687</text:p>
          </table:table-cell>
          <table:table-cell table:formula="of:=([.B399] * (9/5)) + 32" office:value-type="float" office:value="57.7399780273438" calcext:value-type="float">
            <text:p>57.7399780273438</text:p>
          </table:table-cell>
        </table:table-row>
        <table:table-row table:style-name="ro1">
          <table:table-cell office:value-type="string" calcext:value-type="string">
            <text:p>1995-09-01</text:p>
          </table:table-cell>
          <table:table-cell office:value-type="float" office:value="14.7999877929688" calcext:value-type="float">
            <text:p>14.7999877929688</text:p>
          </table:table-cell>
          <table:table-cell table:formula="of:=([.B400] * (9/5)) + 32" office:value-type="float" office:value="58.6399780273438" calcext:value-type="float">
            <text:p>58.6399780273438</text:p>
          </table:table-cell>
        </table:table-row>
        <table:table-row table:style-name="ro1">
          <table:table-cell office:value-type="string" calcext:value-type="string">
            <text:p>1995-10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401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1995-11-01</text:p>
          </table:table-cell>
          <table:table-cell office:value-type="float" office:value="13.5" calcext:value-type="float">
            <text:p>13.5</text:p>
          </table:table-cell>
          <table:table-cell table:formula="of:=([.B402] * (9/5)) + 32"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1995-12-01</text:p>
          </table:table-cell>
          <table:table-cell office:value-type="float" office:value="13.8999938964844" calcext:value-type="float">
            <text:p>13.8999938964844</text:p>
          </table:table-cell>
          <table:table-cell table:formula="of:=([.B403] * (9/5)) + 32" office:value-type="float" office:value="57.0199890136719" calcext:value-type="float">
            <text:p>57.0199890136719</text:p>
          </table:table-cell>
        </table:table-row>
        <table:table-row table:style-name="ro1">
          <table:table-cell office:value-type="string" calcext:value-type="string">
            <text:p>1996-01-01</text:p>
          </table:table-cell>
          <table:table-cell office:value-type="float" office:value="13.75" calcext:value-type="float">
            <text:p>13.75</text:p>
          </table:table-cell>
          <table:table-cell table:formula="of:=([.B404] * (9/5)) + 32" office:value-type="float" office:value="56.75" calcext:value-type="float">
            <text:p>56.75</text:p>
          </table:table-cell>
        </table:table-row>
        <table:table-row table:style-name="ro1">
          <table:table-cell office:value-type="string" calcext:value-type="string">
            <text:p>1996-02-01</text:p>
          </table:table-cell>
          <table:table-cell office:value-type="float" office:value="13.9500122070313" calcext:value-type="float">
            <text:p>13.9500122070313</text:p>
          </table:table-cell>
          <table:table-cell table:formula="of:=([.B405] * (9/5)) + 32" office:value-type="float" office:value="57.1100219726563" calcext:value-type="float">
            <text:p>57.1100219726563</text:p>
          </table:table-cell>
        </table:table-row>
        <table:table-row table:style-name="ro1">
          <table:table-cell office:value-type="string" calcext:value-type="string">
            <text:p>1996-03-01</text:p>
          </table:table-cell>
          <table:table-cell office:value-type="float" office:value="13.8999938964844" calcext:value-type="float">
            <text:p>13.8999938964844</text:p>
          </table:table-cell>
          <table:table-cell table:formula="of:=([.B406] * (9/5)) + 32" office:value-type="float" office:value="57.0199890136719" calcext:value-type="float">
            <text:p>57.0199890136719</text:p>
          </table:table-cell>
        </table:table-row>
        <table:table-row table:style-name="ro1">
          <table:table-cell office:value-type="string" calcext:value-type="string">
            <text:p>1996-04-01</text:p>
          </table:table-cell>
          <table:table-cell office:value-type="float" office:value="13.3999938964844" calcext:value-type="float">
            <text:p>13.3999938964844</text:p>
          </table:table-cell>
          <table:table-cell table:formula="of:=([.B407] * (9/5)) + 32" office:value-type="float" office:value="56.1199890136719" calcext:value-type="float">
            <text:p>56.1199890136719</text:p>
          </table:table-cell>
        </table:table-row>
        <table:table-row table:style-name="ro1">
          <table:table-cell office:value-type="string" calcext:value-type="string">
            <text:p>1996-05-01</text:p>
          </table:table-cell>
          <table:table-cell office:value-type="float" office:value="12.5" calcext:value-type="float">
            <text:p>12.5</text:p>
          </table:table-cell>
          <table:table-cell table:formula="of:=([.B408] * (9/5)) + 32"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1996-06-01</text:p>
          </table:table-cell>
          <table:table-cell office:value-type="float" office:value="12.1000061035156" calcext:value-type="float">
            <text:p>12.1000061035156</text:p>
          </table:table-cell>
          <table:table-cell table:formula="of:=([.B409] * (9/5)) + 32" office:value-type="float" office:value="53.7800109863281" calcext:value-type="float">
            <text:p>53.7800109863281</text:p>
          </table:table-cell>
        </table:table-row>
        <table:table-row table:style-name="ro1">
          <table:table-cell office:value-type="string" calcext:value-type="string">
            <text:p>1996-07-01</text:p>
          </table:table-cell>
          <table:table-cell office:value-type="float" office:value="17.7000122070313" calcext:value-type="float">
            <text:p>17.7000122070313</text:p>
          </table:table-cell>
          <table:table-cell table:formula="of:=([.B410] * (9/5)) + 32" office:value-type="float" office:value="63.8600219726563" calcext:value-type="float">
            <text:p>63.8600219726563</text:p>
          </table:table-cell>
        </table:table-row>
        <table:table-row table:style-name="ro1">
          <table:table-cell office:value-type="string" calcext:value-type="string">
            <text:p>1996-08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411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1996-09-01</text:p>
          </table:table-cell>
          <table:table-cell office:value-type="float" office:value="15.5" calcext:value-type="float">
            <text:p>15.5</text:p>
          </table:table-cell>
          <table:table-cell table:formula="of:=([.B412] * (9/5)) + 32" office:value-type="float" office:value="59.9" calcext:value-type="float">
            <text:p>59.9</text:p>
          </table:table-cell>
        </table:table-row>
        <table:table-row table:style-name="ro1">
          <table:table-cell office:value-type="string" calcext:value-type="string">
            <text:p>1996-10-01</text:p>
          </table:table-cell>
          <table:table-cell office:value-type="float" office:value="14.7999877929688" calcext:value-type="float">
            <text:p>14.7999877929688</text:p>
          </table:table-cell>
          <table:table-cell table:formula="of:=([.B413] * (9/5)) + 32" office:value-type="float" office:value="58.6399780273438" calcext:value-type="float">
            <text:p>58.6399780273438</text:p>
          </table:table-cell>
        </table:table-row>
        <table:table-row table:style-name="ro1">
          <table:table-cell office:value-type="string" calcext:value-type="string">
            <text:p>1996-11-01</text:p>
          </table:table-cell>
          <table:table-cell office:value-type="float" office:value="12.6499938964844" calcext:value-type="float">
            <text:p>12.6499938964844</text:p>
          </table:table-cell>
          <table:table-cell table:formula="of:=([.B414] * (9/5)) + 32" office:value-type="float" office:value="54.7699890136719" calcext:value-type="float">
            <text:p>54.7699890136719</text:p>
          </table:table-cell>
        </table:table-row>
        <table:table-row table:style-name="ro1">
          <table:table-cell office:value-type="string" calcext:value-type="string">
            <text:p>1996-12-01</text:p>
          </table:table-cell>
          <table:table-cell office:value-type="float" office:value="12.6000061035156" calcext:value-type="float">
            <text:p>12.6000061035156</text:p>
          </table:table-cell>
          <table:table-cell table:formula="of:=([.B415] * (9/5)) + 32" office:value-type="float" office:value="54.6800109863281" calcext:value-type="float">
            <text:p>54.6800109863281</text:p>
          </table:table-cell>
        </table:table-row>
        <table:table-row table:style-name="ro1">
          <table:table-cell office:value-type="string" calcext:value-type="string">
            <text:p>1997-01-01</text:p>
          </table:table-cell>
          <table:table-cell office:value-type="float" office:value="13.2000122070313" calcext:value-type="float">
            <text:p>13.2000122070313</text:p>
          </table:table-cell>
          <table:table-cell table:formula="of:=([.B416] * (9/5)) + 32" office:value-type="float" office:value="55.7600219726563" calcext:value-type="float">
            <text:p>55.7600219726563</text:p>
          </table:table-cell>
        </table:table-row>
        <table:table-row table:style-name="ro1">
          <table:table-cell office:value-type="string" calcext:value-type="string">
            <text:p>1997-02-01</text:p>
          </table:table-cell>
          <table:table-cell office:value-type="float" office:value="12.8999938964844" calcext:value-type="float">
            <text:p>12.8999938964844</text:p>
          </table:table-cell>
          <table:table-cell table:formula="of:=([.B417] * (9/5)) + 32" office:value-type="float" office:value="55.2199890136719" calcext:value-type="float">
            <text:p>55.2199890136719</text:p>
          </table:table-cell>
        </table:table-row>
        <table:table-row table:style-name="ro1">
          <table:table-cell office:value-type="string" calcext:value-type="string">
            <text:p>1997-03-01</text:p>
          </table:table-cell>
          <table:table-cell office:value-type="float" office:value="11.3500061035156" calcext:value-type="float">
            <text:p>11.3500061035156</text:p>
          </table:table-cell>
          <table:table-cell table:formula="of:=([.B418] * (9/5)) + 32" office:value-type="float" office:value="52.4300109863281" calcext:value-type="float">
            <text:p>52.4300109863281</text:p>
          </table:table-cell>
        </table:table-row>
        <table:table-row table:style-name="ro1">
          <table:table-cell office:value-type="string" calcext:value-type="string">
            <text:p>1997-04-01</text:p>
          </table:table-cell>
          <table:table-cell office:value-type="float" office:value="11.8500061035156" calcext:value-type="float">
            <text:p>11.8500061035156</text:p>
          </table:table-cell>
          <table:table-cell table:formula="of:=([.B419] * (9/5)) + 32" office:value-type="float" office:value="53.3300109863281" calcext:value-type="float">
            <text:p>53.3300109863281</text:p>
          </table:table-cell>
        </table:table-row>
        <table:table-row table:style-name="ro1">
          <table:table-cell office:value-type="string" calcext:value-type="string">
            <text:p>1997-05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420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1997-06-01</text:p>
          </table:table-cell>
          <table:table-cell office:value-type="float" office:value="13.7000122070313" calcext:value-type="float">
            <text:p>13.7000122070313</text:p>
          </table:table-cell>
          <table:table-cell table:formula="of:=([.B421] * (9/5)) + 32" office:value-type="float" office:value="56.6600219726563" calcext:value-type="float">
            <text:p>56.6600219726563</text:p>
          </table:table-cell>
        </table:table-row>
        <table:table-row table:style-name="ro1">
          <table:table-cell office:value-type="string" calcext:value-type="string">
            <text:p>1997-07-01</text:p>
          </table:table-cell>
          <table:table-cell office:value-type="float" office:value="16" calcext:value-type="float">
            <text:p>16</text:p>
          </table:table-cell>
          <table:table-cell table:formula="of:=([.B422] * (9/5)) + 32" office:value-type="float" office:value="60.8" calcext:value-type="float">
            <text:p>60.8</text:p>
          </table:table-cell>
        </table:table-row>
        <table:table-row table:style-name="ro1">
          <table:table-cell office:value-type="string" calcext:value-type="string">
            <text:p>1997-08-01</text:p>
          </table:table-cell>
          <table:table-cell office:value-type="float" office:value="16.7000122070313" calcext:value-type="float">
            <text:p>16.7000122070313</text:p>
          </table:table-cell>
          <table:table-cell table:formula="of:=([.B423] * (9/5)) + 32" office:value-type="float" office:value="62.0600219726563" calcext:value-type="float">
            <text:p>62.0600219726563</text:p>
          </table:table-cell>
        </table:table-row>
        <table:table-row table:style-name="ro1">
          <table:table-cell office:value-type="string" calcext:value-type="string">
            <text:p>1997-09-01</text:p>
          </table:table-cell>
          <table:table-cell office:value-type="float" office:value="17.7999877929688" calcext:value-type="float">
            <text:p>17.7999877929688</text:p>
          </table:table-cell>
          <table:table-cell table:formula="of:=([.B424] * (9/5)) + 32" office:value-type="float" office:value="64.0399780273438" calcext:value-type="float">
            <text:p>64.0399780273438</text:p>
          </table:table-cell>
        </table:table-row>
        <table:table-row table:style-name="ro1">
          <table:table-cell office:value-type="string" calcext:value-type="string">
            <text:p>1997-10-01</text:p>
          </table:table-cell>
          <table:table-cell office:value-type="float" office:value="16.7999877929687" calcext:value-type="float">
            <text:p>16.7999877929687</text:p>
          </table:table-cell>
          <table:table-cell table:formula="of:=([.B425] * (9/5)) + 32" office:value-type="float" office:value="62.2399780273438" calcext:value-type="float">
            <text:p>62.2399780273438</text:p>
          </table:table-cell>
        </table:table-row>
        <table:table-row table:style-name="ro1">
          <table:table-cell office:value-type="string" calcext:value-type="string">
            <text:p>1997-11-01</text:p>
          </table:table-cell>
          <table:table-cell office:value-type="float" office:value="16.3999938964844" calcext:value-type="float">
            <text:p>16.3999938964844</text:p>
          </table:table-cell>
          <table:table-cell table:formula="of:=([.B426] * (9/5)) + 32" office:value-type="float" office:value="61.5199890136719" calcext:value-type="float">
            <text:p>61.5199890136719</text:p>
          </table:table-cell>
        </table:table-row>
        <table:table-row table:style-name="ro1">
          <table:table-cell office:value-type="string" calcext:value-type="string">
            <text:p>1997-12-01</text:p>
          </table:table-cell>
          <table:table-cell office:value-type="float" office:value="15" calcext:value-type="float">
            <text:p>15</text:p>
          </table:table-cell>
          <table:table-cell table:formula="of:=([.B427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998-01-01</text:p>
          </table:table-cell>
          <table:table-cell office:value-type="float" office:value="15" calcext:value-type="float">
            <text:p>15</text:p>
          </table:table-cell>
          <table:table-cell table:formula="of:=([.B428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998-02-01</text:p>
          </table:table-cell>
          <table:table-cell office:value-type="float" office:value="14" calcext:value-type="float">
            <text:p>14</text:p>
          </table:table-cell>
          <table:table-cell table:formula="of:=([.B429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1998-03-01</text:p>
          </table:table-cell>
          <table:table-cell office:value-type="float" office:value="13.6000061035156" calcext:value-type="float">
            <text:p>13.6000061035156</text:p>
          </table:table-cell>
          <table:table-cell table:formula="of:=([.B430] * (9/5)) + 32" office:value-type="float" office:value="56.4800109863281" calcext:value-type="float">
            <text:p>56.4800109863281</text:p>
          </table:table-cell>
        </table:table-row>
        <table:table-row table:style-name="ro1">
          <table:table-cell office:value-type="string" calcext:value-type="string">
            <text:p>1998-04-01</text:p>
          </table:table-cell>
          <table:table-cell office:value-type="float" office:value="13.3999938964844" calcext:value-type="float">
            <text:p>13.3999938964844</text:p>
          </table:table-cell>
          <table:table-cell table:formula="of:=([.B431] * (9/5)) + 32" office:value-type="float" office:value="56.1199890136719" calcext:value-type="float">
            <text:p>56.1199890136719</text:p>
          </table:table-cell>
        </table:table-row>
        <table:table-row table:style-name="ro1">
          <table:table-cell office:value-type="string" calcext:value-type="string">
            <text:p>1998-05-01</text:p>
          </table:table-cell>
          <table:table-cell office:value-type="float" office:value="14" calcext:value-type="float">
            <text:p>14</text:p>
          </table:table-cell>
          <table:table-cell table:formula="of:=([.B432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1998-06-01</text:p>
          </table:table-cell>
          <table:table-cell office:value-type="float" office:value="15.25" calcext:value-type="float">
            <text:p>15.25</text:p>
          </table:table-cell>
          <table:table-cell table:formula="of:=([.B433] * (9/5)) + 32" office:value-type="float" office:value="59.45" calcext:value-type="float">
            <text:p>59.45</text:p>
          </table:table-cell>
        </table:table-row>
        <table:table-row table:style-name="ro1">
          <table:table-cell office:value-type="string" calcext:value-type="string">
            <text:p>1998-07-01</text:p>
          </table:table-cell>
          <table:table-cell office:value-type="float" office:value="14" calcext:value-type="float">
            <text:p>14</text:p>
          </table:table-cell>
          <table:table-cell table:formula="of:=([.B434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1998-08-01</text:p>
          </table:table-cell>
          <table:table-cell office:value-type="float" office:value="16.2999877929688" calcext:value-type="float">
            <text:p>16.2999877929688</text:p>
          </table:table-cell>
          <table:table-cell table:formula="of:=([.B435] * (9/5)) + 32" office:value-type="float" office:value="61.3399780273438" calcext:value-type="float">
            <text:p>61.3399780273438</text:p>
          </table:table-cell>
        </table:table-row>
        <table:table-row table:style-name="ro1">
          <table:table-cell office:value-type="string" calcext:value-type="string">
            <text:p>1998-09-01</text:p>
          </table:table-cell>
          <table:table-cell office:value-type="float" office:value="16" calcext:value-type="float">
            <text:p>16</text:p>
          </table:table-cell>
          <table:table-cell table:formula="of:=([.B436] * (9/5)) + 32" office:value-type="float" office:value="60.8" calcext:value-type="float">
            <text:p>60.8</text:p>
          </table:table-cell>
        </table:table-row>
        <table:table-row table:style-name="ro1">
          <table:table-cell office:value-type="string" calcext:value-type="string">
            <text:p>1998-10-01</text:p>
          </table:table-cell>
          <table:table-cell office:value-type="float" office:value="16.0499877929688" calcext:value-type="float">
            <text:p>16.0499877929688</text:p>
          </table:table-cell>
          <table:table-cell table:formula="of:=([.B437] * (9/5)) + 32" office:value-type="float" office:value="60.8899780273438" calcext:value-type="float">
            <text:p>60.8899780273438</text:p>
          </table:table-cell>
        </table:table-row>
        <table:table-row table:style-name="ro1">
          <table:table-cell office:value-type="string" calcext:value-type="string">
            <text:p>1998-11-01</text:p>
          </table:table-cell>
          <table:table-cell office:value-type="float" office:value="13.5" calcext:value-type="float">
            <text:p>13.5</text:p>
          </table:table-cell>
          <table:table-cell table:formula="of:=([.B438] * (9/5)) + 32"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1998-12-01</text:p>
          </table:table-cell>
          <table:table-cell office:value-type="float" office:value="11.4500122070313" calcext:value-type="float">
            <text:p>11.4500122070313</text:p>
          </table:table-cell>
          <table:table-cell table:formula="of:=([.B439] * (9/5)) + 32" office:value-type="float" office:value="52.6100219726563" calcext:value-type="float">
            <text:p>52.6100219726563</text:p>
          </table:table-cell>
        </table:table-row>
        <table:table-row table:style-name="ro1">
          <table:table-cell office:value-type="string" calcext:value-type="string">
            <text:p>1999-01-01</text:p>
          </table:table-cell>
          <table:table-cell office:value-type="float" office:value="11.6000061035156" calcext:value-type="float">
            <text:p>11.6000061035156</text:p>
          </table:table-cell>
          <table:table-cell table:formula="of:=([.B440] * (9/5)) + 32" office:value-type="float" office:value="52.8800109863281" calcext:value-type="float">
            <text:p>52.8800109863281</text:p>
          </table:table-cell>
        </table:table-row>
        <table:table-row table:style-name="ro1">
          <table:table-cell office:value-type="string" calcext:value-type="string">
            <text:p>1999-02-01</text:p>
          </table:table-cell>
          <table:table-cell office:value-type="float" office:value="11.3999938964844" calcext:value-type="float">
            <text:p>11.3999938964844</text:p>
          </table:table-cell>
          <table:table-cell table:formula="of:=([.B441] * (9/5)) + 32" office:value-type="float" office:value="52.5199890136719" calcext:value-type="float">
            <text:p>52.5199890136719</text:p>
          </table:table-cell>
        </table:table-row>
        <table:table-row table:style-name="ro1">
          <table:table-cell office:value-type="string" calcext:value-type="string">
            <text:p>1999-03-01</text:p>
          </table:table-cell>
          <table:table-cell office:value-type="float" office:value="11.2999877929688" calcext:value-type="float">
            <text:p>11.2999877929688</text:p>
          </table:table-cell>
          <table:table-cell table:formula="of:=([.B442] * (9/5)) + 32" office:value-type="float" office:value="52.3399780273437" calcext:value-type="float">
            <text:p>52.3399780273437</text:p>
          </table:table-cell>
        </table:table-row>
        <table:table-row table:style-name="ro1">
          <table:table-cell office:value-type="string" calcext:value-type="string">
            <text:p>1999-04-01</text:p>
          </table:table-cell>
          <table:table-cell office:value-type="float" office:value="10.7999877929688" calcext:value-type="float">
            <text:p>10.7999877929688</text:p>
          </table:table-cell>
          <table:table-cell table:formula="of:=([.B443] * (9/5)) + 32" office:value-type="float" office:value="51.4399780273438" calcext:value-type="float">
            <text:p>51.4399780273438</text:p>
          </table:table-cell>
        </table:table-row>
        <table:table-row table:style-name="ro1">
          <table:table-cell office:value-type="string" calcext:value-type="string">
            <text:p>1999-05-01</text:p>
          </table:table-cell>
          <table:table-cell office:value-type="float" office:value="10.1000061035156" calcext:value-type="float">
            <text:p>10.1000061035156</text:p>
          </table:table-cell>
          <table:table-cell table:formula="of:=([.B444] * (9/5)) + 32" office:value-type="float" office:value="50.1800109863281" calcext:value-type="float">
            <text:p>50.1800109863281</text:p>
          </table:table-cell>
        </table:table-row>
        <table:table-row table:style-name="ro1">
          <table:table-cell office:value-type="string" calcext:value-type="string">
            <text:p>1999-06-01</text:p>
          </table:table-cell>
          <table:table-cell office:value-type="float" office:value="11.8999938964844" calcext:value-type="float">
            <text:p>11.8999938964844</text:p>
          </table:table-cell>
          <table:table-cell table:formula="of:=([.B445] * (9/5)) + 32" office:value-type="float" office:value="53.4199890136719" calcext:value-type="float">
            <text:p>53.4199890136719</text:p>
          </table:table-cell>
        </table:table-row>
        <table:table-row table:style-name="ro1">
          <table:table-cell office:value-type="string" calcext:value-type="string">
            <text:p>1999-07-01</text:p>
          </table:table-cell>
          <table:table-cell office:value-type="float" office:value="13.3999938964844" calcext:value-type="float">
            <text:p>13.3999938964844</text:p>
          </table:table-cell>
          <table:table-cell table:formula="of:=([.B446] * (9/5)) + 32" office:value-type="float" office:value="56.1199890136719" calcext:value-type="float">
            <text:p>56.1199890136719</text:p>
          </table:table-cell>
        </table:table-row>
        <table:table-row table:style-name="ro1">
          <table:table-cell office:value-type="string" calcext:value-type="string">
            <text:p>1999-08-01</text:p>
          </table:table-cell>
          <table:table-cell office:value-type="float" office:value="15" calcext:value-type="float">
            <text:p>15</text:p>
          </table:table-cell>
          <table:table-cell table:formula="of:=([.B447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999-09-01</text:p>
          </table:table-cell>
          <table:table-cell office:value-type="float" office:value="13.5" calcext:value-type="float">
            <text:p>13.5</text:p>
          </table:table-cell>
          <table:table-cell table:formula="of:=([.B448] * (9/5)) + 32"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1999-10-01</text:p>
          </table:table-cell>
          <table:table-cell office:value-type="float" office:value="14.4500122070313" calcext:value-type="float">
            <text:p>14.4500122070313</text:p>
          </table:table-cell>
          <table:table-cell table:formula="of:=([.B449] * (9/5)) + 32" office:value-type="float" office:value="58.0100219726563" calcext:value-type="float">
            <text:p>58.0100219726563</text:p>
          </table:table-cell>
        </table:table-row>
        <table:table-row table:style-name="ro1">
          <table:table-cell office:value-type="string" calcext:value-type="string">
            <text:p>1999-11-01</text:p>
          </table:table-cell>
          <table:table-cell office:value-type="float" office:value="13.7000122070313" calcext:value-type="float">
            <text:p>13.7000122070313</text:p>
          </table:table-cell>
          <table:table-cell table:formula="of:=([.B450] * (9/5)) + 32" office:value-type="float" office:value="56.6600219726563" calcext:value-type="float">
            <text:p>56.6600219726563</text:p>
          </table:table-cell>
        </table:table-row>
        <table:table-row table:style-name="ro1">
          <table:table-cell office:value-type="string" calcext:value-type="string">
            <text:p>1999-12-01</text:p>
          </table:table-cell>
          <table:table-cell office:value-type="float" office:value="13" calcext:value-type="float">
            <text:p>13</text:p>
          </table:table-cell>
          <table:table-cell table:formula="of:=([.B451] * (9/5)) + 32"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2000-01-01</text:p>
          </table:table-cell>
          <table:table-cell office:value-type="float" office:value="12.1499938964844" calcext:value-type="float">
            <text:p>12.1499938964844</text:p>
          </table:table-cell>
          <table:table-cell table:formula="of:=([.B452] * (9/5)) + 32" office:value-type="float" office:value="53.8699890136719" calcext:value-type="float">
            <text:p>53.8699890136719</text:p>
          </table:table-cell>
        </table:table-row>
        <table:table-row table:style-name="ro1">
          <table:table-cell office:value-type="string" calcext:value-type="string">
            <text:p>2000-02-01</text:p>
          </table:table-cell>
          <table:table-cell office:value-type="float" office:value="12.7000122070313" calcext:value-type="float">
            <text:p>12.7000122070313</text:p>
          </table:table-cell>
          <table:table-cell table:formula="of:=([.B453] * (9/5)) + 32" office:value-type="float" office:value="54.8600219726563" calcext:value-type="float">
            <text:p>54.8600219726563</text:p>
          </table:table-cell>
        </table:table-row>
        <table:table-row table:style-name="ro1">
          <table:table-cell office:value-type="string" calcext:value-type="string">
            <text:p>2000-03-01</text:p>
          </table:table-cell>
          <table:table-cell office:value-type="float" office:value="12.2000122070313" calcext:value-type="float">
            <text:p>12.2000122070313</text:p>
          </table:table-cell>
          <table:table-cell table:formula="of:=([.B454] * (9/5)) + 32" office:value-type="float" office:value="53.9600219726563" calcext:value-type="float">
            <text:p>53.9600219726563</text:p>
          </table:table-cell>
        </table:table-row>
        <table:table-row table:style-name="ro1">
          <table:table-cell office:value-type="string" calcext:value-type="string">
            <text:p>2000-04-01</text:p>
          </table:table-cell>
          <table:table-cell office:value-type="float" office:value="13.9500122070313" calcext:value-type="float">
            <text:p>13.9500122070313</text:p>
          </table:table-cell>
          <table:table-cell table:formula="of:=([.B455] * (9/5)) + 32" office:value-type="float" office:value="57.1100219726563" calcext:value-type="float">
            <text:p>57.1100219726563</text:p>
          </table:table-cell>
        </table:table-row>
        <table:table-row table:style-name="ro1">
          <table:table-cell office:value-type="string" calcext:value-type="string">
            <text:p>2000-05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456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2000-06-01</text:p>
          </table:table-cell>
          <table:table-cell office:value-type="float" office:value="12.75" calcext:value-type="float">
            <text:p>12.75</text:p>
          </table:table-cell>
          <table:table-cell table:formula="of:=([.B457] * (9/5)) + 32" office:value-type="float" office:value="54.95" calcext:value-type="float">
            <text:p>54.95</text:p>
          </table:table-cell>
        </table:table-row>
        <table:table-row table:style-name="ro1">
          <table:table-cell office:value-type="string" calcext:value-type="string">
            <text:p>2000-07-01</text:p>
          </table:table-cell>
          <table:table-cell office:value-type="float" office:value="15.1000061035156" calcext:value-type="float">
            <text:p>15.1000061035156</text:p>
          </table:table-cell>
          <table:table-cell table:formula="of:=([.B458] * (9/5)) + 32" office:value-type="float" office:value="59.1800109863281" calcext:value-type="float">
            <text:p>59.1800109863281</text:p>
          </table:table-cell>
        </table:table-row>
        <table:table-row table:style-name="ro1">
          <table:table-cell office:value-type="string" calcext:value-type="string">
            <text:p>2000-08-01</text:p>
          </table:table-cell>
          <table:table-cell office:value-type="float" office:value="14.5" calcext:value-type="float">
            <text:p>14.5</text:p>
          </table:table-cell>
          <table:table-cell table:formula="of:=([.B459] * (9/5)) + 32"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2000-09-01</text:p>
          </table:table-cell>
          <table:table-cell office:value-type="float" office:value="16.1000061035156" calcext:value-type="float">
            <text:p>16.1000061035156</text:p>
          </table:table-cell>
          <table:table-cell table:formula="of:=([.B460] * (9/5)) + 32" office:value-type="float" office:value="60.9800109863281" calcext:value-type="float">
            <text:p>60.9800109863281</text:p>
          </table:table-cell>
        </table:table-row>
        <table:table-row table:style-name="ro1">
          <table:table-cell office:value-type="string" calcext:value-type="string">
            <text:p>2000-10-01</text:p>
          </table:table-cell>
          <table:table-cell office:value-type="float" office:value="15.6000061035156" calcext:value-type="float">
            <text:p>15.6000061035156</text:p>
          </table:table-cell>
          <table:table-cell table:formula="of:=([.B461] * (9/5)) + 32" office:value-type="float" office:value="60.0800109863281" calcext:value-type="float">
            <text:p>60.0800109863281</text:p>
          </table:table-cell>
        </table:table-row>
        <table:table-row table:style-name="ro1">
          <table:table-cell office:value-type="string" calcext:value-type="string">
            <text:p>2000-11-01</text:p>
          </table:table-cell>
          <table:table-cell office:value-type="float" office:value="12.7999877929688" calcext:value-type="float">
            <text:p>12.7999877929688</text:p>
          </table:table-cell>
          <table:table-cell table:formula="of:=([.B462] * (9/5)) + 32" office:value-type="float" office:value="55.0399780273438" calcext:value-type="float">
            <text:p>55.0399780273438</text:p>
          </table:table-cell>
        </table:table-row>
        <table:table-row table:style-name="ro1">
          <table:table-cell office:value-type="string" calcext:value-type="string">
            <text:p>2000-12-01</text:p>
          </table:table-cell>
          <table:table-cell office:value-type="float" office:value="13.7999877929688" calcext:value-type="float">
            <text:p>13.7999877929688</text:p>
          </table:table-cell>
          <table:table-cell table:formula="of:=([.B463] * (9/5)) + 32" office:value-type="float" office:value="56.8399780273438" calcext:value-type="float">
            <text:p>56.8399780273438</text:p>
          </table:table-cell>
        </table:table-row>
        <table:table-row table:style-name="ro1">
          <table:table-cell office:value-type="string" calcext:value-type="string">
            <text:p>2001-01-01</text:p>
          </table:table-cell>
          <table:table-cell office:value-type="float" office:value="12.6000061035156" calcext:value-type="float">
            <text:p>12.6000061035156</text:p>
          </table:table-cell>
          <table:table-cell table:formula="of:=([.B464] * (9/5)) + 32" office:value-type="float" office:value="54.6800109863281" calcext:value-type="float">
            <text:p>54.6800109863281</text:p>
          </table:table-cell>
        </table:table-row>
        <table:table-row table:style-name="ro1">
          <table:table-cell office:value-type="string" calcext:value-type="string">
            <text:p>2001-02-01</text:p>
          </table:table-cell>
          <table:table-cell office:value-type="float" office:value="12" calcext:value-type="float">
            <text:p>12</text:p>
          </table:table-cell>
          <table:table-cell table:formula="of:=([.B465] * (9/5)) + 3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2001-03-01</text:p>
          </table:table-cell>
          <table:table-cell office:value-type="float" office:value="11.7000122070313" calcext:value-type="float">
            <text:p>11.7000122070313</text:p>
          </table:table-cell>
          <table:table-cell table:formula="of:=([.B466] * (9/5)) + 32" office:value-type="float" office:value="53.0600219726563" calcext:value-type="float">
            <text:p>53.0600219726563</text:p>
          </table:table-cell>
        </table:table-row>
        <table:table-row table:style-name="ro1">
          <table:table-cell office:value-type="string" calcext:value-type="string">
            <text:p>2001-04-01</text:p>
          </table:table-cell>
          <table:table-cell office:value-type="float" office:value="11.8999938964844" calcext:value-type="float">
            <text:p>11.8999938964844</text:p>
          </table:table-cell>
          <table:table-cell table:formula="of:=([.B467] * (9/5)) + 32" office:value-type="float" office:value="53.4199890136719" calcext:value-type="float">
            <text:p>53.4199890136719</text:p>
          </table:table-cell>
        </table:table-row>
        <table:table-row table:style-name="ro1">
          <table:table-cell office:value-type="string" calcext:value-type="string">
            <text:p>2001-05-01</text:p>
          </table:table-cell>
          <table:table-cell office:value-type="float" office:value="12.7000122070313" calcext:value-type="float">
            <text:p>12.7000122070313</text:p>
          </table:table-cell>
          <table:table-cell table:formula="of:=([.B468] * (9/5)) + 32" office:value-type="float" office:value="54.8600219726563" calcext:value-type="float">
            <text:p>54.8600219726563</text:p>
          </table:table-cell>
        </table:table-row>
        <table:table-row table:style-name="ro1">
          <table:table-cell office:value-type="string" calcext:value-type="string">
            <text:p>2001-06-01</text:p>
          </table:table-cell>
          <table:table-cell office:value-type="float" office:value="12.1499938964844" calcext:value-type="float">
            <text:p>12.1499938964844</text:p>
          </table:table-cell>
          <table:table-cell table:formula="of:=([.B469] * (9/5)) + 32" office:value-type="float" office:value="53.8699890136719" calcext:value-type="float">
            <text:p>53.8699890136719</text:p>
          </table:table-cell>
        </table:table-row>
        <table:table-row table:style-name="ro1">
          <table:table-cell office:value-type="string" calcext:value-type="string">
            <text:p>2001-07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470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2001-08-01</text:p>
          </table:table-cell>
          <table:table-cell office:value-type="float" office:value="15" calcext:value-type="float">
            <text:p>15</text:p>
          </table:table-cell>
          <table:table-cell table:formula="of:=([.B471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01-09-01</text:p>
          </table:table-cell>
          <table:table-cell office:value-type="float" office:value="16" calcext:value-type="float">
            <text:p>16</text:p>
          </table:table-cell>
          <table:table-cell table:formula="of:=([.B472] * (9/5)) + 32" office:value-type="float" office:value="60.8" calcext:value-type="float">
            <text:p>60.8</text:p>
          </table:table-cell>
        </table:table-row>
        <table:table-row table:style-name="ro1">
          <table:table-cell office:value-type="string" calcext:value-type="string">
            <text:p>2001-10-01</text:p>
          </table:table-cell>
          <table:table-cell office:value-type="float" office:value="13.5" calcext:value-type="float">
            <text:p>13.5</text:p>
          </table:table-cell>
          <table:table-cell table:formula="of:=([.B473] * (9/5)) + 32"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2001-11-01</text:p>
          </table:table-cell>
          <table:table-cell office:value-type="float" office:value="14" calcext:value-type="float">
            <text:p>14</text:p>
          </table:table-cell>
          <table:table-cell table:formula="of:=([.B474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01-12-01</text:p>
          </table:table-cell>
          <table:table-cell office:value-type="float" office:value="13" calcext:value-type="float">
            <text:p>13</text:p>
          </table:table-cell>
          <table:table-cell table:formula="of:=([.B475] * (9/5)) + 32"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2002-01-01</text:p>
          </table:table-cell>
          <table:table-cell office:value-type="float" office:value="12.5" calcext:value-type="float">
            <text:p>12.5</text:p>
          </table:table-cell>
          <table:table-cell table:formula="of:=([.B476] * (9/5)) + 32"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2002-02-01</text:p>
          </table:table-cell>
          <table:table-cell office:value-type="float" office:value="12" calcext:value-type="float">
            <text:p>12</text:p>
          </table:table-cell>
          <table:table-cell table:formula="of:=([.B477] * (9/5)) + 3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2002-03-01</text:p>
          </table:table-cell>
          <table:table-cell office:value-type="float" office:value="12.3999938964844" calcext:value-type="float">
            <text:p>12.3999938964844</text:p>
          </table:table-cell>
          <table:table-cell table:formula="of:=([.B478] * (9/5)) + 32" office:value-type="float" office:value="54.3199890136719" calcext:value-type="float">
            <text:p>54.3199890136719</text:p>
          </table:table-cell>
        </table:table-row>
        <table:table-row table:style-name="ro1">
          <table:table-cell office:value-type="string" calcext:value-type="string">
            <text:p>2002-04-01</text:p>
          </table:table-cell>
          <table:table-cell office:value-type="float" office:value="12.5" calcext:value-type="float">
            <text:p>12.5</text:p>
          </table:table-cell>
          <table:table-cell table:formula="of:=([.B479] * (9/5)) + 32"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2002-05-01</text:p>
          </table:table-cell>
          <table:table-cell office:value-type="float" office:value="12" calcext:value-type="float">
            <text:p>12</text:p>
          </table:table-cell>
          <table:table-cell table:formula="of:=([.B480] * (9/5)) + 3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2002-06-01</text:p>
          </table:table-cell>
          <table:table-cell office:value-type="float" office:value="12.25" calcext:value-type="float">
            <text:p>12.25</text:p>
          </table:table-cell>
          <table:table-cell table:formula="of:=([.B481] * (9/5)) + 32" office:value-type="float" office:value="54.05" calcext:value-type="float">
            <text:p>54.05</text:p>
          </table:table-cell>
        </table:table-row>
        <table:table-row table:style-name="ro1">
          <table:table-cell office:value-type="string" calcext:value-type="string">
            <text:p>2002-07-01</text:p>
          </table:table-cell>
          <table:table-cell office:value-type="float" office:value="14.1000061035156" calcext:value-type="float">
            <text:p>14.1000061035156</text:p>
          </table:table-cell>
          <table:table-cell table:formula="of:=([.B482] * (9/5)) + 32" office:value-type="float" office:value="57.3800109863281" calcext:value-type="float">
            <text:p>57.3800109863281</text:p>
          </table:table-cell>
        </table:table-row>
        <table:table-row table:style-name="ro1">
          <table:table-cell office:value-type="string" calcext:value-type="string">
            <text:p>2002-08-01</text:p>
          </table:table-cell>
          <table:table-cell office:value-type="float" office:value="15" calcext:value-type="float">
            <text:p>15</text:p>
          </table:table-cell>
          <table:table-cell table:formula="of:=([.B483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02-09-01</text:p>
          </table:table-cell>
          <table:table-cell office:value-type="float" office:value="15.8500061035156" calcext:value-type="float">
            <text:p>15.8500061035156</text:p>
          </table:table-cell>
          <table:table-cell table:formula="of:=([.B484] * (9/5)) + 32" office:value-type="float" office:value="60.5300109863281" calcext:value-type="float">
            <text:p>60.5300109863281</text:p>
          </table:table-cell>
        </table:table-row>
        <table:table-row table:style-name="ro1">
          <table:table-cell office:value-type="string" calcext:value-type="string">
            <text:p>2002-10-01</text:p>
          </table:table-cell>
          <table:table-cell office:value-type="float" office:value="15.5499877929687" calcext:value-type="float">
            <text:p>15.5499877929687</text:p>
          </table:table-cell>
          <table:table-cell table:formula="of:=([.B485] * (9/5)) + 32" office:value-type="float" office:value="59.9899780273438" calcext:value-type="float">
            <text:p>59.9899780273438</text:p>
          </table:table-cell>
        </table:table-row>
        <table:table-row table:style-name="ro1">
          <table:table-cell office:value-type="string" calcext:value-type="string">
            <text:p>2002-11-01</text:p>
          </table:table-cell>
          <table:table-cell office:value-type="float" office:value="13.5" calcext:value-type="float">
            <text:p>13.5</text:p>
          </table:table-cell>
          <table:table-cell table:formula="of:=([.B486] * (9/5)) + 32"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2002-12-01</text:p>
          </table:table-cell>
          <table:table-cell office:value-type="float" office:value="14.7999877929688" calcext:value-type="float">
            <text:p>14.7999877929688</text:p>
          </table:table-cell>
          <table:table-cell table:formula="of:=([.B487] * (9/5)) + 32" office:value-type="float" office:value="58.6399780273438" calcext:value-type="float">
            <text:p>58.6399780273438</text:p>
          </table:table-cell>
        </table:table-row>
        <table:table-row table:style-name="ro1">
          <table:table-cell office:value-type="string" calcext:value-type="string">
            <text:p>2003-01-01</text:p>
          </table:table-cell>
          <table:table-cell office:value-type="float" office:value="14.2000122070313" calcext:value-type="float">
            <text:p>14.2000122070313</text:p>
          </table:table-cell>
          <table:table-cell table:formula="of:=([.B488] * (9/5)) + 32" office:value-type="float" office:value="57.5600219726563" calcext:value-type="float">
            <text:p>57.5600219726563</text:p>
          </table:table-cell>
        </table:table-row>
        <table:table-row table:style-name="ro1">
          <table:table-cell office:value-type="string" calcext:value-type="string">
            <text:p>2003-02-01</text:p>
          </table:table-cell>
          <table:table-cell office:value-type="float" office:value="13.6000061035156" calcext:value-type="float">
            <text:p>13.6000061035156</text:p>
          </table:table-cell>
          <table:table-cell table:formula="of:=([.B489] * (9/5)) + 32" office:value-type="float" office:value="56.4800109863281" calcext:value-type="float">
            <text:p>56.4800109863281</text:p>
          </table:table-cell>
        </table:table-row>
        <table:table-row table:style-name="ro1">
          <table:table-cell office:value-type="string" calcext:value-type="string">
            <text:p>2003-03-01</text:p>
          </table:table-cell>
          <table:table-cell office:value-type="float" office:value="14" calcext:value-type="float">
            <text:p>14</text:p>
          </table:table-cell>
          <table:table-cell table:formula="of:=([.B490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03-04-01</text:p>
          </table:table-cell>
          <table:table-cell office:value-type="float" office:value="13" calcext:value-type="float">
            <text:p>13</text:p>
          </table:table-cell>
          <table:table-cell table:formula="of:=([.B491] * (9/5)) + 32"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2003-05-01</text:p>
          </table:table-cell>
          <table:table-cell office:value-type="float" office:value="13" calcext:value-type="float">
            <text:p>13</text:p>
          </table:table-cell>
          <table:table-cell table:formula="of:=([.B492] * (9/5)) + 32"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2003-06-01</text:p>
          </table:table-cell>
          <table:table-cell office:value-type="float" office:value="14" calcext:value-type="float">
            <text:p>14</text:p>
          </table:table-cell>
          <table:table-cell table:formula="of:=([.B493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03-07-01</text:p>
          </table:table-cell>
          <table:table-cell office:value-type="float" office:value="14.1000061035156" calcext:value-type="float">
            <text:p>14.1000061035156</text:p>
          </table:table-cell>
          <table:table-cell table:formula="of:=([.B494] * (9/5)) + 32" office:value-type="float" office:value="57.3800109863281" calcext:value-type="float">
            <text:p>57.3800109863281</text:p>
          </table:table-cell>
        </table:table-row>
        <table:table-row table:style-name="ro1">
          <table:table-cell office:value-type="string" calcext:value-type="string">
            <text:p>2003-08-01</text:p>
          </table:table-cell>
          <table:table-cell office:value-type="float" office:value="17.6000061035156" calcext:value-type="float">
            <text:p>17.6000061035156</text:p>
          </table:table-cell>
          <table:table-cell table:formula="of:=([.B495] * (9/5)) + 32" office:value-type="float" office:value="63.6800109863281" calcext:value-type="float">
            <text:p>63.6800109863281</text:p>
          </table:table-cell>
        </table:table-row>
        <table:table-row table:style-name="ro1">
          <table:table-cell office:value-type="string" calcext:value-type="string">
            <text:p>2003-09-01</text:p>
          </table:table-cell>
          <table:table-cell office:value-type="float" office:value="16.4500122070313" calcext:value-type="float">
            <text:p>16.4500122070313</text:p>
          </table:table-cell>
          <table:table-cell table:formula="of:=([.B496] * (9/5)) + 32" office:value-type="float" office:value="61.6100219726563" calcext:value-type="float">
            <text:p>61.6100219726563</text:p>
          </table:table-cell>
        </table:table-row>
        <table:table-row table:style-name="ro1">
          <table:table-cell office:value-type="string" calcext:value-type="string">
            <text:p>2003-10-01</text:p>
          </table:table-cell>
          <table:table-cell office:value-type="float" office:value="14.1000061035156" calcext:value-type="float">
            <text:p>14.1000061035156</text:p>
          </table:table-cell>
          <table:table-cell table:formula="of:=([.B497] * (9/5)) + 32" office:value-type="float" office:value="57.3800109863281" calcext:value-type="float">
            <text:p>57.3800109863281</text:p>
          </table:table-cell>
        </table:table-row>
        <table:table-row table:style-name="ro1">
          <table:table-cell office:value-type="string" calcext:value-type="string">
            <text:p>2003-11-01</text:p>
          </table:table-cell>
          <table:table-cell office:value-type="float" office:value="15" calcext:value-type="float">
            <text:p>15</text:p>
          </table:table-cell>
          <table:table-cell table:formula="of:=([.B498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03-12-01</text:p>
          </table:table-cell>
          <table:table-cell office:value-type="float" office:value="12.7999877929688" calcext:value-type="float">
            <text:p>12.7999877929688</text:p>
          </table:table-cell>
          <table:table-cell table:formula="of:=([.B499] * (9/5)) + 32" office:value-type="float" office:value="55.0399780273438" calcext:value-type="float">
            <text:p>55.0399780273438</text:p>
          </table:table-cell>
        </table:table-row>
        <table:table-row table:style-name="ro1">
          <table:table-cell office:value-type="string" calcext:value-type="string">
            <text:p>2004-01-01</text:p>
          </table:table-cell>
          <table:table-cell office:value-type="float" office:value="12.3999938964844" calcext:value-type="float">
            <text:p>12.3999938964844</text:p>
          </table:table-cell>
          <table:table-cell table:formula="of:=([.B500] * (9/5)) + 32" office:value-type="float" office:value="54.3199890136719" calcext:value-type="float">
            <text:p>54.3199890136719</text:p>
          </table:table-cell>
        </table:table-row>
        <table:table-row table:style-name="ro1">
          <table:table-cell office:value-type="string" calcext:value-type="string">
            <text:p>2004-02-01</text:p>
          </table:table-cell>
          <table:table-cell office:value-type="float" office:value="12" calcext:value-type="float">
            <text:p>12</text:p>
          </table:table-cell>
          <table:table-cell table:formula="of:=([.B501] * (9/5)) + 3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2004-03-01</text:p>
          </table:table-cell>
          <table:table-cell office:value-type="float" office:value="13.6499938964844" calcext:value-type="float">
            <text:p>13.6499938964844</text:p>
          </table:table-cell>
          <table:table-cell table:formula="of:=([.B502] * (9/5)) + 32" office:value-type="float" office:value="56.5699890136719" calcext:value-type="float">
            <text:p>56.5699890136719</text:p>
          </table:table-cell>
        </table:table-row>
        <table:table-row table:style-name="ro1">
          <table:table-cell office:value-type="string" calcext:value-type="string">
            <text:p>2004-04-01</text:p>
          </table:table-cell>
          <table:table-cell office:value-type="float" office:value="12.2999877929688" calcext:value-type="float">
            <text:p>12.2999877929688</text:p>
          </table:table-cell>
          <table:table-cell table:formula="of:=([.B503] * (9/5)) + 32" office:value-type="float" office:value="54.1399780273438" calcext:value-type="float">
            <text:p>54.1399780273438</text:p>
          </table:table-cell>
        </table:table-row>
        <table:table-row table:style-name="ro1">
          <table:table-cell office:value-type="string" calcext:value-type="string">
            <text:p>2004-05-01</text:p>
          </table:table-cell>
          <table:table-cell office:value-type="float" office:value="13" calcext:value-type="float">
            <text:p>13</text:p>
          </table:table-cell>
          <table:table-cell table:formula="of:=([.B504] * (9/5)) + 32"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2004-06-01</text:p>
          </table:table-cell>
          <table:table-cell office:value-type="float" office:value="15.2000122070313" calcext:value-type="float">
            <text:p>15.2000122070313</text:p>
          </table:table-cell>
          <table:table-cell table:formula="of:=([.B505] * (9/5)) + 32" office:value-type="float" office:value="59.3600219726563" calcext:value-type="float">
            <text:p>59.3600219726563</text:p>
          </table:table-cell>
        </table:table-row>
        <table:table-row table:style-name="ro1">
          <table:table-cell office:value-type="string" calcext:value-type="string">
            <text:p>2004-07-01</text:p>
          </table:table-cell>
          <table:table-cell office:value-type="float" office:value="15.8999938964844" calcext:value-type="float">
            <text:p>15.8999938964844</text:p>
          </table:table-cell>
          <table:table-cell table:formula="of:=([.B506] * (9/5)) + 32" office:value-type="float" office:value="60.6199890136719" calcext:value-type="float">
            <text:p>60.6199890136719</text:p>
          </table:table-cell>
        </table:table-row>
        <table:table-row table:style-name="ro1">
          <table:table-cell office:value-type="string" calcext:value-type="string">
            <text:p>2004-08-01</text:p>
          </table:table-cell>
          <table:table-cell office:value-type="float" office:value="16.5" calcext:value-type="float">
            <text:p>16.5</text:p>
          </table:table-cell>
          <table:table-cell table:formula="of:=([.B507] * (9/5)) + 32" office:value-type="float" office:value="61.7" calcext:value-type="float">
            <text:p>61.7</text:p>
          </table:table-cell>
        </table:table-row>
        <table:table-row table:style-name="ro1">
          <table:table-cell office:value-type="string" calcext:value-type="string">
            <text:p>2004-09-01</text:p>
          </table:table-cell>
          <table:table-cell office:value-type="float" office:value="17.0499877929688" calcext:value-type="float">
            <text:p>17.0499877929688</text:p>
          </table:table-cell>
          <table:table-cell table:formula="of:=([.B508] * (9/5)) + 32" office:value-type="float" office:value="62.6899780273438" calcext:value-type="float">
            <text:p>62.6899780273438</text:p>
          </table:table-cell>
        </table:table-row>
        <table:table-row table:style-name="ro1">
          <table:table-cell office:value-type="string" calcext:value-type="string">
            <text:p>2004-10-01</text:p>
          </table:table-cell>
          <table:table-cell office:value-type="float" office:value="18" calcext:value-type="float">
            <text:p>18</text:p>
          </table:table-cell>
          <table:table-cell table:formula="of:=([.B509] * (9/5)) + 32" office:value-type="float" office:value="64.4" calcext:value-type="float">
            <text:p>64.4</text:p>
          </table:table-cell>
        </table:table-row>
        <table:table-row table:style-name="ro1">
          <table:table-cell office:value-type="string" calcext:value-type="string">
            <text:p>2004-11-01</text:p>
          </table:table-cell>
          <table:table-cell office:value-type="float" office:value="14.7999877929688" calcext:value-type="float">
            <text:p>14.7999877929688</text:p>
          </table:table-cell>
          <table:table-cell table:formula="of:=([.B510] * (9/5)) + 32" office:value-type="float" office:value="58.6399780273438" calcext:value-type="float">
            <text:p>58.6399780273438</text:p>
          </table:table-cell>
        </table:table-row>
        <table:table-row table:style-name="ro1">
          <table:table-cell office:value-type="string" calcext:value-type="string">
            <text:p>2004-12-01</text:p>
          </table:table-cell>
          <table:table-cell office:value-type="float" office:value="12" calcext:value-type="float">
            <text:p>12</text:p>
          </table:table-cell>
          <table:table-cell table:formula="of:=([.B511] * (9/5)) + 3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2005-01-01</text:p>
          </table:table-cell>
          <table:table-cell office:value-type="float" office:value="12.4500122070313" calcext:value-type="float">
            <text:p>12.4500122070313</text:p>
          </table:table-cell>
          <table:table-cell table:formula="of:=([.B512] * (9/5)) + 32" office:value-type="float" office:value="54.4100219726563" calcext:value-type="float">
            <text:p>54.4100219726563</text:p>
          </table:table-cell>
        </table:table-row>
        <table:table-row table:style-name="ro1">
          <table:table-cell office:value-type="string" calcext:value-type="string">
            <text:p>2005-02-01</text:p>
          </table:table-cell>
          <table:table-cell office:value-type="float" office:value="13.6000061035156" calcext:value-type="float">
            <text:p>13.6000061035156</text:p>
          </table:table-cell>
          <table:table-cell table:formula="of:=([.B513] * (9/5)) + 32" office:value-type="float" office:value="56.4800109863281" calcext:value-type="float">
            <text:p>56.4800109863281</text:p>
          </table:table-cell>
        </table:table-row>
        <table:table-row table:style-name="ro1">
          <table:table-cell office:value-type="string" calcext:value-type="string">
            <text:p>2005-03-01</text:p>
          </table:table-cell>
          <table:table-cell office:value-type="float" office:value="14.1000061035156" calcext:value-type="float">
            <text:p>14.1000061035156</text:p>
          </table:table-cell>
          <table:table-cell table:formula="of:=([.B514] * (9/5)) + 32" office:value-type="float" office:value="57.3800109863281" calcext:value-type="float">
            <text:p>57.3800109863281</text:p>
          </table:table-cell>
        </table:table-row>
        <table:table-row table:style-name="ro1">
          <table:table-cell office:value-type="string" calcext:value-type="string">
            <text:p>2005-04-01</text:p>
          </table:table-cell>
          <table:table-cell office:value-type="float" office:value="13" calcext:value-type="float">
            <text:p>13</text:p>
          </table:table-cell>
          <table:table-cell table:formula="of:=([.B515] * (9/5)) + 32"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2005-05-01</text:p>
          </table:table-cell>
          <table:table-cell office:value-type="float" office:value="13.7999877929688" calcext:value-type="float">
            <text:p>13.7999877929688</text:p>
          </table:table-cell>
          <table:table-cell table:formula="of:=([.B516] * (9/5)) + 32" office:value-type="float" office:value="56.8399780273438" calcext:value-type="float">
            <text:p>56.8399780273438</text:p>
          </table:table-cell>
        </table:table-row>
        <table:table-row table:style-name="ro1">
          <table:table-cell office:value-type="string" calcext:value-type="string">
            <text:p>2005-06-01</text:p>
          </table:table-cell>
          <table:table-cell office:value-type="float" office:value="14" calcext:value-type="float">
            <text:p>14</text:p>
          </table:table-cell>
          <table:table-cell table:formula="of:=([.B517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05-07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518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2005-08-01</text:p>
          </table:table-cell>
          <table:table-cell office:value-type="float" office:value="16" calcext:value-type="float">
            <text:p>16</text:p>
          </table:table-cell>
          <table:table-cell table:formula="of:=([.B519] * (9/5)) + 32" office:value-type="float" office:value="60.8" calcext:value-type="float">
            <text:p>60.8</text:p>
          </table:table-cell>
        </table:table-row>
        <table:table-row table:style-name="ro1">
          <table:table-cell office:value-type="string" calcext:value-type="string">
            <text:p>2005-09-01</text:p>
          </table:table-cell>
          <table:table-cell office:value-type="float" office:value="16.2999877929688" calcext:value-type="float">
            <text:p>16.2999877929688</text:p>
          </table:table-cell>
          <table:table-cell table:formula="of:=([.B520] * (9/5)) + 32" office:value-type="float" office:value="61.3399780273438" calcext:value-type="float">
            <text:p>61.3399780273438</text:p>
          </table:table-cell>
        </table:table-row>
        <table:table-row table:style-name="ro1">
          <table:table-cell office:value-type="string" calcext:value-type="string">
            <text:p>2005-10-01</text:p>
          </table:table-cell>
          <table:table-cell office:value-type="float" office:value="14.25" calcext:value-type="float">
            <text:p>14.25</text:p>
          </table:table-cell>
          <table:table-cell table:formula="of:=([.B521] * (9/5)) + 32" office:value-type="float" office:value="57.65" calcext:value-type="float">
            <text:p>57.65</text:p>
          </table:table-cell>
        </table:table-row>
        <table:table-row table:style-name="ro1">
          <table:table-cell office:value-type="string" calcext:value-type="string">
            <text:p>2005-11-01</text:p>
          </table:table-cell>
          <table:table-cell office:value-type="float" office:value="14.9500122070312" calcext:value-type="float">
            <text:p>14.9500122070312</text:p>
          </table:table-cell>
          <table:table-cell table:formula="of:=([.B522] * (9/5)) + 32" office:value-type="float" office:value="58.9100219726563" calcext:value-type="float">
            <text:p>58.9100219726563</text:p>
          </table:table-cell>
        </table:table-row>
        <table:table-row table:style-name="ro1">
          <table:table-cell office:value-type="string" calcext:value-type="string">
            <text:p>2005-12-01</text:p>
          </table:table-cell>
          <table:table-cell office:value-type="float" office:value="12.8999938964844" calcext:value-type="float">
            <text:p>12.8999938964844</text:p>
          </table:table-cell>
          <table:table-cell table:formula="of:=([.B523] * (9/5)) + 32" office:value-type="float" office:value="55.2199890136719" calcext:value-type="float">
            <text:p>55.2199890136719</text:p>
          </table:table-cell>
        </table:table-row>
        <table:table-row table:style-name="ro1">
          <table:table-cell office:value-type="string" calcext:value-type="string">
            <text:p>2006-01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524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2006-02-01</text:p>
          </table:table-cell>
          <table:table-cell office:value-type="float" office:value="12.8500061035156" calcext:value-type="float">
            <text:p>12.8500061035156</text:p>
          </table:table-cell>
          <table:table-cell table:formula="of:=([.B525] * (9/5)) + 32" office:value-type="float" office:value="55.1300109863281" calcext:value-type="float">
            <text:p>55.1300109863281</text:p>
          </table:table-cell>
        </table:table-row>
        <table:table-row table:style-name="ro1">
          <table:table-cell office:value-type="string" calcext:value-type="string">
            <text:p>2006-03-01</text:p>
          </table:table-cell>
          <table:table-cell office:value-type="float" office:value="12" calcext:value-type="float">
            <text:p>12</text:p>
          </table:table-cell>
          <table:table-cell table:formula="of:=([.B526] * (9/5)) + 3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2006-04-01</text:p>
          </table:table-cell>
          <table:table-cell office:value-type="float" office:value="13.2000122070313" calcext:value-type="float">
            <text:p>13.2000122070313</text:p>
          </table:table-cell>
          <table:table-cell table:formula="of:=([.B527] * (9/5)) + 32" office:value-type="float" office:value="55.7600219726563" calcext:value-type="float">
            <text:p>55.7600219726563</text:p>
          </table:table-cell>
        </table:table-row>
        <table:table-row table:style-name="ro1">
          <table:table-cell office:value-type="string" calcext:value-type="string">
            <text:p>2006-05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528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2006-06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529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2006-07-01</text:p>
          </table:table-cell>
          <table:table-cell office:value-type="float" office:value="14.6499938964844" calcext:value-type="float">
            <text:p>14.6499938964844</text:p>
          </table:table-cell>
          <table:table-cell table:formula="of:=([.B530] * (9/5)) + 32" office:value-type="float" office:value="58.3699890136719" calcext:value-type="float">
            <text:p>58.3699890136719</text:p>
          </table:table-cell>
        </table:table-row>
        <table:table-row table:style-name="ro1">
          <table:table-cell office:value-type="string" calcext:value-type="string">
            <text:p>2006-08-01</text:p>
          </table:table-cell>
          <table:table-cell office:value-type="float" office:value="16" calcext:value-type="float">
            <text:p>16</text:p>
          </table:table-cell>
          <table:table-cell table:formula="of:=([.B531] * (9/5)) + 32" office:value-type="float" office:value="60.8" calcext:value-type="float">
            <text:p>60.8</text:p>
          </table:table-cell>
        </table:table-row>
        <table:table-row table:style-name="ro1">
          <table:table-cell office:value-type="string" calcext:value-type="string">
            <text:p>2006-09-01</text:p>
          </table:table-cell>
          <table:table-cell office:value-type="float" office:value="14.75" calcext:value-type="float">
            <text:p>14.75</text:p>
          </table:table-cell>
          <table:table-cell table:formula="of:=([.B532] * (9/5)) + 32" office:value-type="float" office:value="58.55" calcext:value-type="float">
            <text:p>58.55</text:p>
          </table:table-cell>
        </table:table-row>
        <table:table-row table:style-name="ro1">
          <table:table-cell office:value-type="string" calcext:value-type="string">
            <text:p>2006-10-01</text:p>
          </table:table-cell>
          <table:table-cell office:value-type="float" office:value="15.2000122070313" calcext:value-type="float">
            <text:p>15.2000122070313</text:p>
          </table:table-cell>
          <table:table-cell table:formula="of:=([.B533] * (9/5)) + 32" office:value-type="float" office:value="59.3600219726563" calcext:value-type="float">
            <text:p>59.3600219726563</text:p>
          </table:table-cell>
        </table:table-row>
        <table:table-row table:style-name="ro1">
          <table:table-cell office:value-type="string" calcext:value-type="string">
            <text:p>2006-11-01</text:p>
          </table:table-cell>
          <table:table-cell office:value-type="float" office:value="14.2000122070313" calcext:value-type="float">
            <text:p>14.2000122070313</text:p>
          </table:table-cell>
          <table:table-cell table:formula="of:=([.B534] * (9/5)) + 32" office:value-type="float" office:value="57.5600219726563" calcext:value-type="float">
            <text:p>57.5600219726563</text:p>
          </table:table-cell>
        </table:table-row>
        <table:table-row table:style-name="ro1">
          <table:table-cell office:value-type="string" calcext:value-type="string">
            <text:p>2006-12-01</text:p>
          </table:table-cell>
          <table:table-cell office:value-type="float" office:value="12" calcext:value-type="float">
            <text:p>12</text:p>
          </table:table-cell>
          <table:table-cell table:formula="of:=([.B535] * (9/5)) + 3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2007-01-01</text:p>
          </table:table-cell>
          <table:table-cell office:value-type="float" office:value="12" calcext:value-type="float">
            <text:p>12</text:p>
          </table:table-cell>
          <table:table-cell table:formula="of:=([.B536] * (9/5)) + 3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2007-02-01</text:p>
          </table:table-cell>
          <table:table-cell office:value-type="float" office:value="11" calcext:value-type="float">
            <text:p>11</text:p>
          </table:table-cell>
          <table:table-cell table:formula="of:=([.B537] * (9/5)) + 32" office:value-type="float" office:value="51.8" calcext:value-type="float">
            <text:p>51.8</text:p>
          </table:table-cell>
        </table:table-row>
        <table:table-row table:style-name="ro1">
          <table:table-cell office:value-type="string" calcext:value-type="string">
            <text:p>2007-03-01</text:p>
          </table:table-cell>
          <table:table-cell office:value-type="float" office:value="12.7000122070313" calcext:value-type="float">
            <text:p>12.7000122070313</text:p>
          </table:table-cell>
          <table:table-cell table:formula="of:=([.B538] * (9/5)) + 32" office:value-type="float" office:value="54.8600219726563" calcext:value-type="float">
            <text:p>54.8600219726563</text:p>
          </table:table-cell>
        </table:table-row>
        <table:table-row table:style-name="ro1">
          <table:table-cell office:value-type="string" calcext:value-type="string">
            <text:p>2007-04-01</text:p>
          </table:table-cell>
          <table:table-cell office:value-type="float" office:value="11.9500122070313" calcext:value-type="float">
            <text:p>11.9500122070313</text:p>
          </table:table-cell>
          <table:table-cell table:formula="of:=([.B539] * (9/5)) + 32" office:value-type="float" office:value="53.5100219726562" calcext:value-type="float">
            <text:p>53.5100219726562</text:p>
          </table:table-cell>
        </table:table-row>
        <table:table-row table:style-name="ro1">
          <table:table-cell office:value-type="string" calcext:value-type="string">
            <text:p>2007-05-01</text:p>
          </table:table-cell>
          <table:table-cell office:value-type="float" office:value="12" calcext:value-type="float">
            <text:p>12</text:p>
          </table:table-cell>
          <table:table-cell table:formula="of:=([.B540] * (9/5)) + 3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2007-06-01</text:p>
          </table:table-cell>
          <table:table-cell office:value-type="float" office:value="12" calcext:value-type="float">
            <text:p>12</text:p>
          </table:table-cell>
          <table:table-cell table:formula="of:=([.B541] * (9/5)) + 3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2007-07-01</text:p>
          </table:table-cell>
          <table:table-cell office:value-type="float" office:value="15.2000122070313" calcext:value-type="float">
            <text:p>15.2000122070313</text:p>
          </table:table-cell>
          <table:table-cell table:formula="of:=([.B542] * (9/5)) + 32" office:value-type="float" office:value="59.3600219726563" calcext:value-type="float">
            <text:p>59.3600219726563</text:p>
          </table:table-cell>
        </table:table-row>
        <table:table-row table:style-name="ro1">
          <table:table-cell office:value-type="string" calcext:value-type="string">
            <text:p>2007-08-01</text:p>
          </table:table-cell>
          <table:table-cell office:value-type="float" office:value="15.2000122070313" calcext:value-type="float">
            <text:p>15.2000122070313</text:p>
          </table:table-cell>
          <table:table-cell table:formula="of:=([.B543] * (9/5)) + 32" office:value-type="float" office:value="59.3600219726563" calcext:value-type="float">
            <text:p>59.3600219726563</text:p>
          </table:table-cell>
        </table:table-row>
        <table:table-row table:style-name="ro1">
          <table:table-cell office:value-type="string" calcext:value-type="string">
            <text:p>2007-09-01</text:p>
          </table:table-cell>
          <table:table-cell office:value-type="float" office:value="15.5" calcext:value-type="float">
            <text:p>15.5</text:p>
          </table:table-cell>
          <table:table-cell table:formula="of:=([.B544] * (9/5)) + 32" office:value-type="float" office:value="59.9" calcext:value-type="float">
            <text:p>59.9</text:p>
          </table:table-cell>
        </table:table-row>
        <table:table-row table:style-name="ro1">
          <table:table-cell office:value-type="string" calcext:value-type="string">
            <text:p>2007-10-01</text:p>
          </table:table-cell>
          <table:table-cell office:value-type="float" office:value="15.3999938964844" calcext:value-type="float">
            <text:p>15.3999938964844</text:p>
          </table:table-cell>
          <table:table-cell table:formula="of:=([.B545] * (9/5)) + 32" office:value-type="float" office:value="59.7199890136719" calcext:value-type="float">
            <text:p>59.7199890136719</text:p>
          </table:table-cell>
        </table:table-row>
        <table:table-row table:style-name="ro1">
          <table:table-cell office:value-type="string" calcext:value-type="string">
            <text:p>2007-11-01</text:p>
          </table:table-cell>
          <table:table-cell office:value-type="float" office:value="13" calcext:value-type="float">
            <text:p>13</text:p>
          </table:table-cell>
          <table:table-cell table:formula="of:=([.B546] * (9/5)) + 32"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2007-12-01</text:p>
          </table:table-cell>
          <table:table-cell office:value-type="float" office:value="9.70001220703125" calcext:value-type="float">
            <text:p>9.70001220703125</text:p>
          </table:table-cell>
          <table:table-cell table:formula="of:=([.B547] * (9/5)) + 32" office:value-type="float" office:value="49.4600219726563" calcext:value-type="float">
            <text:p>49.4600219726563</text:p>
          </table:table-cell>
        </table:table-row>
        <table:table-row table:style-name="ro1">
          <table:table-cell office:value-type="string" calcext:value-type="string">
            <text:p>2008-01-01</text:p>
          </table:table-cell>
          <table:table-cell office:value-type="float" office:value="8.89999389648438" calcext:value-type="float">
            <text:p>8.89999389648438</text:p>
          </table:table-cell>
          <table:table-cell table:formula="of:=([.B548] * (9/5)) + 32" office:value-type="float" office:value="48.0199890136719" calcext:value-type="float">
            <text:p>48.0199890136719</text:p>
          </table:table-cell>
        </table:table-row>
        <table:table-row table:style-name="ro1">
          <table:table-cell office:value-type="string" calcext:value-type="string">
            <text:p>2008-02-01</text:p>
          </table:table-cell>
          <table:table-cell office:value-type="float" office:value="10.2999877929688" calcext:value-type="float">
            <text:p>10.2999877929688</text:p>
          </table:table-cell>
          <table:table-cell table:formula="of:=([.B549] * (9/5)) + 32" office:value-type="float" office:value="50.5399780273438" calcext:value-type="float">
            <text:p>50.5399780273438</text:p>
          </table:table-cell>
        </table:table-row>
        <table:table-row table:style-name="ro1">
          <table:table-cell office:value-type="string" calcext:value-type="string">
            <text:p>2008-03-01</text:p>
          </table:table-cell>
          <table:table-cell office:value-type="float" office:value="13.2000122070313" calcext:value-type="float">
            <text:p>13.2000122070313</text:p>
          </table:table-cell>
          <table:table-cell table:formula="of:=([.B550] * (9/5)) + 32" office:value-type="float" office:value="55.7600219726563" calcext:value-type="float">
            <text:p>55.7600219726563</text:p>
          </table:table-cell>
        </table:table-row>
        <table:table-row table:style-name="ro1">
          <table:table-cell office:value-type="string" calcext:value-type="string">
            <text:p>2008-04-01</text:p>
          </table:table-cell>
          <table:table-cell office:value-type="float" office:value="13.7000122070313" calcext:value-type="float">
            <text:p>13.7000122070313</text:p>
          </table:table-cell>
          <table:table-cell table:formula="of:=([.B551] * (9/5)) + 32" office:value-type="float" office:value="56.6600219726563" calcext:value-type="float">
            <text:p>56.6600219726563</text:p>
          </table:table-cell>
        </table:table-row>
        <table:table-row table:style-name="ro1">
          <table:table-cell office:value-type="string" calcext:value-type="string">
            <text:p>2008-05-01</text:p>
          </table:table-cell>
          <table:table-cell office:value-type="float" office:value="15.1000061035156" calcext:value-type="float">
            <text:p>15.1000061035156</text:p>
          </table:table-cell>
          <table:table-cell table:formula="of:=([.B552] * (9/5)) + 32" office:value-type="float" office:value="59.1800109863281" calcext:value-type="float">
            <text:p>59.1800109863281</text:p>
          </table:table-cell>
        </table:table-row>
        <table:table-row table:style-name="ro1">
          <table:table-cell office:value-type="string" calcext:value-type="string">
            <text:p>2008-06-01</text:p>
          </table:table-cell>
          <table:table-cell office:value-type="float" office:value="11.7999877929688" calcext:value-type="float">
            <text:p>11.7999877929688</text:p>
          </table:table-cell>
          <table:table-cell table:formula="of:=([.B553] * (9/5)) + 32" office:value-type="float" office:value="53.2399780273438" calcext:value-type="float">
            <text:p>53.2399780273438</text:p>
          </table:table-cell>
        </table:table-row>
        <table:table-row table:style-name="ro1">
          <table:table-cell office:value-type="string" calcext:value-type="string">
            <text:p>2008-07-01</text:p>
          </table:table-cell>
          <table:table-cell office:value-type="float" office:value="17.5" calcext:value-type="float">
            <text:p>17.5</text:p>
          </table:table-cell>
          <table:table-cell table:formula="of:=([.B554] * (9/5)) + 32" office:value-type="float" office:value="63.5" calcext:value-type="float">
            <text:p>63.5</text:p>
          </table:table-cell>
        </table:table-row>
        <table:table-row table:style-name="ro1">
          <table:table-cell office:value-type="string" calcext:value-type="string">
            <text:p>2008-08-01</text:p>
          </table:table-cell>
          <table:table-cell office:value-type="float" office:value="14.2999877929687" calcext:value-type="float">
            <text:p>14.2999877929687</text:p>
          </table:table-cell>
          <table:table-cell table:formula="of:=([.B555] * (9/5)) + 32" office:value-type="float" office:value="57.7399780273438" calcext:value-type="float">
            <text:p>57.7399780273438</text:p>
          </table:table-cell>
        </table:table-row>
        <table:table-row table:style-name="ro1">
          <table:table-cell office:value-type="string" calcext:value-type="string">
            <text:p>2008-09-01</text:p>
          </table:table-cell>
          <table:table-cell office:value-type="float" office:value="15.3999938964844" calcext:value-type="float">
            <text:p>15.3999938964844</text:p>
          </table:table-cell>
          <table:table-cell table:formula="of:=([.B556] * (9/5)) + 32" office:value-type="float" office:value="59.7199890136719" calcext:value-type="float">
            <text:p>59.7199890136719</text:p>
          </table:table-cell>
        </table:table-row>
        <table:table-row table:style-name="ro1">
          <table:table-cell office:value-type="string" calcext:value-type="string">
            <text:p>2008-10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557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2008-11-01</text:p>
          </table:table-cell>
          <table:table-cell office:value-type="float" office:value="12.3999938964844" calcext:value-type="float">
            <text:p>12.3999938964844</text:p>
          </table:table-cell>
          <table:table-cell table:formula="of:=([.B558] * (9/5)) + 32" office:value-type="float" office:value="54.3199890136719" calcext:value-type="float">
            <text:p>54.3199890136719</text:p>
          </table:table-cell>
        </table:table-row>
        <table:table-row table:style-name="ro1">
          <table:table-cell office:value-type="string" calcext:value-type="string">
            <text:p>2008-12-01</text:p>
          </table:table-cell>
          <table:table-cell office:value-type="float" office:value="11.7999877929688" calcext:value-type="float">
            <text:p>11.7999877929688</text:p>
          </table:table-cell>
          <table:table-cell table:formula="of:=([.B559] * (9/5)) + 32" office:value-type="float" office:value="53.2399780273438" calcext:value-type="float">
            <text:p>53.2399780273438</text:p>
          </table:table-cell>
        </table:table-row>
        <table:table-row table:style-name="ro1">
          <table:table-cell office:value-type="string" calcext:value-type="string">
            <text:p>2009-01-01</text:p>
          </table:table-cell>
          <table:table-cell office:value-type="float" office:value="11.5499877929688" calcext:value-type="float">
            <text:p>11.5499877929688</text:p>
          </table:table-cell>
          <table:table-cell table:formula="of:=([.B560] * (9/5)) + 32" office:value-type="float" office:value="52.7899780273438" calcext:value-type="float">
            <text:p>52.7899780273438</text:p>
          </table:table-cell>
        </table:table-row>
        <table:table-row table:style-name="ro1">
          <table:table-cell office:value-type="string" calcext:value-type="string">
            <text:p>2009-02-01</text:p>
          </table:table-cell>
          <table:table-cell office:value-type="float" office:value="11.2999877929688" calcext:value-type="float">
            <text:p>11.2999877929688</text:p>
          </table:table-cell>
          <table:table-cell table:formula="of:=([.B561] * (9/5)) + 32" office:value-type="float" office:value="52.3399780273437" calcext:value-type="float">
            <text:p>52.3399780273437</text:p>
          </table:table-cell>
        </table:table-row>
        <table:table-row table:style-name="ro1">
          <table:table-cell office:value-type="string" calcext:value-type="string">
            <text:p>2009-03-01</text:p>
          </table:table-cell>
          <table:table-cell office:value-type="float" office:value="11.7000122070313" calcext:value-type="float">
            <text:p>11.7000122070313</text:p>
          </table:table-cell>
          <table:table-cell table:formula="of:=([.B562] * (9/5)) + 32" office:value-type="float" office:value="53.0600219726563" calcext:value-type="float">
            <text:p>53.0600219726563</text:p>
          </table:table-cell>
        </table:table-row>
        <table:table-row table:style-name="ro1">
          <table:table-cell office:value-type="string" calcext:value-type="string">
            <text:p>2009-04-01</text:p>
          </table:table-cell>
          <table:table-cell office:value-type="float" office:value="13.7999877929688" calcext:value-type="float">
            <text:p>13.7999877929688</text:p>
          </table:table-cell>
          <table:table-cell table:formula="of:=([.B563] * (9/5)) + 32" office:value-type="float" office:value="56.8399780273438" calcext:value-type="float">
            <text:p>56.8399780273438</text:p>
          </table:table-cell>
        </table:table-row>
        <table:table-row table:style-name="ro1">
          <table:table-cell office:value-type="string" calcext:value-type="string">
            <text:p>2009-05-01</text:p>
          </table:table-cell>
          <table:table-cell office:value-type="float" office:value="11.5" calcext:value-type="float">
            <text:p>11.5</text:p>
          </table:table-cell>
          <table:table-cell table:formula="of:=([.B564] * (9/5)) + 32" office:value-type="float" office:value="52.7" calcext:value-type="float">
            <text:p>52.7</text:p>
          </table:table-cell>
        </table:table-row>
        <table:table-row table:style-name="ro1">
          <table:table-cell office:value-type="string" calcext:value-type="string">
            <text:p>2009-06-01</text:p>
          </table:table-cell>
          <table:table-cell office:value-type="float" office:value="13.8999938964844" calcext:value-type="float">
            <text:p>13.8999938964844</text:p>
          </table:table-cell>
          <table:table-cell table:formula="of:=([.B565] * (9/5)) + 32" office:value-type="float" office:value="57.0199890136719" calcext:value-type="float">
            <text:p>57.0199890136719</text:p>
          </table:table-cell>
        </table:table-row>
        <table:table-row table:style-name="ro1">
          <table:table-cell office:value-type="string" calcext:value-type="string">
            <text:p>2009-07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566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2009-08-01</text:p>
          </table:table-cell>
          <table:table-cell office:value-type="float" office:value="15.7999877929688" calcext:value-type="float">
            <text:p>15.7999877929688</text:p>
          </table:table-cell>
          <table:table-cell table:formula="of:=([.B567] * (9/5)) + 32" office:value-type="float" office:value="60.4399780273438" calcext:value-type="float">
            <text:p>60.4399780273438</text:p>
          </table:table-cell>
        </table:table-row>
        <table:table-row table:style-name="ro1">
          <table:table-cell office:value-type="string" calcext:value-type="string">
            <text:p>2009-09-01</text:p>
          </table:table-cell>
          <table:table-cell office:value-type="float" office:value="16.6000061035156" calcext:value-type="float">
            <text:p>16.6000061035156</text:p>
          </table:table-cell>
          <table:table-cell table:formula="of:=([.B568] * (9/5)) + 32" office:value-type="float" office:value="61.8800109863281" calcext:value-type="float">
            <text:p>61.8800109863281</text:p>
          </table:table-cell>
        </table:table-row>
        <table:table-row table:style-name="ro1">
          <table:table-cell office:value-type="string" calcext:value-type="string">
            <text:p>2009-10-01</text:p>
          </table:table-cell>
          <table:table-cell office:value-type="float" office:value="13.8999938964844" calcext:value-type="float">
            <text:p>13.8999938964844</text:p>
          </table:table-cell>
          <table:table-cell table:formula="of:=([.B569] * (9/5)) + 32" office:value-type="float" office:value="57.0199890136719" calcext:value-type="float">
            <text:p>57.0199890136719</text:p>
          </table:table-cell>
        </table:table-row>
        <table:table-row table:style-name="ro1">
          <table:table-cell office:value-type="string" calcext:value-type="string">
            <text:p>2009-11-01</text:p>
          </table:table-cell>
          <table:table-cell office:value-type="float" office:value="13" calcext:value-type="float">
            <text:p>13</text:p>
          </table:table-cell>
          <table:table-cell table:formula="of:=([.B570] * (9/5)) + 32"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2009-12-01</text:p>
          </table:table-cell>
          <table:table-cell office:value-type="float" office:value="12" calcext:value-type="float">
            <text:p>12</text:p>
          </table:table-cell>
          <table:table-cell table:formula="of:=([.B571] * (9/5)) + 3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2010-01-01</text:p>
          </table:table-cell>
          <table:table-cell office:value-type="float" office:value="12.5" calcext:value-type="float">
            <text:p>12.5</text:p>
          </table:table-cell>
          <table:table-cell table:formula="of:=([.B572] * (9/5)) + 32"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2010-02-01</text:p>
          </table:table-cell>
          <table:table-cell office:value-type="float" office:value="12.8999938964844" calcext:value-type="float">
            <text:p>12.8999938964844</text:p>
          </table:table-cell>
          <table:table-cell table:formula="of:=([.B573] * (9/5)) + 32" office:value-type="float" office:value="55.2199890136719" calcext:value-type="float">
            <text:p>55.2199890136719</text:p>
          </table:table-cell>
        </table:table-row>
        <table:table-row table:style-name="ro1">
          <table:table-cell office:value-type="string" calcext:value-type="string">
            <text:p>2010-03-01</text:p>
          </table:table-cell>
          <table:table-cell office:value-type="float" office:value="12.7999877929688" calcext:value-type="float">
            <text:p>12.7999877929688</text:p>
          </table:table-cell>
          <table:table-cell table:formula="of:=([.B574] * (9/5)) + 32" office:value-type="float" office:value="55.0399780273438" calcext:value-type="float">
            <text:p>55.0399780273438</text:p>
          </table:table-cell>
        </table:table-row>
        <table:table-row table:style-name="ro1">
          <table:table-cell office:value-type="string" calcext:value-type="string">
            <text:p>2010-04-01</text:p>
          </table:table-cell>
          <table:table-cell office:value-type="float" office:value="13.5" calcext:value-type="float">
            <text:p>13.5</text:p>
          </table:table-cell>
          <table:table-cell table:formula="of:=([.B575] * (9/5)) + 32"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2010-05-01</text:p>
          </table:table-cell>
          <table:table-cell office:value-type="float" office:value="11.7000122070313" calcext:value-type="float">
            <text:p>11.7000122070313</text:p>
          </table:table-cell>
          <table:table-cell table:formula="of:=([.B576] * (9/5)) + 32" office:value-type="float" office:value="53.0600219726563" calcext:value-type="float">
            <text:p>53.0600219726563</text:p>
          </table:table-cell>
        </table:table-row>
        <table:table-row table:style-name="ro1">
          <table:table-cell office:value-type="string" calcext:value-type="string">
            <text:p>2010-06-01</text:p>
          </table:table-cell>
          <table:table-cell office:value-type="float" office:value="15.1000061035156" calcext:value-type="float">
            <text:p>15.1000061035156</text:p>
          </table:table-cell>
          <table:table-cell table:formula="of:=([.B577] * (9/5)) + 32" office:value-type="float" office:value="59.1800109863281" calcext:value-type="float">
            <text:p>59.1800109863281</text:p>
          </table:table-cell>
        </table:table-row>
        <table:table-row table:style-name="ro1">
          <table:table-cell office:value-type="string" calcext:value-type="string">
            <text:p>2010-07-01</text:p>
          </table:table-cell>
          <table:table-cell office:value-type="float" office:value="15" calcext:value-type="float">
            <text:p>15</text:p>
          </table:table-cell>
          <table:table-cell table:formula="of:=([.B578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0-08-01</text:p>
          </table:table-cell>
          <table:table-cell office:value-type="float" office:value="14" calcext:value-type="float">
            <text:p>14</text:p>
          </table:table-cell>
          <table:table-cell table:formula="of:=([.B579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10-09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580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2010-10-01</text:p>
          </table:table-cell>
          <table:table-cell office:value-type="float" office:value="14" calcext:value-type="float">
            <text:p>14</text:p>
          </table:table-cell>
          <table:table-cell table:formula="of:=([.B581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10-11-01</text:p>
          </table:table-cell>
          <table:table-cell office:value-type="float" office:value="14" calcext:value-type="float">
            <text:p>14</text:p>
          </table:table-cell>
          <table:table-cell table:formula="of:=([.B582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10-12-01</text:p>
          </table:table-cell>
          <table:table-cell office:value-type="float" office:value="12.8999938964844" calcext:value-type="float">
            <text:p>12.8999938964844</text:p>
          </table:table-cell>
          <table:table-cell table:formula="of:=([.B583] * (9/5)) + 32" office:value-type="float" office:value="55.2199890136719" calcext:value-type="float">
            <text:p>55.2199890136719</text:p>
          </table:table-cell>
        </table:table-row>
        <table:table-row table:style-name="ro1">
          <table:table-cell office:value-type="string" calcext:value-type="string">
            <text:p>2011-01-01</text:p>
          </table:table-cell>
          <table:table-cell office:value-type="float" office:value="12.2000122070313" calcext:value-type="float">
            <text:p>12.2000122070313</text:p>
          </table:table-cell>
          <table:table-cell table:formula="of:=([.B584] * (9/5)) + 32" office:value-type="float" office:value="53.9600219726563" calcext:value-type="float">
            <text:p>53.9600219726563</text:p>
          </table:table-cell>
        </table:table-row>
        <table:table-row table:style-name="ro1">
          <table:table-cell office:value-type="string" calcext:value-type="string">
            <text:p>2011-02-01</text:p>
          </table:table-cell>
          <table:table-cell office:value-type="float" office:value="12" calcext:value-type="float">
            <text:p>12</text:p>
          </table:table-cell>
          <table:table-cell table:formula="of:=([.B585] * (9/5)) + 3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2011-03-01</text:p>
          </table:table-cell>
          <table:table-cell office:value-type="float" office:value="12.2999877929688" calcext:value-type="float">
            <text:p>12.2999877929688</text:p>
          </table:table-cell>
          <table:table-cell table:formula="of:=([.B586] * (9/5)) + 32" office:value-type="float" office:value="54.1399780273438" calcext:value-type="float">
            <text:p>54.1399780273438</text:p>
          </table:table-cell>
        </table:table-row>
        <table:table-row table:style-name="ro1">
          <table:table-cell office:value-type="string" calcext:value-type="string">
            <text:p>2011-04-01</text:p>
          </table:table-cell>
          <table:table-cell office:value-type="float" office:value="12.2000122070313" calcext:value-type="float">
            <text:p>12.2000122070313</text:p>
          </table:table-cell>
          <table:table-cell table:formula="of:=([.B587] * (9/5)) + 32" office:value-type="float" office:value="53.9600219726563" calcext:value-type="float">
            <text:p>53.9600219726563</text:p>
          </table:table-cell>
        </table:table-row>
        <table:table-row table:style-name="ro1">
          <table:table-cell office:value-type="string" calcext:value-type="string">
            <text:p>2011-05-01</text:p>
          </table:table-cell>
          <table:table-cell office:value-type="float" office:value="13" calcext:value-type="float">
            <text:p>13</text:p>
          </table:table-cell>
          <table:table-cell table:formula="of:=([.B588] * (9/5)) + 32"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2011-06-01</text:p>
          </table:table-cell>
          <table:table-cell office:value-type="float" office:value="13" calcext:value-type="float">
            <text:p>13</text:p>
          </table:table-cell>
          <table:table-cell table:formula="of:=([.B589] * (9/5)) + 32"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2011-07-01</text:p>
          </table:table-cell>
          <table:table-cell office:value-type="float" office:value="12.7999877929688" calcext:value-type="float">
            <text:p>12.7999877929688</text:p>
          </table:table-cell>
          <table:table-cell table:formula="of:=([.B590] * (9/5)) + 32" office:value-type="float" office:value="55.0399780273438" calcext:value-type="float">
            <text:p>55.0399780273438</text:p>
          </table:table-cell>
        </table:table-row>
        <table:table-row table:style-name="ro1">
          <table:table-cell office:value-type="string" calcext:value-type="string">
            <text:p>2011-08-01</text:p>
          </table:table-cell>
          <table:table-cell office:value-type="float" office:value="13.7999877929688" calcext:value-type="float">
            <text:p>13.7999877929688</text:p>
          </table:table-cell>
          <table:table-cell table:formula="of:=([.B591] * (9/5)) + 32" office:value-type="float" office:value="56.8399780273438" calcext:value-type="float">
            <text:p>56.8399780273438</text:p>
          </table:table-cell>
        </table:table-row>
        <table:table-row table:style-name="ro1">
          <table:table-cell office:value-type="string" calcext:value-type="string">
            <text:p>2011-09-01</text:p>
          </table:table-cell>
          <table:table-cell office:value-type="float" office:value="15.6000061035156" calcext:value-type="float">
            <text:p>15.6000061035156</text:p>
          </table:table-cell>
          <table:table-cell table:formula="of:=([.B592] * (9/5)) + 32" office:value-type="float" office:value="60.0800109863281" calcext:value-type="float">
            <text:p>60.0800109863281</text:p>
          </table:table-cell>
        </table:table-row>
        <table:table-row table:style-name="ro1">
          <table:table-cell office:value-type="string" calcext:value-type="string">
            <text:p>2011-10-01</text:p>
          </table:table-cell>
          <table:table-cell office:value-type="float" office:value="15.3500061035156" calcext:value-type="float">
            <text:p>15.3500061035156</text:p>
          </table:table-cell>
          <table:table-cell table:formula="of:=([.B593] * (9/5)) + 32" office:value-type="float" office:value="59.6300109863281" calcext:value-type="float">
            <text:p>59.6300109863281</text:p>
          </table:table-cell>
        </table:table-row>
        <table:table-row table:style-name="ro1">
          <table:table-cell office:value-type="string" calcext:value-type="string">
            <text:p>2011-11-01</text:p>
          </table:table-cell>
          <table:table-cell office:value-type="float" office:value="13.3500061035156" calcext:value-type="float">
            <text:p>13.3500061035156</text:p>
          </table:table-cell>
          <table:table-cell table:formula="of:=([.B594] * (9/5)) + 32" office:value-type="float" office:value="56.0300109863281" calcext:value-type="float">
            <text:p>56.0300109863281</text:p>
          </table:table-cell>
        </table:table-row>
        <table:table-row table:style-name="ro1">
          <table:table-cell office:value-type="string" calcext:value-type="string">
            <text:p>2011-12-01</text:p>
          </table:table-cell>
          <table:table-cell office:value-type="float" office:value="12.2000122070313" calcext:value-type="float">
            <text:p>12.2000122070313</text:p>
          </table:table-cell>
          <table:table-cell table:formula="of:=([.B595] * (9/5)) + 32" office:value-type="float" office:value="53.9600219726563" calcext:value-type="float">
            <text:p>53.9600219726563</text:p>
          </table:table-cell>
        </table:table-row>
        <table:table-row table:style-name="ro1">
          <table:table-cell office:value-type="string" calcext:value-type="string">
            <text:p>2012-01-01</text:p>
          </table:table-cell>
          <table:table-cell office:value-type="float" office:value="12.3999938964844" calcext:value-type="float">
            <text:p>12.3999938964844</text:p>
          </table:table-cell>
          <table:table-cell table:formula="of:=([.B596] * (9/5)) + 32" office:value-type="float" office:value="54.3199890136719" calcext:value-type="float">
            <text:p>54.3199890136719</text:p>
          </table:table-cell>
        </table:table-row>
        <table:table-row table:style-name="ro1">
          <table:table-cell office:value-type="string" calcext:value-type="string">
            <text:p>2012-02-01</text:p>
          </table:table-cell>
          <table:table-cell office:value-type="float" office:value="13" calcext:value-type="float">
            <text:p>13</text:p>
          </table:table-cell>
          <table:table-cell table:formula="of:=([.B597] * (9/5)) + 32"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2012-03-01</text:p>
          </table:table-cell>
          <table:table-cell office:value-type="float" office:value="11.7000122070313" calcext:value-type="float">
            <text:p>11.7000122070313</text:p>
          </table:table-cell>
          <table:table-cell table:formula="of:=([.B598] * (9/5)) + 32" office:value-type="float" office:value="53.0600219726563" calcext:value-type="float">
            <text:p>53.0600219726563</text:p>
          </table:table-cell>
        </table:table-row>
        <table:table-row table:style-name="ro1">
          <table:table-cell office:value-type="string" calcext:value-type="string">
            <text:p>2012-04-01</text:p>
          </table:table-cell>
          <table:table-cell office:value-type="float" office:value="12.7999877929688" calcext:value-type="float">
            <text:p>12.7999877929688</text:p>
          </table:table-cell>
          <table:table-cell table:formula="of:=([.B599] * (9/5)) + 32" office:value-type="float" office:value="55.0399780273438" calcext:value-type="float">
            <text:p>55.0399780273438</text:p>
          </table:table-cell>
        </table:table-row>
        <table:table-row table:style-name="ro1">
          <table:table-cell office:value-type="string" calcext:value-type="string">
            <text:p>2012-05-01</text:p>
          </table:table-cell>
          <table:table-cell office:value-type="float" office:value="11" calcext:value-type="float">
            <text:p>11</text:p>
          </table:table-cell>
          <table:table-cell table:formula="of:=([.B600] * (9/5)) + 32" office:value-type="float" office:value="51.8" calcext:value-type="float">
            <text:p>51.8</text:p>
          </table:table-cell>
        </table:table-row>
        <table:table-row table:style-name="ro1">
          <table:table-cell office:value-type="string" calcext:value-type="string">
            <text:p>2012-06-01</text:p>
          </table:table-cell>
          <table:table-cell office:value-type="float" office:value="12" calcext:value-type="float">
            <text:p>12</text:p>
          </table:table-cell>
          <table:table-cell table:formula="of:=([.B601] * (9/5)) + 3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2012-07-01</text:p>
          </table:table-cell>
          <table:table-cell office:value-type="float" office:value="13.7000122070313" calcext:value-type="float">
            <text:p>13.7000122070313</text:p>
          </table:table-cell>
          <table:table-cell table:formula="of:=([.B602] * (9/5)) + 32" office:value-type="float" office:value="56.6600219726563" calcext:value-type="float">
            <text:p>56.6600219726563</text:p>
          </table:table-cell>
        </table:table-row>
        <table:table-row table:style-name="ro1">
          <table:table-cell office:value-type="string" calcext:value-type="string">
            <text:p>2012-08-01</text:p>
          </table:table-cell>
          <table:table-cell office:value-type="float" office:value="14.8999938964844" calcext:value-type="float">
            <text:p>14.8999938964844</text:p>
          </table:table-cell>
          <table:table-cell table:formula="of:=([.B603] * (9/5)) + 32" office:value-type="float" office:value="58.8199890136719" calcext:value-type="float">
            <text:p>58.8199890136719</text:p>
          </table:table-cell>
        </table:table-row>
        <table:table-row table:style-name="ro1">
          <table:table-cell office:value-type="string" calcext:value-type="string">
            <text:p>2012-09-01</text:p>
          </table:table-cell>
          <table:table-cell office:value-type="float" office:value="14.1000061035156" calcext:value-type="float">
            <text:p>14.1000061035156</text:p>
          </table:table-cell>
          <table:table-cell table:formula="of:=([.B604] * (9/5)) + 32" office:value-type="float" office:value="57.3800109863281" calcext:value-type="float">
            <text:p>57.3800109863281</text:p>
          </table:table-cell>
        </table:table-row>
        <table:table-row table:style-name="ro1">
          <table:table-cell office:value-type="string" calcext:value-type="string">
            <text:p>2012-10-01</text:p>
          </table:table-cell>
          <table:table-cell office:value-type="float" office:value="15.0499877929688" calcext:value-type="float">
            <text:p>15.0499877929688</text:p>
          </table:table-cell>
          <table:table-cell table:formula="of:=([.B605] * (9/5)) + 32" office:value-type="float" office:value="59.0899780273437" calcext:value-type="float">
            <text:p>59.0899780273437</text:p>
          </table:table-cell>
        </table:table-row>
        <table:table-row table:style-name="ro1">
          <table:table-cell office:value-type="string" calcext:value-type="string">
            <text:p>2012-11-01</text:p>
          </table:table-cell>
          <table:table-cell office:value-type="float" office:value="15" calcext:value-type="float">
            <text:p>15</text:p>
          </table:table-cell>
          <table:table-cell table:formula="of:=([.B606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2-12-01</text:p>
          </table:table-cell>
          <table:table-cell office:value-type="float" office:value="14.2999877929687" calcext:value-type="float">
            <text:p>14.2999877929687</text:p>
          </table:table-cell>
          <table:table-cell table:formula="of:=([.B607] * (9/5)) + 32" office:value-type="float" office:value="57.7399780273438" calcext:value-type="float">
            <text:p>57.7399780273438</text:p>
          </table:table-cell>
        </table:table-row>
        <table:table-row table:style-name="ro1">
          <table:table-cell office:value-type="string" calcext:value-type="string">
            <text:p>2013-01-01</text:p>
          </table:table-cell>
          <table:table-cell office:value-type="float" office:value="11.8999938964844" calcext:value-type="float">
            <text:p>11.8999938964844</text:p>
          </table:table-cell>
          <table:table-cell table:formula="of:=([.B608] * (9/5)) + 32" office:value-type="float" office:value="53.4199890136719" calcext:value-type="float">
            <text:p>53.4199890136719</text:p>
          </table:table-cell>
        </table:table-row>
        <table:table-row table:style-name="ro1">
          <table:table-cell office:value-type="string" calcext:value-type="string">
            <text:p>2013-02-01</text:p>
          </table:table-cell>
          <table:table-cell office:value-type="float" office:value="11.7000122070313" calcext:value-type="float">
            <text:p>11.7000122070313</text:p>
          </table:table-cell>
          <table:table-cell table:formula="of:=([.B609] * (9/5)) + 32" office:value-type="float" office:value="53.0600219726563" calcext:value-type="float">
            <text:p>53.0600219726563</text:p>
          </table:table-cell>
        </table:table-row>
        <table:table-row table:style-name="ro1">
          <table:table-cell office:value-type="string" calcext:value-type="string">
            <text:p>2013-03-01</text:p>
          </table:table-cell>
          <table:table-cell office:value-type="float" office:value="11.1000061035156" calcext:value-type="float">
            <text:p>11.1000061035156</text:p>
          </table:table-cell>
          <table:table-cell table:formula="of:=([.B610] * (9/5)) + 32" office:value-type="float" office:value="51.9800109863281" calcext:value-type="float">
            <text:p>51.9800109863281</text:p>
          </table:table-cell>
        </table:table-row>
        <table:table-row table:style-name="ro1">
          <table:table-cell office:value-type="string" calcext:value-type="string">
            <text:p>2013-04-01</text:p>
          </table:table-cell>
          <table:table-cell office:value-type="float" office:value="12.2000122070313" calcext:value-type="float">
            <text:p>12.2000122070313</text:p>
          </table:table-cell>
          <table:table-cell table:formula="of:=([.B611] * (9/5)) + 32" office:value-type="float" office:value="53.9600219726563" calcext:value-type="float">
            <text:p>53.9600219726563</text:p>
          </table:table-cell>
        </table:table-row>
        <table:table-row table:style-name="ro1">
          <table:table-cell office:value-type="string" calcext:value-type="string">
            <text:p>2013-05-01</text:p>
          </table:table-cell>
          <table:table-cell office:value-type="float" office:value="13" calcext:value-type="float">
            <text:p>13</text:p>
          </table:table-cell>
          <table:table-cell table:formula="of:=([.B612] * (9/5)) + 32"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2013-06-01</text:p>
          </table:table-cell>
          <table:table-cell office:value-type="float" office:value="12.2999877929688" calcext:value-type="float">
            <text:p>12.2999877929688</text:p>
          </table:table-cell>
          <table:table-cell table:formula="of:=([.B613] * (9/5)) + 32" office:value-type="float" office:value="54.1399780273438" calcext:value-type="float">
            <text:p>54.1399780273438</text:p>
          </table:table-cell>
        </table:table-row>
        <table:table-row table:style-name="ro1">
          <table:table-cell office:value-type="string" calcext:value-type="string">
            <text:p>2013-07-01</text:p>
          </table:table-cell>
          <table:table-cell office:value-type="float" office:value="13.8999938964844" calcext:value-type="float">
            <text:p>13.8999938964844</text:p>
          </table:table-cell>
          <table:table-cell table:formula="of:=([.B614] * (9/5)) + 32" office:value-type="float" office:value="57.0199890136719" calcext:value-type="float">
            <text:p>57.0199890136719</text:p>
          </table:table-cell>
        </table:table-row>
        <table:table-row table:style-name="ro1">
          <table:table-cell office:value-type="string" calcext:value-type="string">
            <text:p>2013-08-01</text:p>
          </table:table-cell>
          <table:table-cell office:value-type="float" office:value="16.1000061035156" calcext:value-type="float">
            <text:p>16.1000061035156</text:p>
          </table:table-cell>
          <table:table-cell table:formula="of:=([.B615] * (9/5)) + 32" office:value-type="float" office:value="60.9800109863281" calcext:value-type="float">
            <text:p>60.9800109863281</text:p>
          </table:table-cell>
        </table:table-row>
        <table:table-row table:style-name="ro1">
          <table:table-cell office:value-type="string" calcext:value-type="string">
            <text:p>2013-09-01</text:p>
          </table:table-cell>
          <table:table-cell office:value-type="float" office:value="18.5" calcext:value-type="float">
            <text:p>18.5</text:p>
          </table:table-cell>
          <table:table-cell table:formula="of:=([.B616] * (9/5)) + 32" office:value-type="float" office:value="65.3" calcext:value-type="float">
            <text:p>65.3</text:p>
          </table:table-cell>
        </table:table-row>
        <table:table-row table:style-name="ro1">
          <table:table-cell office:value-type="string" calcext:value-type="string">
            <text:p>2013-10-01</text:p>
          </table:table-cell>
          <table:table-cell office:value-type="float" office:value="14.75" calcext:value-type="float">
            <text:p>14.75</text:p>
          </table:table-cell>
          <table:table-cell table:formula="of:=([.B617] * (9/5)) + 32" office:value-type="float" office:value="58.55" calcext:value-type="float">
            <text:p>58.55</text:p>
          </table:table-cell>
        </table:table-row>
        <table:table-row table:style-name="ro1">
          <table:table-cell office:value-type="string" calcext:value-type="string">
            <text:p>2013-11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618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2013-12-01</text:p>
          </table:table-cell>
          <table:table-cell office:value-type="float" office:value="13" calcext:value-type="float">
            <text:p>13</text:p>
          </table:table-cell>
          <table:table-cell table:formula="of:=([.B619] * (9/5)) + 32"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2014-01-01</text:p>
          </table:table-cell>
          <table:table-cell office:value-type="float" office:value="13.2000122070313" calcext:value-type="float">
            <text:p>13.2000122070313</text:p>
          </table:table-cell>
          <table:table-cell table:formula="of:=([.B620] * (9/5)) + 32" office:value-type="float" office:value="55.7600219726563" calcext:value-type="float">
            <text:p>55.7600219726563</text:p>
          </table:table-cell>
        </table:table-row>
        <table:table-row table:style-name="ro1">
          <table:table-cell office:value-type="string" calcext:value-type="string">
            <text:p>2014-02-01</text:p>
          </table:table-cell>
          <table:table-cell office:value-type="float" office:value="12.2999877929688" calcext:value-type="float">
            <text:p>12.2999877929688</text:p>
          </table:table-cell>
          <table:table-cell table:formula="of:=([.B621] * (9/5)) + 32" office:value-type="float" office:value="54.1399780273438" calcext:value-type="float">
            <text:p>54.1399780273438</text:p>
          </table:table-cell>
        </table:table-row>
        <table:table-row table:style-name="ro1">
          <table:table-cell office:value-type="string" calcext:value-type="string">
            <text:p>2014-03-01</text:p>
          </table:table-cell>
          <table:table-cell office:value-type="float" office:value="14" calcext:value-type="float">
            <text:p>14</text:p>
          </table:table-cell>
          <table:table-cell table:formula="of:=([.B622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14-04-01</text:p>
          </table:table-cell>
          <table:table-cell office:value-type="float" office:value="12.8999938964844" calcext:value-type="float">
            <text:p>12.8999938964844</text:p>
          </table:table-cell>
          <table:table-cell table:formula="of:=([.B623] * (9/5)) + 32" office:value-type="float" office:value="55.2199890136719" calcext:value-type="float">
            <text:p>55.2199890136719</text:p>
          </table:table-cell>
        </table:table-row>
        <table:table-row table:style-name="ro1">
          <table:table-cell office:value-type="string" calcext:value-type="string">
            <text:p>2014-05-01</text:p>
          </table:table-cell>
          <table:table-cell office:value-type="float" office:value="14.7999877929688" calcext:value-type="float">
            <text:p>14.7999877929688</text:p>
          </table:table-cell>
          <table:table-cell table:formula="of:=([.B624] * (9/5)) + 32" office:value-type="float" office:value="58.6399780273438" calcext:value-type="float">
            <text:p>58.6399780273438</text:p>
          </table:table-cell>
        </table:table-row>
        <table:table-row table:style-name="ro1">
          <table:table-cell office:value-type="string" calcext:value-type="string">
            <text:p>2014-06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625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2014-07-01</text:p>
          </table:table-cell>
          <table:table-cell office:value-type="float" office:value="14.5" calcext:value-type="float">
            <text:p>14.5</text:p>
          </table:table-cell>
          <table:table-cell table:formula="of:=([.B626] * (9/5)) + 32"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2014-08-01</text:p>
          </table:table-cell>
          <table:table-cell office:value-type="float" office:value="17" calcext:value-type="float">
            <text:p>17</text:p>
          </table:table-cell>
          <table:table-cell table:formula="of:=([.B627] * (9/5)) + 32" office:value-type="float" office:value="62.6" calcext:value-type="float">
            <text:p>62.6</text:p>
          </table:table-cell>
        </table:table-row>
        <table:table-row table:style-name="ro1">
          <table:table-cell office:value-type="string" calcext:value-type="string">
            <text:p>2014-09-01</text:p>
          </table:table-cell>
          <table:table-cell office:value-type="float" office:value="18" calcext:value-type="float">
            <text:p>18</text:p>
          </table:table-cell>
          <table:table-cell table:formula="of:=([.B628] * (9/5)) + 32" office:value-type="float" office:value="64.4" calcext:value-type="float">
            <text:p>64.4</text:p>
          </table:table-cell>
        </table:table-row>
        <table:table-row table:style-name="ro1">
          <table:table-cell office:value-type="string" calcext:value-type="string">
            <text:p>2014-10-01</text:p>
          </table:table-cell>
          <table:table-cell office:value-type="float" office:value="18.2999877929688" calcext:value-type="float">
            <text:p>18.2999877929688</text:p>
          </table:table-cell>
          <table:table-cell table:formula="of:=([.B629] * (9/5)) + 32" office:value-type="float" office:value="64.9399780273438" calcext:value-type="float">
            <text:p>64.9399780273438</text:p>
          </table:table-cell>
        </table:table-row>
        <table:table-row table:style-name="ro1">
          <table:table-cell office:value-type="string" calcext:value-type="string">
            <text:p>2014-11-01</text:p>
          </table:table-cell>
          <table:table-cell office:value-type="float" office:value="17" calcext:value-type="float">
            <text:p>17</text:p>
          </table:table-cell>
          <table:table-cell table:formula="of:=([.B630] * (9/5)) + 32" office:value-type="float" office:value="62.6" calcext:value-type="float">
            <text:p>62.6</text:p>
          </table:table-cell>
        </table:table-row>
        <table:table-row table:style-name="ro1">
          <table:table-cell office:value-type="string" calcext:value-type="string">
            <text:p>2014-12-01</text:p>
          </table:table-cell>
          <table:table-cell office:value-type="float" office:value="15.7000122070313" calcext:value-type="float">
            <text:p>15.7000122070313</text:p>
          </table:table-cell>
          <table:table-cell table:formula="of:=([.B631] * (9/5)) + 32" office:value-type="float" office:value="60.2600219726562" calcext:value-type="float">
            <text:p>60.2600219726562</text:p>
          </table:table-cell>
        </table:table-row>
        <table:table-row table:style-name="ro1">
          <table:table-cell office:value-type="string" calcext:value-type="string">
            <text:p>2015-01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632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2015-02-01</text:p>
          </table:table-cell>
          <table:table-cell office:value-type="float" office:value="14.7999877929688" calcext:value-type="float">
            <text:p>14.7999877929688</text:p>
          </table:table-cell>
          <table:table-cell table:formula="of:=([.B633] * (9/5)) + 32" office:value-type="float" office:value="58.6399780273438" calcext:value-type="float">
            <text:p>58.6399780273438</text:p>
          </table:table-cell>
        </table:table-row>
        <table:table-row table:style-name="ro1">
          <table:table-cell office:value-type="string" calcext:value-type="string">
            <text:p>2015-03-01</text:p>
          </table:table-cell>
          <table:table-cell office:value-type="float" office:value="14.2000122070313" calcext:value-type="float">
            <text:p>14.2000122070313</text:p>
          </table:table-cell>
          <table:table-cell table:formula="of:=([.B634] * (9/5)) + 32" office:value-type="float" office:value="57.5600219726563" calcext:value-type="float">
            <text:p>57.5600219726563</text:p>
          </table:table-cell>
        </table:table-row>
        <table:table-row table:style-name="ro1">
          <table:table-cell office:value-type="string" calcext:value-type="string">
            <text:p>2015-04-01</text:p>
          </table:table-cell>
          <table:table-cell office:value-type="float" office:value="11.5" calcext:value-type="float">
            <text:p>11.5</text:p>
          </table:table-cell>
          <table:table-cell table:formula="of:=([.B635] * (9/5)) + 32" office:value-type="float" office:value="52.7" calcext:value-type="float">
            <text:p>52.7</text:p>
          </table:table-cell>
        </table:table-row>
        <table:table-row table:style-name="ro1">
          <table:table-cell office:value-type="string" calcext:value-type="string">
            <text:p>2015-05-01</text:p>
          </table:table-cell>
          <table:table-cell office:value-type="float" office:value="12.3999938964844" calcext:value-type="float">
            <text:p>12.3999938964844</text:p>
          </table:table-cell>
          <table:table-cell table:formula="of:=([.B636] * (9/5)) + 32" office:value-type="float" office:value="54.3199890136719" calcext:value-type="float">
            <text:p>54.3199890136719</text:p>
          </table:table-cell>
        </table:table-row>
        <table:table-row table:style-name="ro1">
          <table:table-cell office:value-type="string" calcext:value-type="string">
            <text:p>2015-06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637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2015-07-01</text:p>
          </table:table-cell>
          <table:table-cell office:value-type="float" office:value="15.5" calcext:value-type="float">
            <text:p>15.5</text:p>
          </table:table-cell>
          <table:table-cell table:formula="of:=([.B638] * (9/5)) + 32" office:value-type="float" office:value="59.9" calcext:value-type="float">
            <text:p>59.9</text:p>
          </table:table-cell>
        </table:table-row>
        <table:table-row table:style-name="ro1">
          <table:table-cell office:value-type="string" calcext:value-type="string">
            <text:p>2015-08-01</text:p>
          </table:table-cell>
          <table:table-cell office:value-type="float" office:value="18" calcext:value-type="float">
            <text:p>18</text:p>
          </table:table-cell>
          <table:table-cell table:formula="of:=([.B639] * (9/5)) + 32" office:value-type="float" office:value="64.4" calcext:value-type="float">
            <text:p>64.4</text:p>
          </table:table-cell>
        </table:table-row>
        <table:table-row table:style-name="ro1">
          <table:table-cell office:value-type="string" calcext:value-type="string">
            <text:p>2015-09-01</text:p>
          </table:table-cell>
          <table:table-cell office:value-type="float" office:value="17" calcext:value-type="float">
            <text:p>17</text:p>
          </table:table-cell>
          <table:table-cell table:formula="of:=([.B640] * (9/5)) + 32" office:value-type="float" office:value="62.6" calcext:value-type="float">
            <text:p>62.6</text:p>
          </table:table-cell>
        </table:table-row>
        <table:table-row table:style-name="ro1">
          <table:table-cell office:value-type="string" calcext:value-type="string">
            <text:p>2015-10-01</text:p>
          </table:table-cell>
          <table:table-cell office:value-type="float" office:value="18.1000061035156" calcext:value-type="float">
            <text:p>18.1000061035156</text:p>
          </table:table-cell>
          <table:table-cell table:formula="of:=([.B641] * (9/5)) + 32" office:value-type="float" office:value="64.5800109863281" calcext:value-type="float">
            <text:p>64.5800109863281</text:p>
          </table:table-cell>
        </table:table-row>
        <table:table-row table:style-name="ro1">
          <table:table-cell office:value-type="string" calcext:value-type="string">
            <text:p>2015-11-01</text:p>
          </table:table-cell>
          <table:table-cell office:value-type="float" office:value="14.0499877929688" calcext:value-type="float">
            <text:p>14.0499877929688</text:p>
          </table:table-cell>
          <table:table-cell table:formula="of:=([.B642] * (9/5)) + 32" office:value-type="float" office:value="57.2899780273437" calcext:value-type="float">
            <text:p>57.2899780273437</text:p>
          </table:table-cell>
        </table:table-row>
        <table:table-row table:style-name="ro1">
          <table:table-cell office:value-type="string" calcext:value-type="string">
            <text:p>2015-12-01</text:p>
          </table:table-cell>
          <table:table-cell office:value-type="float" office:value="14.3999938964844" calcext:value-type="float">
            <text:p>14.3999938964844</text:p>
          </table:table-cell>
          <table:table-cell table:formula="of:=([.B643] * (9/5)) + 32" office:value-type="float" office:value="57.9199890136719" calcext:value-type="float">
            <text:p>57.9199890136719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float" office:value="13.3999938964844" calcext:value-type="float">
            <text:p>13.3999938964844</text:p>
          </table:table-cell>
          <table:table-cell table:formula="of:=([.B644] * (9/5)) + 32" office:value-type="float" office:value="56.1199890136719" calcext:value-type="float">
            <text:p>56.1199890136719</text:p>
          </table:table-cell>
        </table:table-row>
        <table:table-row table:style-name="ro1">
          <table:table-cell office:value-type="string" calcext:value-type="string">
            <text:p>2016-02-01</text:p>
          </table:table-cell>
          <table:table-cell office:value-type="float" office:value="13.8999938964844" calcext:value-type="float">
            <text:p>13.8999938964844</text:p>
          </table:table-cell>
          <table:table-cell table:formula="of:=([.B645] * (9/5)) + 32" office:value-type="float" office:value="57.0199890136719" calcext:value-type="float">
            <text:p>57.0199890136719</text:p>
          </table:table-cell>
        </table:table-row>
        <table:table-row table:style-name="ro1">
          <table:table-cell office:value-type="string" calcext:value-type="string">
            <text:p>2016-03-01</text:p>
          </table:table-cell>
          <table:table-cell office:value-type="float" office:value="14" calcext:value-type="float">
            <text:p>14</text:p>
          </table:table-cell>
          <table:table-cell table:formula="of:=([.B646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float" office:value="13.2999877929688" calcext:value-type="float">
            <text:p>13.2999877929688</text:p>
          </table:table-cell>
          <table:table-cell table:formula="of:=([.B647] * (9/5)) + 32" office:value-type="float" office:value="55.9399780273438" calcext:value-type="float">
            <text:p>55.9399780273438</text:p>
          </table:table-cell>
        </table:table-row>
        <table:table-row table:style-name="ro1">
          <table:table-cell office:value-type="string" calcext:value-type="string">
            <text:p>2016-05-01</text:p>
          </table:table-cell>
          <table:table-cell office:value-type="float" office:value="13.1000061035156" calcext:value-type="float">
            <text:p>13.1000061035156</text:p>
          </table:table-cell>
          <table:table-cell table:formula="of:=([.B648] * (9/5)) + 32" office:value-type="float" office:value="55.5800109863281" calcext:value-type="float">
            <text:p>55.5800109863281</text:p>
          </table:table-cell>
        </table:table-row>
        <table:table-row table:style-name="ro1">
          <table:table-cell office:value-type="string" calcext:value-type="string">
            <text:p>2016-06-01</text:p>
          </table:table-cell>
          <table:table-cell office:value-type="float" office:value="14" calcext:value-type="float">
            <text:p>14</text:p>
          </table:table-cell>
          <table:table-cell table:formula="of:=([.B649] * (9/5)) + 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16-07-01</text:p>
          </table:table-cell>
          <table:table-cell office:value-type="float" office:value="15" calcext:value-type="float">
            <text:p>15</text:p>
          </table:table-cell>
          <table:table-cell table:formula="of:=([.B650] * (9/5)) + 3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6-08-01</text:p>
          </table:table-cell>
          <table:table-cell office:value-type="float" office:value="15.7999877929688" calcext:value-type="float">
            <text:p>15.7999877929688</text:p>
          </table:table-cell>
          <table:table-cell table:formula="of:=([.B651] * (9/5)) + 32" office:value-type="float" office:value="60.4399780273438" calcext:value-type="float">
            <text:p>60.4399780273438</text:p>
          </table:table-cell>
        </table:table-row>
        <table:table-row table:style-name="ro1">
          <table:table-cell office:value-type="string" calcext:value-type="string">
            <text:p>2016-09-01</text:p>
          </table:table-cell>
          <table:table-cell office:value-type="float" office:value="15.6000061035156" calcext:value-type="float">
            <text:p>15.6000061035156</text:p>
          </table:table-cell>
          <table:table-cell table:formula="of:=([.B652] * (9/5)) + 32" office:value-type="float" office:value="60.0800109863281" calcext:value-type="float">
            <text:p>60.0800109863281</text:p>
          </table:table-cell>
        </table:table-row>
        <table:table-row table:style-name="ro1">
          <table:table-cell office:value-type="string" calcext:value-type="string">
            <text:p>2016-10-01</text:p>
          </table:table-cell>
          <table:table-cell office:value-type="float" office:value="15.7999877929688" calcext:value-type="float">
            <text:p>15.7999877929688</text:p>
          </table:table-cell>
          <table:table-cell table:formula="of:=([.B653] * (9/5)) + 32" office:value-type="float" office:value="60.4399780273438" calcext:value-type="float">
            <text:p>60.4399780273438</text:p>
          </table:table-cell>
        </table:table-row>
        <table:table-row table:style-name="ro1">
          <table:table-cell office:value-type="string" calcext:value-type="string">
            <text:p>2016-11-01</text:p>
          </table:table-cell>
          <table:table-cell office:value-type="float" office:value="16" calcext:value-type="float">
            <text:p>16</text:p>
          </table:table-cell>
          <table:table-cell table:formula="of:=([.B654] * (9/5)) + 32" office:value-type="float" office:value="60.8" calcext:value-type="float">
            <text:p>60.8</text:p>
          </table:table-cell>
        </table:table-row>
        <table:table-row table:style-name="ro1">
          <table:table-cell office:value-type="string" calcext:value-type="string">
            <text:p>2016-12-01</text:p>
          </table:table-cell>
          <table:table-cell office:value-type="float" office:value="13" calcext:value-type="float">
            <text:p>13</text:p>
          </table:table-cell>
          <table:table-cell table:formula="of:=([.B655] * (9/5)) + 32" office:value-type="float" office:value="55.4" calcext:value-type="float">
            <text:p>55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4T14:14:41.219289338</dc:date>
    <meta:editing-duration>PT46S</meta:editing-duration>
    <meta:editing-cycles>1</meta:editing-cycles>
    <meta:document-statistic meta:table-count="1" meta:cell-count="1965" meta:object-count="1"/>
    <meta:generator>LibreOffice/5.2.2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SST Trends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254cm" svg:stroke-color="#ff8080" svg:stroke-opacity="85%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629cm" svg:height="19.014cm" xlink:href=".." xlink:type="simple" chart:class="chart:line" chart:style-name="ch1">
        <chart:legend chart:legend-position="end" svg:x="35.498cm" svg:y="8.956cm" style:legend-expansion="high" chart:style-name="ch2"/>
        <chart:plot-area chart:style-name="ch3" table:cell-range-address="time_series_from_netcdf.A1:time_series_from_netcdf.B655" chart:data-source-has-labels="column" svg:x="0.772cm" svg:y="0.38cm" svg:width="33.954cm" svg:height="18.254cm">
          <chartooo:coordinate-region svg:x="2.095cm" svg:y="0.38cm" svg:width="32.631cm" svg:height="16.29cm"/>
          <chart:axis chart:dimension="x" chart:name="primary-x" chart:style-name="ch4" chartooo:axis-type="auto">
            <chartooo:date-scale/>
            <chart:categories table:cell-range-address="time_series_from_netcdf.A1:time_series_from_netcdf.A6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e_series_from_netcdf.B1:time_series_from_netcdf.B655" chart:class="chart:line">
            <chart:regression-curve chart:style-name="ch8">
              <chart:equation chart:display-equation="true" chart:display-r-square="false" svg:x="2.023cm" svg:y="14.251cm"/>
            </chart:regression-curve>
            <chart:data-point chart:repeated="6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962-06-01</text:p>
                <draw:g>
                  <svg:desc>time_series_from_netcdf.A1:time_series_from_netcdf.A655</svg:desc>
                </draw:g>
              </table:table-cell>
              <table:table-cell office:value-type="float" office:value="12.7999877929688">
                <text:p>12.7999877929688</text:p>
                <draw:g>
                  <svg:desc>time_series_from_netcdf.B1:time_series_from_netcdf.B655</svg:desc>
                </draw:g>
              </table:table-cell>
            </table:table-row>
            <table:table-row>
              <table:table-cell office:value-type="string">
                <text:p>1962-07-01</text:p>
              </table:table-cell>
              <table:table-cell office:value-type="float" office:value="12.7999877929688">
                <text:p>12.7999877929688</text:p>
              </table:table-cell>
            </table:table-row>
            <table:table-row>
              <table:table-cell office:value-type="string">
                <text:p>1962-08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62-09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1962-10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62-11-01</text:p>
              </table:table-cell>
              <table:table-cell office:value-type="float" office:value="15.6000061035156">
                <text:p>15.6000061035156</text:p>
              </table:table-cell>
            </table:table-row>
            <table:table-row>
              <table:table-cell office:value-type="string">
                <text:p>1962-12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63-01-01</text:p>
              </table:table-cell>
              <table:table-cell office:value-type="float" office:value="12.7999877929688">
                <text:p>12.7999877929688</text:p>
              </table:table-cell>
            </table:table-row>
            <table:table-row>
              <table:table-cell office:value-type="string">
                <text:p>1963-02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63-03-01</text:p>
              </table:table-cell>
              <table:table-cell office:value-type="float" office:value="12.2000122070313">
                <text:p>12.2000122070313</text:p>
              </table:table-cell>
            </table:table-row>
            <table:table-row>
              <table:table-cell office:value-type="string">
                <text:p>1963-04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63-05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63-06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63-07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1963-08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1963-09-01</text:p>
              </table:table-cell>
              <table:table-cell office:value-type="float" office:value="16.7000122070313">
                <text:p>16.7000122070313</text:p>
              </table:table-cell>
            </table:table-row>
            <table:table-row>
              <table:table-cell office:value-type="string">
                <text:p>1963-10-01</text:p>
              </table:table-cell>
              <table:table-cell office:value-type="float" office:value="17.7999877929688">
                <text:p>17.7999877929688</text:p>
              </table:table-cell>
            </table:table-row>
            <table:table-row>
              <table:table-cell office:value-type="string">
                <text:p>1963-11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63-12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64-01-01</text:p>
              </table:table-cell>
              <table:table-cell office:value-type="float" office:value="12.8500061035156">
                <text:p>12.8500061035156</text:p>
              </table:table-cell>
            </table:table-row>
            <table:table-row>
              <table:table-cell office:value-type="string">
                <text:p>1964-02-01</text:p>
              </table:table-cell>
              <table:table-cell office:value-type="float" office:value="12.7999877929688">
                <text:p>12.7999877929688</text:p>
              </table:table-cell>
            </table:table-row>
            <table:table-row>
              <table:table-cell office:value-type="string">
                <text:p>1964-03-01</text:p>
              </table:table-cell>
              <table:table-cell office:value-type="float" office:value="12.2000122070313">
                <text:p>12.2000122070313</text:p>
              </table:table-cell>
            </table:table-row>
            <table:table-row>
              <table:table-cell office:value-type="string">
                <text:p>1964-04-01</text:p>
              </table:table-cell>
              <table:table-cell office:value-type="float" office:value="11.1000061035156">
                <text:p>11.1000061035156</text:p>
              </table:table-cell>
            </table:table-row>
            <table:table-row>
              <table:table-cell office:value-type="string">
                <text:p>1964-05-01</text:p>
              </table:table-cell>
              <table:table-cell office:value-type="float" office:value="11.7000122070313">
                <text:p>11.7000122070313</text:p>
              </table:table-cell>
            </table:table-row>
            <table:table-row>
              <table:table-cell office:value-type="string">
                <text:p>1964-06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64-07-0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964-08-01</text:p>
              </table:table-cell>
              <table:table-cell office:value-type="float" office:value="13.8999938964844">
                <text:p>13.8999938964844</text:p>
              </table:table-cell>
            </table:table-row>
            <table:table-row>
              <table:table-cell office:value-type="string">
                <text:p>1964-09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1964-10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64-11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64-12-01</text:p>
              </table:table-cell>
              <table:table-cell office:value-type="float" office:value="12.2000122070313">
                <text:p>12.2000122070313</text:p>
              </table:table-cell>
            </table:table-row>
            <table:table-row>
              <table:table-cell office:value-type="string">
                <text:p>1965-01-01</text:p>
              </table:table-cell>
              <table:table-cell office:value-type="float" office:value="11.6000061035156">
                <text:p>11.6000061035156</text:p>
              </table:table-cell>
            </table:table-row>
            <table:table-row>
              <table:table-cell office:value-type="string">
                <text:p>1965-02-01</text:p>
              </table:table-cell>
              <table:table-cell office:value-type="float" office:value="11.1000061035156">
                <text:p>11.1000061035156</text:p>
              </table:table-cell>
            </table:table-row>
            <table:table-row>
              <table:table-cell office:value-type="string">
                <text:p>1965-03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65-04-01</text:p>
              </table:table-cell>
              <table:table-cell office:value-type="float" office:value="12.7999877929688">
                <text:p>12.7999877929688</text:p>
              </table:table-cell>
            </table:table-row>
            <table:table-row>
              <table:table-cell office:value-type="string">
                <text:p>1965-05-01</text:p>
              </table:table-cell>
              <table:table-cell office:value-type="float" office:value="11.1000061035156">
                <text:p>11.1000061035156</text:p>
              </table:table-cell>
            </table:table-row>
            <table:table-row>
              <table:table-cell office:value-type="string">
                <text:p>1965-06-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65-07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65-08-01</text:p>
              </table:table-cell>
              <table:table-cell office:value-type="float" office:value="15.5499877929687">
                <text:p>15.5499877929687</text:p>
              </table:table-cell>
            </table:table-row>
            <table:table-row>
              <table:table-cell office:value-type="string">
                <text:p>1965-09-01</text:p>
              </table:table-cell>
              <table:table-cell office:value-type="float" office:value="15.6000061035156">
                <text:p>15.6000061035156</text:p>
              </table:table-cell>
            </table:table-row>
            <table:table-row>
              <table:table-cell office:value-type="string">
                <text:p>1965-10-01</text:p>
              </table:table-cell>
              <table:table-cell office:value-type="float" office:value="15.6000061035156">
                <text:p>15.6000061035156</text:p>
              </table:table-cell>
            </table:table-row>
            <table:table-row>
              <table:table-cell office:value-type="string">
                <text:p>1965-11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65-12-0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966-01-01</text:p>
              </table:table-cell>
              <table:table-cell office:value-type="float" office:value="12.2000122070313">
                <text:p>12.2000122070313</text:p>
              </table:table-cell>
            </table:table-row>
            <table:table-row>
              <table:table-cell office:value-type="string">
                <text:p>1966-02-01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966-03-01</text:p>
              </table:table-cell>
              <table:table-cell office:value-type="float" office:value="11.8999938964844">
                <text:p>11.8999938964844</text:p>
              </table:table-cell>
            </table:table-row>
            <table:table-row>
              <table:table-cell office:value-type="string">
                <text:p>1966-04-01</text:p>
              </table:table-cell>
              <table:table-cell office:value-type="float" office:value="12.2000122070313">
                <text:p>12.2000122070313</text:p>
              </table:table-cell>
            </table:table-row>
            <table:table-row>
              <table:table-cell office:value-type="string">
                <text:p>1966-05-01</text:p>
              </table:table-cell>
              <table:table-cell office:value-type="float" office:value="12.1000061035156">
                <text:p>12.1000061035156</text:p>
              </table:table-cell>
            </table:table-row>
            <table:table-row>
              <table:table-cell office:value-type="string">
                <text:p>1966-06-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66-07-01</text:p>
              </table:table-cell>
              <table:table-cell office:value-type="float" office:value="13.6000061035156">
                <text:p>13.6000061035156</text:p>
              </table:table-cell>
            </table:table-row>
            <table:table-row>
              <table:table-cell office:value-type="string">
                <text:p>1966-08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66-09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66-10-01</text:p>
              </table:table-cell>
              <table:table-cell office:value-type="float" office:value="13.8999938964844">
                <text:p>13.8999938964844</text:p>
              </table:table-cell>
            </table:table-row>
            <table:table-row>
              <table:table-cell office:value-type="string">
                <text:p>1966-11-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66-12-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67-01-01</text:p>
              </table:table-cell>
              <table:table-cell office:value-type="float" office:value="11.7000122070313">
                <text:p>11.7000122070313</text:p>
              </table:table-cell>
            </table:table-row>
            <table:table-row>
              <table:table-cell office:value-type="string">
                <text:p>1967-02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67-03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67-04-01</text:p>
              </table:table-cell>
              <table:table-cell office:value-type="float" office:value="12.2000122070313">
                <text:p>12.2000122070313</text:p>
              </table:table-cell>
            </table:table-row>
            <table:table-row>
              <table:table-cell office:value-type="string">
                <text:p>1967-05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67-06-01</text:p>
              </table:table-cell>
              <table:table-cell office:value-type="float" office:value="12.7999877929688">
                <text:p>12.7999877929688</text:p>
              </table:table-cell>
            </table:table-row>
            <table:table-row>
              <table:table-cell office:value-type="string">
                <text:p>1967-07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1967-08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1967-09-01</text:p>
              </table:table-cell>
              <table:table-cell office:value-type="float" office:value="15.6000061035156">
                <text:p>15.6000061035156</text:p>
              </table:table-cell>
            </table:table-row>
            <table:table-row>
              <table:table-cell office:value-type="string">
                <text:p>1967-10-01</text:p>
              </table:table-cell>
              <table:table-cell office:value-type="float" office:value="15.6000061035156">
                <text:p>15.6000061035156</text:p>
              </table:table-cell>
            </table:table-row>
            <table:table-row>
              <table:table-cell office:value-type="string">
                <text:p>1967-11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67-12-01</text:p>
              </table:table-cell>
              <table:table-cell office:value-type="float" office:value="11.7000122070313">
                <text:p>11.7000122070313</text:p>
              </table:table-cell>
            </table:table-row>
            <table:table-row>
              <table:table-cell office:value-type="string">
                <text:p>1968-01-01</text:p>
              </table:table-cell>
              <table:table-cell office:value-type="float" office:value="12.3999938964844">
                <text:p>12.3999938964844</text:p>
              </table:table-cell>
            </table:table-row>
            <table:table-row>
              <table:table-cell office:value-type="string">
                <text:p>1968-02-01</text:p>
              </table:table-cell>
              <table:table-cell office:value-type="float" office:value="12.7999877929688">
                <text:p>12.7999877929688</text:p>
              </table:table-cell>
            </table:table-row>
            <table:table-row>
              <table:table-cell office:value-type="string">
                <text:p>1968-03-01</text:p>
              </table:table-cell>
              <table:table-cell office:value-type="float" office:value="12.6000061035156">
                <text:p>12.6000061035156</text:p>
              </table:table-cell>
            </table:table-row>
            <table:table-row>
              <table:table-cell office:value-type="string">
                <text:p>1968-04-01</text:p>
              </table:table-cell>
              <table:table-cell office:value-type="float" office:value="11.7000122070313">
                <text:p>11.7000122070313</text:p>
              </table:table-cell>
            </table:table-row>
            <table:table-row>
              <table:table-cell office:value-type="string">
                <text:p>1968-05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68-06-01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968-07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68-08-01</text:p>
              </table:table-cell>
              <table:table-cell office:value-type="float" office:value="13.8999938964844">
                <text:p>13.8999938964844</text:p>
              </table:table-cell>
            </table:table-row>
            <table:table-row>
              <table:table-cell office:value-type="string">
                <text:p>1968-09-01</text:p>
              </table:table-cell>
              <table:table-cell office:value-type="float" office:value="15.6000061035156">
                <text:p>15.6000061035156</text:p>
              </table:table-cell>
            </table:table-row>
            <table:table-row>
              <table:table-cell office:value-type="string">
                <text:p>1968-10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68-11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68-12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69-01-0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969-02-01</text:p>
              </table:table-cell>
              <table:table-cell office:value-type="float" office:value="11.1000061035156">
                <text:p>11.1000061035156</text:p>
              </table:table-cell>
            </table:table-row>
            <table:table-row>
              <table:table-cell office:value-type="string">
                <text:p>1969-03-01</text:p>
              </table:table-cell>
              <table:table-cell office:value-type="float" office:value="11.2000122070313">
                <text:p>11.2000122070313</text:p>
              </table:table-cell>
            </table:table-row>
            <table:table-row>
              <table:table-cell office:value-type="string">
                <text:p>1969-04-0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969-05-01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969-06-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69-07-01</text:p>
              </table:table-cell>
              <table:table-cell office:value-type="float" office:value="13.9500122070313">
                <text:p>13.9500122070313</text:p>
              </table:table-cell>
            </table:table-row>
            <table:table-row>
              <table:table-cell office:value-type="string">
                <text:p>1969-08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69-09-01</text:p>
              </table:table-cell>
              <table:table-cell office:value-type="float" office:value="14.8999938964844">
                <text:p>14.8999938964844</text:p>
              </table:table-cell>
            </table:table-row>
            <table:table-row>
              <table:table-cell office:value-type="string">
                <text:p>1969-10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69-11-01</text:p>
              </table:table-cell>
              <table:table-cell office:value-type="float" office:value="14.1000061035156">
                <text:p>14.1000061035156</text:p>
              </table:table-cell>
            </table:table-row>
            <table:table-row>
              <table:table-cell office:value-type="string">
                <text:p>1969-12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70-01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70-02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70-03-01</text:p>
              </table:table-cell>
              <table:table-cell office:value-type="float" office:value="13.1499938964844">
                <text:p>13.1499938964844</text:p>
              </table:table-cell>
            </table:table-row>
            <table:table-row>
              <table:table-cell office:value-type="string">
                <text:p>1970-04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70-05-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0-06-01</text:p>
              </table:table-cell>
              <table:table-cell office:value-type="float" office:value="12.2000122070313">
                <text:p>12.2000122070313</text:p>
              </table:table-cell>
            </table:table-row>
            <table:table-row>
              <table:table-cell office:value-type="string">
                <text:p>1970-07-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70-08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70-09-01</text:p>
              </table:table-cell>
              <table:table-cell office:value-type="float" office:value="13.1000061035156">
                <text:p>13.1000061035156</text:p>
              </table:table-cell>
            </table:table-row>
            <table:table-row>
              <table:table-cell office:value-type="string">
                <text:p>1970-10-01</text:p>
              </table:table-cell>
              <table:table-cell office:value-type="float" office:value="13.7000122070313">
                <text:p>13.7000122070313</text:p>
              </table:table-cell>
            </table:table-row>
            <table:table-row>
              <table:table-cell office:value-type="string">
                <text:p>1970-11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70-12-01</text:p>
              </table:table-cell>
              <table:table-cell office:value-type="float" office:value="12.7999877929688">
                <text:p>12.7999877929688</text:p>
              </table:table-cell>
            </table:table-row>
            <table:table-row>
              <table:table-cell office:value-type="string">
                <text:p>1971-01-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1-02-01</text:p>
              </table:table-cell>
              <table:table-cell office:value-type="float" office:value="10.8999938964844">
                <text:p>10.8999938964844</text:p>
              </table:table-cell>
            </table:table-row>
            <table:table-row>
              <table:table-cell office:value-type="string">
                <text:p>1971-03-01</text:p>
              </table:table-cell>
              <table:table-cell office:value-type="float" office:value="10.7999877929688">
                <text:p>10.7999877929688</text:p>
              </table:table-cell>
            </table:table-row>
            <table:table-row>
              <table:table-cell office:value-type="string">
                <text:p>1971-04-0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971-05-01</text:p>
              </table:table-cell>
              <table:table-cell office:value-type="float" office:value="11.1000061035156">
                <text:p>11.1000061035156</text:p>
              </table:table-cell>
            </table:table-row>
            <table:table-row>
              <table:table-cell office:value-type="string">
                <text:p>1971-06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71-07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71-08-0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971-09-01</text:p>
              </table:table-cell>
              <table:table-cell office:value-type="float" office:value="16.7000122070313">
                <text:p>16.7000122070313</text:p>
              </table:table-cell>
            </table:table-row>
            <table:table-row>
              <table:table-cell office:value-type="string">
                <text:p>1971-10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1971-11-01</text:p>
              </table:table-cell>
              <table:table-cell office:value-type="float" office:value="12.2999877929688">
                <text:p>12.2999877929688</text:p>
              </table:table-cell>
            </table:table-row>
            <table:table-row>
              <table:table-cell office:value-type="string">
                <text:p>1971-12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72-01-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2-02-01</text:p>
              </table:table-cell>
              <table:table-cell office:value-type="float" office:value="11.2000122070313">
                <text:p>11.2000122070313</text:p>
              </table:table-cell>
            </table:table-row>
            <table:table-row>
              <table:table-cell office:value-type="string">
                <text:p>1972-03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72-04-0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972-05-01</text:p>
              </table:table-cell>
              <table:table-cell office:value-type="float" office:value="11.7000122070313">
                <text:p>11.7000122070313</text:p>
              </table:table-cell>
            </table:table-row>
            <table:table-row>
              <table:table-cell office:value-type="string">
                <text:p>1972-06-01</text:p>
              </table:table-cell>
              <table:table-cell office:value-type="float" office:value="13.3999938964844">
                <text:p>13.3999938964844</text:p>
              </table:table-cell>
            </table:table-row>
            <table:table-row>
              <table:table-cell office:value-type="string">
                <text:p>1972-07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72-08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72-09-0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972-10-01</text:p>
              </table:table-cell>
              <table:table-cell office:value-type="float" office:value="15.6499938964844">
                <text:p>15.6499938964844</text:p>
              </table:table-cell>
            </table:table-row>
            <table:table-row>
              <table:table-cell office:value-type="string">
                <text:p>1972-11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72-12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73-01-01</text:p>
              </table:table-cell>
              <table:table-cell office:value-type="float" office:value="12.2000122070313">
                <text:p>12.2000122070313</text:p>
              </table:table-cell>
            </table:table-row>
            <table:table-row>
              <table:table-cell office:value-type="string">
                <text:p>1973-02-01</text:p>
              </table:table-cell>
              <table:table-cell office:value-type="float" office:value="12.7999877929688">
                <text:p>12.7999877929688</text:p>
              </table:table-cell>
            </table:table-row>
            <table:table-row>
              <table:table-cell office:value-type="string">
                <text:p>1973-03-01</text:p>
              </table:table-cell>
              <table:table-cell office:value-type="float" office:value="12.7999877929688">
                <text:p>12.7999877929688</text:p>
              </table:table-cell>
            </table:table-row>
            <table:table-row>
              <table:table-cell office:value-type="string">
                <text:p>1973-04-01</text:p>
              </table:table-cell>
              <table:table-cell office:value-type="float" office:value="12.2000122070313">
                <text:p>12.2000122070313</text:p>
              </table:table-cell>
            </table:table-row>
            <table:table-row>
              <table:table-cell office:value-type="string">
                <text:p>1973-05-01</text:p>
              </table:table-cell>
              <table:table-cell office:value-type="float" office:value="12.3999938964844">
                <text:p>12.3999938964844</text:p>
              </table:table-cell>
            </table:table-row>
            <table:table-row>
              <table:table-cell office:value-type="string">
                <text:p>1973-06-01</text:p>
              </table:table-cell>
              <table:table-cell office:value-type="float" office:value="11.7999877929688">
                <text:p>11.7999877929688</text:p>
              </table:table-cell>
            </table:table-row>
            <table:table-row>
              <table:table-cell office:value-type="string">
                <text:p>1973-07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73-08-01</text:p>
              </table:table-cell>
              <table:table-cell office:value-type="float" office:value="13.8999938964844">
                <text:p>13.8999938964844</text:p>
              </table:table-cell>
            </table:table-row>
            <table:table-row>
              <table:table-cell office:value-type="string">
                <text:p>1973-09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73-10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73-11-01</text:p>
              </table:table-cell>
              <table:table-cell office:value-type="float" office:value="12.7999877929688">
                <text:p>12.7999877929688</text:p>
              </table:table-cell>
            </table:table-row>
            <table:table-row>
              <table:table-cell office:value-type="string">
                <text:p>1973-12-01</text:p>
              </table:table-cell>
              <table:table-cell office:value-type="float" office:value="12.2000122070313">
                <text:p>12.2000122070313</text:p>
              </table:table-cell>
            </table:table-row>
            <table:table-row>
              <table:table-cell office:value-type="string">
                <text:p>1974-01-01</text:p>
              </table:table-cell>
              <table:table-cell office:value-type="float" office:value="11.2999877929688">
                <text:p>11.2999877929688</text:p>
              </table:table-cell>
            </table:table-row>
            <table:table-row>
              <table:table-cell office:value-type="string">
                <text:p>1974-02-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4-03-01</text:p>
              </table:table-cell>
              <table:table-cell office:value-type="float" office:value="11.2000122070313">
                <text:p>11.2000122070313</text:p>
              </table:table-cell>
            </table:table-row>
            <table:table-row>
              <table:table-cell office:value-type="string">
                <text:p>1974-04-01</text:p>
              </table:table-cell>
              <table:table-cell office:value-type="float" office:value="11.7999877929688">
                <text:p>11.7999877929688</text:p>
              </table:table-cell>
            </table:table-row>
            <table:table-row>
              <table:table-cell office:value-type="string">
                <text:p>1974-05-01</text:p>
              </table:table-cell>
              <table:table-cell office:value-type="float" office:value="11.7000122070313">
                <text:p>11.7000122070313</text:p>
              </table:table-cell>
            </table:table-row>
            <table:table-row>
              <table:table-cell office:value-type="string">
                <text:p>1974-06-01</text:p>
              </table:table-cell>
              <table:table-cell office:value-type="float" office:value="12.1499938964844">
                <text:p>12.1499938964844</text:p>
              </table:table-cell>
            </table:table-row>
            <table:table-row>
              <table:table-cell office:value-type="string">
                <text:p>1974-07-01</text:p>
              </table:table-cell>
              <table:table-cell office:value-type="float" office:value="13.1000061035156">
                <text:p>13.1000061035156</text:p>
              </table:table-cell>
            </table:table-row>
            <table:table-row>
              <table:table-cell office:value-type="string">
                <text:p>1974-08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1974-09-0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974-10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74-11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74-12-01</text:p>
              </table:table-cell>
              <table:table-cell office:value-type="float" office:value="12.7000122070313">
                <text:p>12.7000122070313</text:p>
              </table:table-cell>
            </table:table-row>
            <table:table-row>
              <table:table-cell office:value-type="string">
                <text:p>1975-01-01</text:p>
              </table:table-cell>
              <table:table-cell office:value-type="float" office:value="11.3500061035156">
                <text:p>11.3500061035156</text:p>
              </table:table-cell>
            </table:table-row>
            <table:table-row>
              <table:table-cell office:value-type="string">
                <text:p>1975-02-01</text:p>
              </table:table-cell>
              <table:table-cell office:value-type="float" office:value="11.1000061035156">
                <text:p>11.1000061035156</text:p>
              </table:table-cell>
            </table:table-row>
            <table:table-row>
              <table:table-cell office:value-type="string">
                <text:p>1975-03-01</text:p>
              </table:table-cell>
              <table:table-cell office:value-type="float" office:value="11.2999877929688">
                <text:p>11.2999877929688</text:p>
              </table:table-cell>
            </table:table-row>
            <table:table-row>
              <table:table-cell office:value-type="string">
                <text:p>1975-04-01</text:p>
              </table:table-cell>
              <table:table-cell office:value-type="float" office:value="11.2000122070313">
                <text:p>11.2000122070313</text:p>
              </table:table-cell>
            </table:table-row>
            <table:table-row>
              <table:table-cell office:value-type="string">
                <text:p>1975-05-01</text:p>
              </table:table-cell>
              <table:table-cell office:value-type="float" office:value="11.2000122070313">
                <text:p>11.2000122070313</text:p>
              </table:table-cell>
            </table:table-row>
            <table:table-row>
              <table:table-cell office:value-type="string">
                <text:p>1975-06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75-07-01</text:p>
              </table:table-cell>
              <table:table-cell office:value-type="float" office:value="12.7999877929688">
                <text:p>12.7999877929688</text:p>
              </table:table-cell>
            </table:table-row>
            <table:table-row>
              <table:table-cell office:value-type="string">
                <text:p>1975-08-01</text:p>
              </table:table-cell>
              <table:table-cell office:value-type="float" office:value="14.2000122070313">
                <text:p>14.2000122070313</text:p>
              </table:table-cell>
            </table:table-row>
            <table:table-row>
              <table:table-cell office:value-type="string">
                <text:p>1975-09-01</text:p>
              </table:table-cell>
              <table:table-cell office:value-type="float" office:value="14.4500122070313">
                <text:p>14.4500122070313</text:p>
              </table:table-cell>
            </table:table-row>
            <table:table-row>
              <table:table-cell office:value-type="string">
                <text:p>1975-10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1975-11-01</text:p>
              </table:table-cell>
              <table:table-cell office:value-type="float" office:value="12.7999877929688">
                <text:p>12.7999877929688</text:p>
              </table:table-cell>
            </table:table-row>
            <table:table-row>
              <table:table-cell office:value-type="string">
                <text:p>1975-12-01</text:p>
              </table:table-cell>
              <table:table-cell office:value-type="float" office:value="11.7000122070313">
                <text:p>11.7000122070313</text:p>
              </table:table-cell>
            </table:table-row>
            <table:table-row>
              <table:table-cell office:value-type="string">
                <text:p>1976-01-01</text:p>
              </table:table-cell>
              <table:table-cell office:value-type="float" office:value="10.6000061035156">
                <text:p>10.6000061035156</text:p>
              </table:table-cell>
            </table:table-row>
            <table:table-row>
              <table:table-cell office:value-type="string">
                <text:p>1976-02-01</text:p>
              </table:table-cell>
              <table:table-cell office:value-type="float" office:value="11.7000122070313">
                <text:p>11.7000122070313</text:p>
              </table:table-cell>
            </table:table-row>
            <table:table-row>
              <table:table-cell office:value-type="string">
                <text:p>1976-03-01</text:p>
              </table:table-cell>
              <table:table-cell office:value-type="float" office:value="11.1000061035156">
                <text:p>11.1000061035156</text:p>
              </table:table-cell>
            </table:table-row>
            <table:table-row>
              <table:table-cell office:value-type="string">
                <text:p>1976-04-01</text:p>
              </table:table-cell>
              <table:table-cell office:value-type="float" office:value="11.1000061035156">
                <text:p>11.1000061035156</text:p>
              </table:table-cell>
            </table:table-row>
            <table:table-row>
              <table:table-cell office:value-type="string">
                <text:p>1976-05-01</text:p>
              </table:table-cell>
              <table:table-cell office:value-type="float" office:value="11.2000122070313">
                <text:p>11.2000122070313</text:p>
              </table:table-cell>
            </table:table-row>
            <table:table-row>
              <table:table-cell office:value-type="string">
                <text:p>1976-06-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76-07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1976-08-01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976-09-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76-10-01</text:p>
              </table:table-cell>
              <table:table-cell office:value-type="float" office:value="15.6000061035156">
                <text:p>15.6000061035156</text:p>
              </table:table-cell>
            </table:table-row>
            <table:table-row>
              <table:table-cell office:value-type="string">
                <text:p>1976-11-01</text:p>
              </table:table-cell>
              <table:table-cell office:value-type="float" office:value="15.6000061035156">
                <text:p>15.6000061035156</text:p>
              </table:table-cell>
            </table:table-row>
            <table:table-row>
              <table:table-cell office:value-type="string">
                <text:p>1976-12-01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1977-01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77-02-01</text:p>
              </table:table-cell>
              <table:table-cell office:value-type="float" office:value="13.3999938964844">
                <text:p>13.3999938964844</text:p>
              </table:table-cell>
            </table:table-row>
            <table:table-row>
              <table:table-cell office:value-type="string">
                <text:p>1977-03-01</text:p>
              </table:table-cell>
              <table:table-cell office:value-type="float" office:value="11.7000122070313">
                <text:p>11.7000122070313</text:p>
              </table:table-cell>
            </table:table-row>
            <table:table-row>
              <table:table-cell office:value-type="string">
                <text:p>1977-04-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7-05-01</text:p>
              </table:table-cell>
              <table:table-cell office:value-type="float" office:value="12.2999877929688">
                <text:p>12.2999877929688</text:p>
              </table:table-cell>
            </table:table-row>
            <table:table-row>
              <table:table-cell office:value-type="string">
                <text:p>1977-06-01</text:p>
              </table:table-cell>
              <table:table-cell office:value-type="float" office:value="12.7999877929688">
                <text:p>12.7999877929688</text:p>
              </table:table-cell>
            </table:table-row>
            <table:table-row>
              <table:table-cell office:value-type="string">
                <text:p>1977-07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77-08-01</text:p>
              </table:table-cell>
              <table:table-cell office:value-type="float" office:value="15.6000061035156">
                <text:p>15.6000061035156</text:p>
              </table:table-cell>
            </table:table-row>
            <table:table-row>
              <table:table-cell office:value-type="string">
                <text:p>1977-09-01</text:p>
              </table:table-cell>
              <table:table-cell office:value-type="float" office:value="15.6000061035156">
                <text:p>15.6000061035156</text:p>
              </table:table-cell>
            </table:table-row>
            <table:table-row>
              <table:table-cell office:value-type="string">
                <text:p>1977-10-01</text:p>
              </table:table-cell>
              <table:table-cell office:value-type="float" office:value="14.8999938964844">
                <text:p>14.8999938964844</text:p>
              </table:table-cell>
            </table:table-row>
            <table:table-row>
              <table:table-cell office:value-type="string">
                <text:p>1977-11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77-12-01</text:p>
              </table:table-cell>
              <table:table-cell office:value-type="float" office:value="13.3999938964844">
                <text:p>13.3999938964844</text:p>
              </table:table-cell>
            </table:table-row>
            <table:table-row>
              <table:table-cell office:value-type="string">
                <text:p>1978-01-01</text:p>
              </table:table-cell>
              <table:table-cell office:value-type="float" office:value="13.8500061035156">
                <text:p>13.8500061035156</text:p>
              </table:table-cell>
            </table:table-row>
            <table:table-row>
              <table:table-cell office:value-type="string">
                <text:p>1978-02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78-03-01</text:p>
              </table:table-cell>
              <table:table-cell office:value-type="float" office:value="13.6499938964844">
                <text:p>13.6499938964844</text:p>
              </table:table-cell>
            </table:table-row>
            <table:table-row>
              <table:table-cell office:value-type="string">
                <text:p>1978-04-0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978-05-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78-06-01</text:p>
              </table:table-cell>
              <table:table-cell office:value-type="float" office:value="12.7999877929688">
                <text:p>12.7999877929688</text:p>
              </table:table-cell>
            </table:table-row>
            <table:table-row>
              <table:table-cell office:value-type="string">
                <text:p>1978-07-01</text:p>
              </table:table-cell>
              <table:table-cell office:value-type="float" office:value="13.3999938964844">
                <text:p>13.3999938964844</text:p>
              </table:table-cell>
            </table:table-row>
            <table:table-row>
              <table:table-cell office:value-type="string">
                <text:p>1978-08-0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978-09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78-10-01</text:p>
              </table:table-cell>
              <table:table-cell office:value-type="float" office:value="13.8999938964844">
                <text:p>13.8999938964844</text:p>
              </table:table-cell>
            </table:table-row>
            <table:table-row>
              <table:table-cell office:value-type="string">
                <text:p>1978-11-01</text:p>
              </table:table-cell>
              <table:table-cell office:value-type="float" office:value="12.9500122070313">
                <text:p>12.9500122070313</text:p>
              </table:table-cell>
            </table:table-row>
            <table:table-row>
              <table:table-cell office:value-type="string">
                <text:p>1978-12-01</text:p>
              </table:table-cell>
              <table:table-cell office:value-type="float" office:value="11.7000122070313">
                <text:p>11.7000122070313</text:p>
              </table:table-cell>
            </table:table-row>
            <table:table-row>
              <table:table-cell office:value-type="string">
                <text:p>1979-01-01</text:p>
              </table:table-cell>
              <table:table-cell office:value-type="float" office:value="11.7000122070313">
                <text:p>11.7000122070313</text:p>
              </table:table-cell>
            </table:table-row>
            <table:table-row>
              <table:table-cell office:value-type="string">
                <text:p>1979-02-01</text:p>
              </table:table-cell>
              <table:table-cell office:value-type="float" office:value="11.7000122070313">
                <text:p>11.7000122070313</text:p>
              </table:table-cell>
            </table:table-row>
            <table:table-row>
              <table:table-cell office:value-type="string">
                <text:p>1979-03-01</text:p>
              </table:table-cell>
              <table:table-cell office:value-type="float" office:value="12.2000122070313">
                <text:p>12.2000122070313</text:p>
              </table:table-cell>
            </table:table-row>
            <table:table-row>
              <table:table-cell office:value-type="string">
                <text:p>1979-04-01</text:p>
              </table:table-cell>
              <table:table-cell office:value-type="float" office:value="12.2000122070313">
                <text:p>12.2000122070313</text:p>
              </table:table-cell>
            </table:table-row>
            <table:table-row>
              <table:table-cell office:value-type="string">
                <text:p>1979-05-01</text:p>
              </table:table-cell>
              <table:table-cell office:value-type="float" office:value="12.3500061035156">
                <text:p>12.3500061035156</text:p>
              </table:table-cell>
            </table:table-row>
            <table:table-row>
              <table:table-cell office:value-type="string">
                <text:p>1979-06-01</text:p>
              </table:table-cell>
              <table:table-cell office:value-type="float" office:value="12.7999877929688">
                <text:p>12.7999877929688</text:p>
              </table:table-cell>
            </table:table-row>
            <table:table-row>
              <table:table-cell office:value-type="string">
                <text:p>1979-07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79-08-0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979-09-01</text:p>
              </table:table-cell>
              <table:table-cell office:value-type="float" office:value="15.6000061035156">
                <text:p>15.6000061035156</text:p>
              </table:table-cell>
            </table:table-row>
            <table:table-row>
              <table:table-cell office:value-type="string">
                <text:p>1979-10-01</text:p>
              </table:table-cell>
              <table:table-cell office:value-type="float" office:value="16.7000122070313">
                <text:p>16.7000122070313</text:p>
              </table:table-cell>
            </table:table-row>
            <table:table-row>
              <table:table-cell office:value-type="string">
                <text:p>1979-11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79-12-01</text:p>
              </table:table-cell>
              <table:table-cell office:value-type="float" office:value="13.4500122070313">
                <text:p>13.4500122070313</text:p>
              </table:table-cell>
            </table:table-row>
            <table:table-row>
              <table:table-cell office:value-type="string">
                <text:p>1980-01-01</text:p>
              </table:table-cell>
              <table:table-cell office:value-type="float" office:value="13.2000122070313">
                <text:p>13.2000122070313</text:p>
              </table:table-cell>
            </table:table-row>
            <table:table-row>
              <table:table-cell office:value-type="string">
                <text:p>1980-02-01</text:p>
              </table:table-cell>
              <table:table-cell office:value-type="float" office:value="12.7000122070313">
                <text:p>12.7000122070313</text:p>
              </table:table-cell>
            </table:table-row>
            <table:table-row>
              <table:table-cell office:value-type="string">
                <text:p>1980-03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80-04-01</text:p>
              </table:table-cell>
              <table:table-cell office:value-type="float" office:value="12.2000122070313">
                <text:p>12.2000122070313</text:p>
              </table:table-cell>
            </table:table-row>
            <table:table-row>
              <table:table-cell office:value-type="string">
                <text:p>1980-05-01</text:p>
              </table:table-cell>
              <table:table-cell office:value-type="float" office:value="11.7000122070313">
                <text:p>11.7000122070313</text:p>
              </table:table-cell>
            </table:table-row>
            <table:table-row>
              <table:table-cell office:value-type="string">
                <text:p>1980-06-01</text:p>
              </table:table-cell>
              <table:table-cell office:value-type="float" office:value="12.3500061035156">
                <text:p>12.3500061035156</text:p>
              </table:table-cell>
            </table:table-row>
            <table:table-row>
              <table:table-cell office:value-type="string">
                <text:p>1980-07-01</text:p>
              </table:table-cell>
              <table:table-cell office:value-type="float" office:value="14.4500122070313">
                <text:p>14.4500122070313</text:p>
              </table:table-cell>
            </table:table-row>
            <table:table-row>
              <table:table-cell office:value-type="string">
                <text:p>1980-08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80-09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80-10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80-11-01</text:p>
              </table:table-cell>
              <table:table-cell office:value-type="float" office:value="13.6499938964844">
                <text:p>13.6499938964844</text:p>
              </table:table-cell>
            </table:table-row>
            <table:table-row>
              <table:table-cell office:value-type="string">
                <text:p>1980-12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81-01-0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981-02-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81-03-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81-04-01</text:p>
              </table:table-cell>
              <table:table-cell office:value-type="float" office:value="11.2999877929688">
                <text:p>11.2999877929688</text:p>
              </table:table-cell>
            </table:table-row>
            <table:table-row>
              <table:table-cell office:value-type="string">
                <text:p>1981-05-01</text:p>
              </table:table-cell>
              <table:table-cell office:value-type="float" office:value="12.2000122070313">
                <text:p>12.2000122070313</text:p>
              </table:table-cell>
            </table:table-row>
            <table:table-row>
              <table:table-cell office:value-type="string">
                <text:p>1981-06-01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981-07-01</text:p>
              </table:table-cell>
              <table:table-cell office:value-type="float" office:value="13.8999938964844">
                <text:p>13.8999938964844</text:p>
              </table:table-cell>
            </table:table-row>
            <table:table-row>
              <table:table-cell office:value-type="string">
                <text:p>1981-08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81-09-01</text:p>
              </table:table-cell>
              <table:table-cell office:value-type="float" office:value="14.4500122070313">
                <text:p>14.4500122070313</text:p>
              </table:table-cell>
            </table:table-row>
            <table:table-row>
              <table:table-cell office:value-type="string">
                <text:p>1981-10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1981-11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1981-12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82-01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82-02-01</text:p>
              </table:table-cell>
              <table:table-cell office:value-type="float" office:value="12.2000122070313">
                <text:p>12.2000122070313</text:p>
              </table:table-cell>
            </table:table-row>
            <table:table-row>
              <table:table-cell office:value-type="string">
                <text:p>1982-03-01</text:p>
              </table:table-cell>
              <table:table-cell office:value-type="float" office:value="12.7000122070313">
                <text:p>12.7000122070313</text:p>
              </table:table-cell>
            </table:table-row>
            <table:table-row>
              <table:table-cell office:value-type="string">
                <text:p>1982-04-01</text:p>
              </table:table-cell>
              <table:table-cell office:value-type="float" office:value="12.7999877929688">
                <text:p>12.7999877929688</text:p>
              </table:table-cell>
            </table:table-row>
            <table:table-row>
              <table:table-cell office:value-type="string">
                <text:p>1982-05-01</text:p>
              </table:table-cell>
              <table:table-cell office:value-type="float" office:value="12.2000122070313">
                <text:p>12.2000122070313</text:p>
              </table:table-cell>
            </table:table-row>
            <table:table-row>
              <table:table-cell office:value-type="string">
                <text:p>1982-06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82-07-01</text:p>
              </table:table-cell>
              <table:table-cell office:value-type="float" office:value="13.8999938964844">
                <text:p>13.8999938964844</text:p>
              </table:table-cell>
            </table:table-row>
            <table:table-row>
              <table:table-cell office:value-type="string">
                <text:p>1982-08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1982-09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82-10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1982-11-01</text:p>
              </table:table-cell>
              <table:table-cell office:value-type="float" office:value="15.0499877929688">
                <text:p>15.0499877929688</text:p>
              </table:table-cell>
            </table:table-row>
            <table:table-row>
              <table:table-cell office:value-type="string">
                <text:p>1982-12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83-01-01</text:p>
              </table:table-cell>
              <table:table-cell office:value-type="float" office:value="13.7999877929688">
                <text:p>13.7999877929688</text:p>
              </table:table-cell>
            </table:table-row>
            <table:table-row>
              <table:table-cell office:value-type="string">
                <text:p>1983-02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83-03-01</text:p>
              </table:table-cell>
              <table:table-cell office:value-type="float" office:value="13.8999938964844">
                <text:p>13.8999938964844</text:p>
              </table:table-cell>
            </table:table-row>
            <table:table-row>
              <table:table-cell office:value-type="string">
                <text:p>1983-04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83-05-01</text:p>
              </table:table-cell>
              <table:table-cell office:value-type="float" office:value="13.5499877929688">
                <text:p>13.5499877929688</text:p>
              </table:table-cell>
            </table:table-row>
            <table:table-row>
              <table:table-cell office:value-type="string">
                <text:p>1983-06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1983-07-0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983-08-01</text:p>
              </table:table-cell>
              <table:table-cell office:value-type="float" office:value="17.2000122070313">
                <text:p>17.2000122070313</text:p>
              </table:table-cell>
            </table:table-row>
            <table:table-row>
              <table:table-cell office:value-type="string">
                <text:p>1983-09-01</text:p>
              </table:table-cell>
              <table:table-cell office:value-type="float" office:value="17.7999877929688">
                <text:p>17.7999877929688</text:p>
              </table:table-cell>
            </table:table-row>
            <table:table-row>
              <table:table-cell office:value-type="string">
                <text:p>1983-10-01</text:p>
              </table:table-cell>
              <table:table-cell office:value-type="float" office:value="17.2000122070313">
                <text:p>17.2000122070313</text:p>
              </table:table-cell>
            </table:table-row>
            <table:table-row>
              <table:table-cell office:value-type="string">
                <text:p>1983-11-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83-12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84-01-01</text:p>
              </table:table-cell>
              <table:table-cell office:value-type="float" office:value="13.5499877929688">
                <text:p>13.5499877929688</text:p>
              </table:table-cell>
            </table:table-row>
            <table:table-row>
              <table:table-cell office:value-type="string">
                <text:p>1984-02-01</text:p>
              </table:table-cell>
              <table:table-cell office:value-type="float" office:value="12.7999877929688">
                <text:p>12.7999877929688</text:p>
              </table:table-cell>
            </table:table-row>
            <table:table-row>
              <table:table-cell office:value-type="string">
                <text:p>1984-03-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84-04-01</text:p>
              </table:table-cell>
              <table:table-cell office:value-type="float" office:value="11.1000061035156">
                <text:p>11.1000061035156</text:p>
              </table:table-cell>
            </table:table-row>
            <table:table-row>
              <table:table-cell office:value-type="string">
                <text:p>1984-05-01</text:p>
              </table:table-cell>
              <table:table-cell office:value-type="float" office:value="11.7000122070313">
                <text:p>11.7000122070313</text:p>
              </table:table-cell>
            </table:table-row>
            <table:table-row>
              <table:table-cell office:value-type="string">
                <text:p>1984-06-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84-07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1984-08-0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984-09-01</text:p>
              </table:table-cell>
              <table:table-cell office:value-type="float" office:value="16.7000122070313">
                <text:p>16.7000122070313</text:p>
              </table:table-cell>
            </table:table-row>
            <table:table-row>
              <table:table-cell office:value-type="string">
                <text:p>1984-10-01</text:p>
              </table:table-cell>
              <table:table-cell office:value-type="float" office:value="15.6000061035156">
                <text:p>15.6000061035156</text:p>
              </table:table-cell>
            </table:table-row>
            <table:table-row>
              <table:table-cell office:value-type="string">
                <text:p>1984-11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84-12-01</text:p>
              </table:table-cell>
              <table:table-cell office:value-type="float" office:value="12.7999877929688">
                <text:p>12.7999877929688</text:p>
              </table:table-cell>
            </table:table-row>
            <table:table-row>
              <table:table-cell office:value-type="string">
                <text:p>1985-01-01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985-02-01</text:p>
              </table:table-cell>
              <table:table-cell office:value-type="float" office:value="11.7000122070313">
                <text:p>11.7000122070313</text:p>
              </table:table-cell>
            </table:table-row>
            <table:table-row>
              <table:table-cell office:value-type="string">
                <text:p>1985-03-01</text:p>
              </table:table-cell>
              <table:table-cell office:value-type="float" office:value="11.1000061035156">
                <text:p>11.1000061035156</text:p>
              </table:table-cell>
            </table:table-row>
            <table:table-row>
              <table:table-cell office:value-type="string">
                <text:p>1985-04-01</text:p>
              </table:table-cell>
              <table:table-cell office:value-type="float" office:value="11.4500122070313">
                <text:p>11.4500122070313</text:p>
              </table:table-cell>
            </table:table-row>
            <table:table-row>
              <table:table-cell office:value-type="string">
                <text:p>1985-05-01</text:p>
              </table:table-cell>
              <table:table-cell office:value-type="float" office:value="11.7000122070313">
                <text:p>11.7000122070313</text:p>
              </table:table-cell>
            </table:table-row>
            <table:table-row>
              <table:table-cell office:value-type="string">
                <text:p>1985-06-01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1985-07-01</text:p>
              </table:table-cell>
              <table:table-cell office:value-type="float" office:value="14.6000061035156">
                <text:p>14.6000061035156</text:p>
              </table:table-cell>
            </table:table-row>
            <table:table-row>
              <table:table-cell office:value-type="string">
                <text:p>1985-08-01</text:p>
              </table:table-cell>
              <table:table-cell office:value-type="float" office:value="16.1000061035156">
                <text:p>16.1000061035156</text:p>
              </table:table-cell>
            </table:table-row>
            <table:table-row>
              <table:table-cell office:value-type="string">
                <text:p>1985-09-01</text:p>
              </table:table-cell>
              <table:table-cell office:value-type="float" office:value="15.6000061035156">
                <text:p>15.6000061035156</text:p>
              </table:table-cell>
            </table:table-row>
            <table:table-row>
              <table:table-cell office:value-type="string">
                <text:p>1985-10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85-11-01</text:p>
              </table:table-cell>
              <table:table-cell office:value-type="float" office:value="12.7999877929688">
                <text:p>12.7999877929688</text:p>
              </table:table-cell>
            </table:table-row>
            <table:table-row>
              <table:table-cell office:value-type="string">
                <text:p>1985-12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86-01-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86-02-01</text:p>
              </table:table-cell>
              <table:table-cell office:value-type="float" office:value="13.1000061035156">
                <text:p>13.1000061035156</text:p>
              </table:table-cell>
            </table:table-row>
            <table:table-row>
              <table:table-cell office:value-type="string">
                <text:p>1986-03-01</text:p>
              </table:table-cell>
              <table:table-cell office:value-type="float" office:value="13.8999938964844">
                <text:p>13.8999938964844</text:p>
              </table:table-cell>
            </table:table-row>
            <table:table-row>
              <table:table-cell office:value-type="string">
                <text:p>1986-04-01</text:p>
              </table:table-cell>
              <table:table-cell office:value-type="float" office:value="11.7000122070313">
                <text:p>11.7000122070313</text:p>
              </table:table-cell>
            </table:table-row>
            <table:table-row>
              <table:table-cell office:value-type="string">
                <text:p>1986-05-01</text:p>
              </table:table-cell>
              <table:table-cell office:value-type="float" office:value="12.1499938964844">
                <text:p>12.1499938964844</text:p>
              </table:table-cell>
            </table:table-row>
            <table:table-row>
              <table:table-cell office:value-type="string">
                <text:p>1986-06-01</text:p>
              </table:table-cell>
              <table:table-cell office:value-type="float" office:value="13.6000061035156">
                <text:p>13.6000061035156</text:p>
              </table:table-cell>
            </table:table-row>
            <table:table-row>
              <table:table-cell office:value-type="string">
                <text:p>1986-07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1986-08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86-09-0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986-10-01</text:p>
              </table:table-cell>
              <table:table-cell office:value-type="float" office:value="15.2999877929688">
                <text:p>15.2999877929688</text:p>
              </table:table-cell>
            </table:table-row>
            <table:table-row>
              <table:table-cell office:value-type="string">
                <text:p>1986-11-01</text:p>
              </table:table-cell>
              <table:table-cell office:value-type="float" office:value="14.5499877929688">
                <text:p>14.5499877929688</text:p>
              </table:table-cell>
            </table:table-row>
            <table:table-row>
              <table:table-cell office:value-type="string">
                <text:p>1986-12-01</text:p>
              </table:table-cell>
              <table:table-cell office:value-type="float" office:value="13.8999938964844">
                <text:p>13.8999938964844</text:p>
              </table:table-cell>
            </table:table-row>
            <table:table-row>
              <table:table-cell office:value-type="string">
                <text:p>1987-01-01</text:p>
              </table:table-cell>
              <table:table-cell office:value-type="float" office:value="12.8999938964844">
                <text:p>12.8999938964844</text:p>
              </table:table-cell>
            </table:table-row>
            <table:table-row>
              <table:table-cell office:value-type="string">
                <text:p>1987-02-01</text:p>
              </table:table-cell>
              <table:table-cell office:value-type="float" office:value="13.1000061035156">
                <text:p>13.1000061035156</text:p>
              </table:table-cell>
            </table:table-row>
            <table:table-row>
              <table:table-cell office:value-type="string">
                <text:p>1987-03-01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987-04-01</text:p>
              </table:table-cell>
              <table:table-cell office:value-type="float" office:value="12.2000122070313">
                <text:p>12.2000122070313</text:p>
              </table:table-cell>
            </table:table-row>
            <table:table-row>
              <table:table-cell office:value-type="string">
                <text:p>1987-05-01</text:p>
              </table:table-cell>
              <table:table-cell office:value-type="float" office:value="12.8999938964844">
                <text:p>12.8999938964844</text:p>
              </table:table-cell>
            </table:table-row>
            <table:table-row>
              <table:table-cell office:value-type="string">
                <text:p>1987-06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87-07-01</text:p>
              </table:table-cell>
              <table:table-cell office:value-type="float" office:value="14.8999938964844">
                <text:p>14.8999938964844</text:p>
              </table:table-cell>
            </table:table-row>
            <table:table-row>
              <table:table-cell office:value-type="string">
                <text:p>1987-08-01</text:p>
              </table:table-cell>
              <table:table-cell office:value-type="float" office:value="15.6000061035156">
                <text:p>15.6000061035156</text:p>
              </table:table-cell>
            </table:table-row>
            <table:table-row>
              <table:table-cell office:value-type="string">
                <text:p>1987-09-01</text:p>
              </table:table-cell>
              <table:table-cell office:value-type="float" office:value="15.6000061035156">
                <text:p>15.6000061035156</text:p>
              </table:table-cell>
            </table:table-row>
            <table:table-row>
              <table:table-cell office:value-type="string">
                <text:p>1987-10-01</text:p>
              </table:table-cell>
              <table:table-cell office:value-type="float" office:value="15.6000061035156">
                <text:p>15.6000061035156</text:p>
              </table:table-cell>
            </table:table-row>
            <table:table-row>
              <table:table-cell office:value-type="string">
                <text:p>1987-11-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87-12-01</text:p>
              </table:table-cell>
              <table:table-cell office:value-type="float" office:value="13.7000122070313">
                <text:p>13.7000122070313</text:p>
              </table:table-cell>
            </table:table-row>
            <table:table-row>
              <table:table-cell office:value-type="string">
                <text:p>1988-01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88-02-01</text:p>
              </table:table-cell>
              <table:table-cell office:value-type="float" office:value="12.2000122070313">
                <text:p>12.2000122070313</text:p>
              </table:table-cell>
            </table:table-row>
            <table:table-row>
              <table:table-cell office:value-type="string">
                <text:p>1988-03-01</text:p>
              </table:table-cell>
              <table:table-cell office:value-type="float" office:value="12.2000122070313">
                <text:p>12.2000122070313</text:p>
              </table:table-cell>
            </table:table-row>
            <table:table-row>
              <table:table-cell office:value-type="string">
                <text:p>1988-04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88-05-01</text:p>
              </table:table-cell>
              <table:table-cell office:value-type="float" office:value="12.2999877929688">
                <text:p>12.2999877929688</text:p>
              </table:table-cell>
            </table:table-row>
            <table:table-row>
              <table:table-cell office:value-type="string">
                <text:p>1988-06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88-07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88-08-01</text:p>
              </table:table-cell>
              <table:table-cell office:value-type="float" office:value="15.6000061035156">
                <text:p>15.6000061035156</text:p>
              </table:table-cell>
            </table:table-row>
            <table:table-row>
              <table:table-cell office:value-type="string">
                <text:p>1988-09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88-10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1988-11-01</text:p>
              </table:table-cell>
              <table:table-cell office:value-type="float" office:value="13.7999877929688">
                <text:p>13.7999877929688</text:p>
              </table:table-cell>
            </table:table-row>
            <table:table-row>
              <table:table-cell office:value-type="string">
                <text:p>1988-12-01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1989-01-01</text:p>
              </table:table-cell>
              <table:table-cell office:value-type="float" office:value="11.1000061035156">
                <text:p>11.1000061035156</text:p>
              </table:table-cell>
            </table:table-row>
            <table:table-row>
              <table:table-cell office:value-type="string">
                <text:p>1989-02-01</text:p>
              </table:table-cell>
              <table:table-cell office:value-type="float" office:value="11.1000061035156">
                <text:p>11.1000061035156</text:p>
              </table:table-cell>
            </table:table-row>
            <table:table-row>
              <table:table-cell office:value-type="string">
                <text:p>1989-03-01</text:p>
              </table:table-cell>
              <table:table-cell office:value-type="float" office:value="11.7000122070313">
                <text:p>11.7000122070313</text:p>
              </table:table-cell>
            </table:table-row>
            <table:table-row>
              <table:table-cell office:value-type="string">
                <text:p>1989-04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89-05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89-06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89-07-01</text:p>
              </table:table-cell>
              <table:table-cell office:value-type="float" office:value="13.3999938964844">
                <text:p>13.3999938964844</text:p>
              </table:table-cell>
            </table:table-row>
            <table:table-row>
              <table:table-cell office:value-type="string">
                <text:p>1989-08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89-09-01</text:p>
              </table:table-cell>
              <table:table-cell office:value-type="float" office:value="15.6000061035156">
                <text:p>15.6000061035156</text:p>
              </table:table-cell>
            </table:table-row>
            <table:table-row>
              <table:table-cell office:value-type="string">
                <text:p>1989-10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89-11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1989-12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90-01-01</text:p>
              </table:table-cell>
              <table:table-cell office:value-type="float" office:value="12.6000061035156">
                <text:p>12.6000061035156</text:p>
              </table:table-cell>
            </table:table-row>
            <table:table-row>
              <table:table-cell office:value-type="string">
                <text:p>1990-02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90-03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90-04-01</text:p>
              </table:table-cell>
              <table:table-cell office:value-type="float" office:value="12.2000122070313">
                <text:p>12.2000122070313</text:p>
              </table:table-cell>
            </table:table-row>
            <table:table-row>
              <table:table-cell office:value-type="string">
                <text:p>1990-05-01</text:p>
              </table:table-cell>
              <table:table-cell office:value-type="float" office:value="12.2000122070313">
                <text:p>12.2000122070313</text:p>
              </table:table-cell>
            </table:table-row>
            <table:table-row>
              <table:table-cell office:value-type="string">
                <text:p>1990-06-01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1990-07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90-08-01</text:p>
              </table:table-cell>
              <table:table-cell office:value-type="float" office:value="15.6000061035156">
                <text:p>15.6000061035156</text:p>
              </table:table-cell>
            </table:table-row>
            <table:table-row>
              <table:table-cell office:value-type="string">
                <text:p>1990-09-01</text:p>
              </table:table-cell>
              <table:table-cell office:value-type="float" office:value="16.7000122070313">
                <text:p>16.7000122070313</text:p>
              </table:table-cell>
            </table:table-row>
            <table:table-row>
              <table:table-cell office:value-type="string">
                <text:p>1990-10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90-11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90-12-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91-01-01</text:p>
              </table:table-cell>
              <table:table-cell office:value-type="float" office:value="11.7000122070313">
                <text:p>11.7000122070313</text:p>
              </table:table-cell>
            </table:table-row>
            <table:table-row>
              <table:table-cell office:value-type="string">
                <text:p>1991-02-01</text:p>
              </table:table-cell>
              <table:table-cell office:value-type="float" office:value="12.2000122070313">
                <text:p>12.2000122070313</text:p>
              </table:table-cell>
            </table:table-row>
            <table:table-row>
              <table:table-cell office:value-type="string">
                <text:p>1991-03-01</text:p>
              </table:table-cell>
              <table:table-cell office:value-type="float" office:value="11.3999938964844">
                <text:p>11.3999938964844</text:p>
              </table:table-cell>
            </table:table-row>
            <table:table-row>
              <table:table-cell office:value-type="string">
                <text:p>1991-04-01</text:p>
              </table:table-cell>
              <table:table-cell office:value-type="float" office:value="11.7999877929688">
                <text:p>11.7999877929688</text:p>
              </table:table-cell>
            </table:table-row>
            <table:table-row>
              <table:table-cell office:value-type="string">
                <text:p>1991-05-01</text:p>
              </table:table-cell>
              <table:table-cell office:value-type="float" office:value="11.2000122070313">
                <text:p>11.2000122070313</text:p>
              </table:table-cell>
            </table:table-row>
            <table:table-row>
              <table:table-cell office:value-type="string">
                <text:p>1991-06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91-07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91-08-01</text:p>
              </table:table-cell>
              <table:table-cell office:value-type="float" office:value="15.3999938964844">
                <text:p>15.3999938964844</text:p>
              </table:table-cell>
            </table:table-row>
            <table:table-row>
              <table:table-cell office:value-type="string">
                <text:p>1991-09-0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991-10-01</text:p>
              </table:table-cell>
              <table:table-cell office:value-type="float" office:value="15.2000122070313">
                <text:p>15.2000122070313</text:p>
              </table:table-cell>
            </table:table-row>
            <table:table-row>
              <table:table-cell office:value-type="string">
                <text:p>1991-11-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91-12-01</text:p>
              </table:table-cell>
              <table:table-cell office:value-type="float" office:value="12.7999877929688">
                <text:p>12.7999877929688</text:p>
              </table:table-cell>
            </table:table-row>
            <table:table-row>
              <table:table-cell office:value-type="string">
                <text:p>1992-01-01</text:p>
              </table:table-cell>
              <table:table-cell office:value-type="float" office:value="12.7999877929688">
                <text:p>12.7999877929688</text:p>
              </table:table-cell>
            </table:table-row>
            <table:table-row>
              <table:table-cell office:value-type="string">
                <text:p>1992-02-0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992-03-01</text:p>
              </table:table-cell>
              <table:table-cell office:value-type="float" office:value="13.8999938964844">
                <text:p>13.8999938964844</text:p>
              </table:table-cell>
            </table:table-row>
            <table:table-row>
              <table:table-cell office:value-type="string">
                <text:p>1992-04-0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992-05-0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992-06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92-07-01</text:p>
              </table:table-cell>
              <table:table-cell office:value-type="float" office:value="16.3999938964844">
                <text:p>16.3999938964844</text:p>
              </table:table-cell>
            </table:table-row>
            <table:table-row>
              <table:table-cell office:value-type="string">
                <text:p>1992-08-01</text:p>
              </table:table-cell>
              <table:table-cell office:value-type="float" office:value="16.1000061035156">
                <text:p>16.1000061035156</text:p>
              </table:table-cell>
            </table:table-row>
            <table:table-row>
              <table:table-cell office:value-type="string">
                <text:p>1992-09-01</text:p>
              </table:table-cell>
              <table:table-cell office:value-type="float" office:value="15.8500061035156">
                <text:p>15.8500061035156</text:p>
              </table:table-cell>
            </table:table-row>
            <table:table-row>
              <table:table-cell office:value-type="string">
                <text:p>1992-10-01</text:p>
              </table:table-cell>
              <table:table-cell office:value-type="float" office:value="16.2000122070312">
                <text:p>16.2000122070312</text:p>
              </table:table-cell>
            </table:table-row>
            <table:table-row>
              <table:table-cell office:value-type="string">
                <text:p>1992-11-01</text:p>
              </table:table-cell>
              <table:table-cell office:value-type="float" office:value="15.1499938964844">
                <text:p>15.1499938964844</text:p>
              </table:table-cell>
            </table:table-row>
            <table:table-row>
              <table:table-cell office:value-type="string">
                <text:p>1992-12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1993-01-01</text:p>
              </table:table-cell>
              <table:table-cell office:value-type="float" office:value="12.7999877929688">
                <text:p>12.7999877929688</text:p>
              </table:table-cell>
            </table:table-row>
            <table:table-row>
              <table:table-cell office:value-type="string">
                <text:p>1993-02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93-03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93-04-01</text:p>
              </table:table-cell>
              <table:table-cell office:value-type="float" office:value="13.8999938964844">
                <text:p>13.8999938964844</text:p>
              </table:table-cell>
            </table:table-row>
            <table:table-row>
              <table:table-cell office:value-type="string">
                <text:p>1993-05-01</text:p>
              </table:table-cell>
              <table:table-cell office:value-type="float" office:value="13.6000061035156">
                <text:p>13.6000061035156</text:p>
              </table:table-cell>
            </table:table-row>
            <table:table-row>
              <table:table-cell office:value-type="string">
                <text:p>1993-06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1993-07-0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993-08-01</text:p>
              </table:table-cell>
              <table:table-cell office:value-type="float" office:value="15.6000061035156">
                <text:p>15.6000061035156</text:p>
              </table:table-cell>
            </table:table-row>
            <table:table-row>
              <table:table-cell office:value-type="string">
                <text:p>1993-09-01</text:p>
              </table:table-cell>
              <table:table-cell office:value-type="float" office:value="15.6000061035156">
                <text:p>15.6000061035156</text:p>
              </table:table-cell>
            </table:table-row>
            <table:table-row>
              <table:table-cell office:value-type="string">
                <text:p>1993-10-01</text:p>
              </table:table-cell>
              <table:table-cell office:value-type="float" office:value="15.6000061035156">
                <text:p>15.6000061035156</text:p>
              </table:table-cell>
            </table:table-row>
            <table:table-row>
              <table:table-cell office:value-type="string">
                <text:p>1993-11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1993-12-01</text:p>
              </table:table-cell>
              <table:table-cell office:value-type="float" office:value="13.3999938964844">
                <text:p>13.3999938964844</text:p>
              </table:table-cell>
            </table:table-row>
            <table:table-row>
              <table:table-cell office:value-type="string">
                <text:p>1994-01-01</text:p>
              </table:table-cell>
              <table:table-cell office:value-type="float" office:value="12.9500122070313">
                <text:p>12.9500122070313</text:p>
              </table:table-cell>
            </table:table-row>
            <table:table-row>
              <table:table-cell office:value-type="string">
                <text:p>1994-02-01</text:p>
              </table:table-cell>
              <table:table-cell office:value-type="float" office:value="12.3999938964844">
                <text:p>12.3999938964844</text:p>
              </table:table-cell>
            </table:table-row>
            <table:table-row>
              <table:table-cell office:value-type="string">
                <text:p>1994-03-01</text:p>
              </table:table-cell>
              <table:table-cell office:value-type="float" office:value="13.2000122070313">
                <text:p>13.2000122070313</text:p>
              </table:table-cell>
            </table:table-row>
            <table:table-row>
              <table:table-cell office:value-type="string">
                <text:p>1994-04-01</text:p>
              </table:table-cell>
              <table:table-cell office:value-type="float" office:value="12.7999877929688">
                <text:p>12.7999877929688</text:p>
              </table:table-cell>
            </table:table-row>
            <table:table-row>
              <table:table-cell office:value-type="string">
                <text:p>1994-05-01</text:p>
              </table:table-cell>
              <table:table-cell office:value-type="float" office:value="12.2000122070313">
                <text:p>12.2000122070313</text:p>
              </table:table-cell>
            </table:table-row>
            <table:table-row>
              <table:table-cell office:value-type="string">
                <text:p>1994-06-01</text:p>
              </table:table-cell>
              <table:table-cell office:value-type="float" office:value="12.2999877929688">
                <text:p>12.2999877929688</text:p>
              </table:table-cell>
            </table:table-row>
            <table:table-row>
              <table:table-cell office:value-type="string">
                <text:p>1994-07-01</text:p>
              </table:table-cell>
              <table:table-cell office:value-type="float" office:value="12.7999877929688">
                <text:p>12.7999877929688</text:p>
              </table:table-cell>
            </table:table-row>
            <table:table-row>
              <table:table-cell office:value-type="string">
                <text:p>1994-08-01</text:p>
              </table:table-cell>
              <table:table-cell office:value-type="float" office:value="13.8999938964844">
                <text:p>13.8999938964844</text:p>
              </table:table-cell>
            </table:table-row>
            <table:table-row>
              <table:table-cell office:value-type="string">
                <text:p>1994-09-01</text:p>
              </table:table-cell>
              <table:table-cell office:value-type="float" office:value="15.2000122070313">
                <text:p>15.2000122070313</text:p>
              </table:table-cell>
            </table:table-row>
            <table:table-row>
              <table:table-cell office:value-type="string">
                <text:p>1994-10-01</text:p>
              </table:table-cell>
              <table:table-cell office:value-type="float" office:value="14.7000122070313">
                <text:p>14.7000122070313</text:p>
              </table:table-cell>
            </table:table-row>
            <table:table-row>
              <table:table-cell office:value-type="string">
                <text:p>1994-11-01</text:p>
              </table:table-cell>
              <table:table-cell office:value-type="float" office:value="12.4500122070313">
                <text:p>12.4500122070313</text:p>
              </table:table-cell>
            </table:table-row>
            <table:table-row>
              <table:table-cell office:value-type="string">
                <text:p>1994-12-01</text:p>
              </table:table-cell>
              <table:table-cell office:value-type="float" office:value="12.2000122070313">
                <text:p>12.2000122070313</text:p>
              </table:table-cell>
            </table:table-row>
            <table:table-row>
              <table:table-cell office:value-type="string">
                <text:p>1995-01-01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995-02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1995-03-0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995-04-01</text:p>
              </table:table-cell>
              <table:table-cell office:value-type="float" office:value="13.3999938964844">
                <text:p>13.3999938964844</text:p>
              </table:table-cell>
            </table:table-row>
            <table:table-row>
              <table:table-cell office:value-type="string">
                <text:p>1995-05-01</text:p>
              </table:table-cell>
              <table:table-cell office:value-type="float" office:value="12.7000122070313">
                <text:p>12.7000122070313</text:p>
              </table:table-cell>
            </table:table-row>
            <table:table-row>
              <table:table-cell office:value-type="string">
                <text:p>1995-06-01</text:p>
              </table:table-cell>
              <table:table-cell office:value-type="float" office:value="11.7000122070313">
                <text:p>11.7000122070313</text:p>
              </table:table-cell>
            </table:table-row>
            <table:table-row>
              <table:table-cell office:value-type="string">
                <text:p>1995-07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95-08-01</text:p>
              </table:table-cell>
              <table:table-cell office:value-type="float" office:value="14.2999877929687">
                <text:p>14.2999877929687</text:p>
              </table:table-cell>
            </table:table-row>
            <table:table-row>
              <table:table-cell office:value-type="string">
                <text:p>1995-09-01</text:p>
              </table:table-cell>
              <table:table-cell office:value-type="float" office:value="14.7999877929688">
                <text:p>14.7999877929688</text:p>
              </table:table-cell>
            </table:table-row>
            <table:table-row>
              <table:table-cell office:value-type="string">
                <text:p>1995-10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1995-11-0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995-12-01</text:p>
              </table:table-cell>
              <table:table-cell office:value-type="float" office:value="13.8999938964844">
                <text:p>13.8999938964844</text:p>
              </table:table-cell>
            </table:table-row>
            <table:table-row>
              <table:table-cell office:value-type="string">
                <text:p>1996-01-01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1996-02-01</text:p>
              </table:table-cell>
              <table:table-cell office:value-type="float" office:value="13.9500122070313">
                <text:p>13.9500122070313</text:p>
              </table:table-cell>
            </table:table-row>
            <table:table-row>
              <table:table-cell office:value-type="string">
                <text:p>1996-03-01</text:p>
              </table:table-cell>
              <table:table-cell office:value-type="float" office:value="13.8999938964844">
                <text:p>13.8999938964844</text:p>
              </table:table-cell>
            </table:table-row>
            <table:table-row>
              <table:table-cell office:value-type="string">
                <text:p>1996-04-01</text:p>
              </table:table-cell>
              <table:table-cell office:value-type="float" office:value="13.3999938964844">
                <text:p>13.3999938964844</text:p>
              </table:table-cell>
            </table:table-row>
            <table:table-row>
              <table:table-cell office:value-type="string">
                <text:p>1996-05-01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996-06-01</text:p>
              </table:table-cell>
              <table:table-cell office:value-type="float" office:value="12.1000061035156">
                <text:p>12.1000061035156</text:p>
              </table:table-cell>
            </table:table-row>
            <table:table-row>
              <table:table-cell office:value-type="string">
                <text:p>1996-07-01</text:p>
              </table:table-cell>
              <table:table-cell office:value-type="float" office:value="17.7000122070313">
                <text:p>17.7000122070313</text:p>
              </table:table-cell>
            </table:table-row>
            <table:table-row>
              <table:table-cell office:value-type="string">
                <text:p>1996-08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1996-09-0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996-10-01</text:p>
              </table:table-cell>
              <table:table-cell office:value-type="float" office:value="14.7999877929688">
                <text:p>14.7999877929688</text:p>
              </table:table-cell>
            </table:table-row>
            <table:table-row>
              <table:table-cell office:value-type="string">
                <text:p>1996-11-01</text:p>
              </table:table-cell>
              <table:table-cell office:value-type="float" office:value="12.6499938964844">
                <text:p>12.6499938964844</text:p>
              </table:table-cell>
            </table:table-row>
            <table:table-row>
              <table:table-cell office:value-type="string">
                <text:p>1996-12-01</text:p>
              </table:table-cell>
              <table:table-cell office:value-type="float" office:value="12.6000061035156">
                <text:p>12.6000061035156</text:p>
              </table:table-cell>
            </table:table-row>
            <table:table-row>
              <table:table-cell office:value-type="string">
                <text:p>1997-01-01</text:p>
              </table:table-cell>
              <table:table-cell office:value-type="float" office:value="13.2000122070313">
                <text:p>13.2000122070313</text:p>
              </table:table-cell>
            </table:table-row>
            <table:table-row>
              <table:table-cell office:value-type="string">
                <text:p>1997-02-01</text:p>
              </table:table-cell>
              <table:table-cell office:value-type="float" office:value="12.8999938964844">
                <text:p>12.8999938964844</text:p>
              </table:table-cell>
            </table:table-row>
            <table:table-row>
              <table:table-cell office:value-type="string">
                <text:p>1997-03-01</text:p>
              </table:table-cell>
              <table:table-cell office:value-type="float" office:value="11.3500061035156">
                <text:p>11.3500061035156</text:p>
              </table:table-cell>
            </table:table-row>
            <table:table-row>
              <table:table-cell office:value-type="string">
                <text:p>1997-04-01</text:p>
              </table:table-cell>
              <table:table-cell office:value-type="float" office:value="11.8500061035156">
                <text:p>11.8500061035156</text:p>
              </table:table-cell>
            </table:table-row>
            <table:table-row>
              <table:table-cell office:value-type="string">
                <text:p>1997-05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1997-06-01</text:p>
              </table:table-cell>
              <table:table-cell office:value-type="float" office:value="13.7000122070313">
                <text:p>13.7000122070313</text:p>
              </table:table-cell>
            </table:table-row>
            <table:table-row>
              <table:table-cell office:value-type="string">
                <text:p>1997-07-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97-08-01</text:p>
              </table:table-cell>
              <table:table-cell office:value-type="float" office:value="16.7000122070313">
                <text:p>16.7000122070313</text:p>
              </table:table-cell>
            </table:table-row>
            <table:table-row>
              <table:table-cell office:value-type="string">
                <text:p>1997-09-01</text:p>
              </table:table-cell>
              <table:table-cell office:value-type="float" office:value="17.7999877929688">
                <text:p>17.7999877929688</text:p>
              </table:table-cell>
            </table:table-row>
            <table:table-row>
              <table:table-cell office:value-type="string">
                <text:p>1997-10-01</text:p>
              </table:table-cell>
              <table:table-cell office:value-type="float" office:value="16.7999877929687">
                <text:p>16.7999877929687</text:p>
              </table:table-cell>
            </table:table-row>
            <table:table-row>
              <table:table-cell office:value-type="string">
                <text:p>1997-11-01</text:p>
              </table:table-cell>
              <table:table-cell office:value-type="float" office:value="16.3999938964844">
                <text:p>16.3999938964844</text:p>
              </table:table-cell>
            </table:table-row>
            <table:table-row>
              <table:table-cell office:value-type="string">
                <text:p>1997-12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98-01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98-02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98-03-01</text:p>
              </table:table-cell>
              <table:table-cell office:value-type="float" office:value="13.6000061035156">
                <text:p>13.6000061035156</text:p>
              </table:table-cell>
            </table:table-row>
            <table:table-row>
              <table:table-cell office:value-type="string">
                <text:p>1998-04-01</text:p>
              </table:table-cell>
              <table:table-cell office:value-type="float" office:value="13.3999938964844">
                <text:p>13.3999938964844</text:p>
              </table:table-cell>
            </table:table-row>
            <table:table-row>
              <table:table-cell office:value-type="string">
                <text:p>1998-05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98-06-0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1998-07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98-08-01</text:p>
              </table:table-cell>
              <table:table-cell office:value-type="float" office:value="16.2999877929688">
                <text:p>16.2999877929688</text:p>
              </table:table-cell>
            </table:table-row>
            <table:table-row>
              <table:table-cell office:value-type="string">
                <text:p>1998-09-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98-10-01</text:p>
              </table:table-cell>
              <table:table-cell office:value-type="float" office:value="16.0499877929688">
                <text:p>16.0499877929688</text:p>
              </table:table-cell>
            </table:table-row>
            <table:table-row>
              <table:table-cell office:value-type="string">
                <text:p>1998-11-0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998-12-01</text:p>
              </table:table-cell>
              <table:table-cell office:value-type="float" office:value="11.4500122070313">
                <text:p>11.4500122070313</text:p>
              </table:table-cell>
            </table:table-row>
            <table:table-row>
              <table:table-cell office:value-type="string">
                <text:p>1999-01-01</text:p>
              </table:table-cell>
              <table:table-cell office:value-type="float" office:value="11.6000061035156">
                <text:p>11.6000061035156</text:p>
              </table:table-cell>
            </table:table-row>
            <table:table-row>
              <table:table-cell office:value-type="string">
                <text:p>1999-02-01</text:p>
              </table:table-cell>
              <table:table-cell office:value-type="float" office:value="11.3999938964844">
                <text:p>11.3999938964844</text:p>
              </table:table-cell>
            </table:table-row>
            <table:table-row>
              <table:table-cell office:value-type="string">
                <text:p>1999-03-01</text:p>
              </table:table-cell>
              <table:table-cell office:value-type="float" office:value="11.2999877929688">
                <text:p>11.2999877929688</text:p>
              </table:table-cell>
            </table:table-row>
            <table:table-row>
              <table:table-cell office:value-type="string">
                <text:p>1999-04-01</text:p>
              </table:table-cell>
              <table:table-cell office:value-type="float" office:value="10.7999877929688">
                <text:p>10.7999877929688</text:p>
              </table:table-cell>
            </table:table-row>
            <table:table-row>
              <table:table-cell office:value-type="string">
                <text:p>1999-05-01</text:p>
              </table:table-cell>
              <table:table-cell office:value-type="float" office:value="10.1000061035156">
                <text:p>10.1000061035156</text:p>
              </table:table-cell>
            </table:table-row>
            <table:table-row>
              <table:table-cell office:value-type="string">
                <text:p>1999-06-01</text:p>
              </table:table-cell>
              <table:table-cell office:value-type="float" office:value="11.8999938964844">
                <text:p>11.8999938964844</text:p>
              </table:table-cell>
            </table:table-row>
            <table:table-row>
              <table:table-cell office:value-type="string">
                <text:p>1999-07-01</text:p>
              </table:table-cell>
              <table:table-cell office:value-type="float" office:value="13.3999938964844">
                <text:p>13.3999938964844</text:p>
              </table:table-cell>
            </table:table-row>
            <table:table-row>
              <table:table-cell office:value-type="string">
                <text:p>1999-08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99-09-0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999-10-01</text:p>
              </table:table-cell>
              <table:table-cell office:value-type="float" office:value="14.4500122070313">
                <text:p>14.4500122070313</text:p>
              </table:table-cell>
            </table:table-row>
            <table:table-row>
              <table:table-cell office:value-type="string">
                <text:p>1999-11-01</text:p>
              </table:table-cell>
              <table:table-cell office:value-type="float" office:value="13.7000122070313">
                <text:p>13.7000122070313</text:p>
              </table:table-cell>
            </table:table-row>
            <table:table-row>
              <table:table-cell office:value-type="string">
                <text:p>1999-12-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0-01-01</text:p>
              </table:table-cell>
              <table:table-cell office:value-type="float" office:value="12.1499938964844">
                <text:p>12.1499938964844</text:p>
              </table:table-cell>
            </table:table-row>
            <table:table-row>
              <table:table-cell office:value-type="string">
                <text:p>2000-02-01</text:p>
              </table:table-cell>
              <table:table-cell office:value-type="float" office:value="12.7000122070313">
                <text:p>12.7000122070313</text:p>
              </table:table-cell>
            </table:table-row>
            <table:table-row>
              <table:table-cell office:value-type="string">
                <text:p>2000-03-01</text:p>
              </table:table-cell>
              <table:table-cell office:value-type="float" office:value="12.2000122070313">
                <text:p>12.2000122070313</text:p>
              </table:table-cell>
            </table:table-row>
            <table:table-row>
              <table:table-cell office:value-type="string">
                <text:p>2000-04-01</text:p>
              </table:table-cell>
              <table:table-cell office:value-type="float" office:value="13.9500122070313">
                <text:p>13.9500122070313</text:p>
              </table:table-cell>
            </table:table-row>
            <table:table-row>
              <table:table-cell office:value-type="string">
                <text:p>2000-05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2000-06-01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000-07-01</text:p>
              </table:table-cell>
              <table:table-cell office:value-type="float" office:value="15.1000061035156">
                <text:p>15.1000061035156</text:p>
              </table:table-cell>
            </table:table-row>
            <table:table-row>
              <table:table-cell office:value-type="string">
                <text:p>2000-08-0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2000-09-01</text:p>
              </table:table-cell>
              <table:table-cell office:value-type="float" office:value="16.1000061035156">
                <text:p>16.1000061035156</text:p>
              </table:table-cell>
            </table:table-row>
            <table:table-row>
              <table:table-cell office:value-type="string">
                <text:p>2000-10-01</text:p>
              </table:table-cell>
              <table:table-cell office:value-type="float" office:value="15.6000061035156">
                <text:p>15.6000061035156</text:p>
              </table:table-cell>
            </table:table-row>
            <table:table-row>
              <table:table-cell office:value-type="string">
                <text:p>2000-11-01</text:p>
              </table:table-cell>
              <table:table-cell office:value-type="float" office:value="12.7999877929688">
                <text:p>12.7999877929688</text:p>
              </table:table-cell>
            </table:table-row>
            <table:table-row>
              <table:table-cell office:value-type="string">
                <text:p>2000-12-01</text:p>
              </table:table-cell>
              <table:table-cell office:value-type="float" office:value="13.7999877929688">
                <text:p>13.7999877929688</text:p>
              </table:table-cell>
            </table:table-row>
            <table:table-row>
              <table:table-cell office:value-type="string">
                <text:p>2001-01-01</text:p>
              </table:table-cell>
              <table:table-cell office:value-type="float" office:value="12.6000061035156">
                <text:p>12.6000061035156</text:p>
              </table:table-cell>
            </table:table-row>
            <table:table-row>
              <table:table-cell office:value-type="string">
                <text:p>2001-02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01-03-01</text:p>
              </table:table-cell>
              <table:table-cell office:value-type="float" office:value="11.7000122070313">
                <text:p>11.7000122070313</text:p>
              </table:table-cell>
            </table:table-row>
            <table:table-row>
              <table:table-cell office:value-type="string">
                <text:p>2001-04-01</text:p>
              </table:table-cell>
              <table:table-cell office:value-type="float" office:value="11.8999938964844">
                <text:p>11.8999938964844</text:p>
              </table:table-cell>
            </table:table-row>
            <table:table-row>
              <table:table-cell office:value-type="string">
                <text:p>2001-05-01</text:p>
              </table:table-cell>
              <table:table-cell office:value-type="float" office:value="12.7000122070313">
                <text:p>12.7000122070313</text:p>
              </table:table-cell>
            </table:table-row>
            <table:table-row>
              <table:table-cell office:value-type="string">
                <text:p>2001-06-01</text:p>
              </table:table-cell>
              <table:table-cell office:value-type="float" office:value="12.1499938964844">
                <text:p>12.1499938964844</text:p>
              </table:table-cell>
            </table:table-row>
            <table:table-row>
              <table:table-cell office:value-type="string">
                <text:p>2001-07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2001-08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01-09-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1-10-0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001-11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1-12-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2-01-01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002-02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02-03-01</text:p>
              </table:table-cell>
              <table:table-cell office:value-type="float" office:value="12.3999938964844">
                <text:p>12.3999938964844</text:p>
              </table:table-cell>
            </table:table-row>
            <table:table-row>
              <table:table-cell office:value-type="string">
                <text:p>2002-04-01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002-05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02-06-01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002-07-01</text:p>
              </table:table-cell>
              <table:table-cell office:value-type="float" office:value="14.1000061035156">
                <text:p>14.1000061035156</text:p>
              </table:table-cell>
            </table:table-row>
            <table:table-row>
              <table:table-cell office:value-type="string">
                <text:p>2002-08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02-09-01</text:p>
              </table:table-cell>
              <table:table-cell office:value-type="float" office:value="15.8500061035156">
                <text:p>15.8500061035156</text:p>
              </table:table-cell>
            </table:table-row>
            <table:table-row>
              <table:table-cell office:value-type="string">
                <text:p>2002-10-01</text:p>
              </table:table-cell>
              <table:table-cell office:value-type="float" office:value="15.5499877929687">
                <text:p>15.5499877929687</text:p>
              </table:table-cell>
            </table:table-row>
            <table:table-row>
              <table:table-cell office:value-type="string">
                <text:p>2002-11-0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002-12-01</text:p>
              </table:table-cell>
              <table:table-cell office:value-type="float" office:value="14.7999877929688">
                <text:p>14.7999877929688</text:p>
              </table:table-cell>
            </table:table-row>
            <table:table-row>
              <table:table-cell office:value-type="string">
                <text:p>2003-01-01</text:p>
              </table:table-cell>
              <table:table-cell office:value-type="float" office:value="14.2000122070313">
                <text:p>14.2000122070313</text:p>
              </table:table-cell>
            </table:table-row>
            <table:table-row>
              <table:table-cell office:value-type="string">
                <text:p>2003-02-01</text:p>
              </table:table-cell>
              <table:table-cell office:value-type="float" office:value="13.6000061035156">
                <text:p>13.6000061035156</text:p>
              </table:table-cell>
            </table:table-row>
            <table:table-row>
              <table:table-cell office:value-type="string">
                <text:p>2003-03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3-04-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3-05-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3-06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3-07-01</text:p>
              </table:table-cell>
              <table:table-cell office:value-type="float" office:value="14.1000061035156">
                <text:p>14.1000061035156</text:p>
              </table:table-cell>
            </table:table-row>
            <table:table-row>
              <table:table-cell office:value-type="string">
                <text:p>2003-08-01</text:p>
              </table:table-cell>
              <table:table-cell office:value-type="float" office:value="17.6000061035156">
                <text:p>17.6000061035156</text:p>
              </table:table-cell>
            </table:table-row>
            <table:table-row>
              <table:table-cell office:value-type="string">
                <text:p>2003-09-01</text:p>
              </table:table-cell>
              <table:table-cell office:value-type="float" office:value="16.4500122070313">
                <text:p>16.4500122070313</text:p>
              </table:table-cell>
            </table:table-row>
            <table:table-row>
              <table:table-cell office:value-type="string">
                <text:p>2003-10-01</text:p>
              </table:table-cell>
              <table:table-cell office:value-type="float" office:value="14.1000061035156">
                <text:p>14.1000061035156</text:p>
              </table:table-cell>
            </table:table-row>
            <table:table-row>
              <table:table-cell office:value-type="string">
                <text:p>2003-11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03-12-01</text:p>
              </table:table-cell>
              <table:table-cell office:value-type="float" office:value="12.7999877929688">
                <text:p>12.7999877929688</text:p>
              </table:table-cell>
            </table:table-row>
            <table:table-row>
              <table:table-cell office:value-type="string">
                <text:p>2004-01-01</text:p>
              </table:table-cell>
              <table:table-cell office:value-type="float" office:value="12.3999938964844">
                <text:p>12.3999938964844</text:p>
              </table:table-cell>
            </table:table-row>
            <table:table-row>
              <table:table-cell office:value-type="string">
                <text:p>2004-02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04-03-01</text:p>
              </table:table-cell>
              <table:table-cell office:value-type="float" office:value="13.6499938964844">
                <text:p>13.6499938964844</text:p>
              </table:table-cell>
            </table:table-row>
            <table:table-row>
              <table:table-cell office:value-type="string">
                <text:p>2004-04-01</text:p>
              </table:table-cell>
              <table:table-cell office:value-type="float" office:value="12.2999877929688">
                <text:p>12.2999877929688</text:p>
              </table:table-cell>
            </table:table-row>
            <table:table-row>
              <table:table-cell office:value-type="string">
                <text:p>2004-05-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4-06-01</text:p>
              </table:table-cell>
              <table:table-cell office:value-type="float" office:value="15.2000122070313">
                <text:p>15.2000122070313</text:p>
              </table:table-cell>
            </table:table-row>
            <table:table-row>
              <table:table-cell office:value-type="string">
                <text:p>2004-07-01</text:p>
              </table:table-cell>
              <table:table-cell office:value-type="float" office:value="15.8999938964844">
                <text:p>15.8999938964844</text:p>
              </table:table-cell>
            </table:table-row>
            <table:table-row>
              <table:table-cell office:value-type="string">
                <text:p>2004-08-01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2004-09-01</text:p>
              </table:table-cell>
              <table:table-cell office:value-type="float" office:value="17.0499877929688">
                <text:p>17.0499877929688</text:p>
              </table:table-cell>
            </table:table-row>
            <table:table-row>
              <table:table-cell office:value-type="string">
                <text:p>2004-10-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04-11-01</text:p>
              </table:table-cell>
              <table:table-cell office:value-type="float" office:value="14.7999877929688">
                <text:p>14.7999877929688</text:p>
              </table:table-cell>
            </table:table-row>
            <table:table-row>
              <table:table-cell office:value-type="string">
                <text:p>2004-12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05-01-01</text:p>
              </table:table-cell>
              <table:table-cell office:value-type="float" office:value="12.4500122070313">
                <text:p>12.4500122070313</text:p>
              </table:table-cell>
            </table:table-row>
            <table:table-row>
              <table:table-cell office:value-type="string">
                <text:p>2005-02-01</text:p>
              </table:table-cell>
              <table:table-cell office:value-type="float" office:value="13.6000061035156">
                <text:p>13.6000061035156</text:p>
              </table:table-cell>
            </table:table-row>
            <table:table-row>
              <table:table-cell office:value-type="string">
                <text:p>2005-03-01</text:p>
              </table:table-cell>
              <table:table-cell office:value-type="float" office:value="14.1000061035156">
                <text:p>14.1000061035156</text:p>
              </table:table-cell>
            </table:table-row>
            <table:table-row>
              <table:table-cell office:value-type="string">
                <text:p>2005-04-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5-05-01</text:p>
              </table:table-cell>
              <table:table-cell office:value-type="float" office:value="13.7999877929688">
                <text:p>13.7999877929688</text:p>
              </table:table-cell>
            </table:table-row>
            <table:table-row>
              <table:table-cell office:value-type="string">
                <text:p>2005-06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5-07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2005-08-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5-09-01</text:p>
              </table:table-cell>
              <table:table-cell office:value-type="float" office:value="16.2999877929688">
                <text:p>16.2999877929688</text:p>
              </table:table-cell>
            </table:table-row>
            <table:table-row>
              <table:table-cell office:value-type="string">
                <text:p>2005-10-01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2005-11-01</text:p>
              </table:table-cell>
              <table:table-cell office:value-type="float" office:value="14.9500122070312">
                <text:p>14.9500122070312</text:p>
              </table:table-cell>
            </table:table-row>
            <table:table-row>
              <table:table-cell office:value-type="string">
                <text:p>2005-12-01</text:p>
              </table:table-cell>
              <table:table-cell office:value-type="float" office:value="12.8999938964844">
                <text:p>12.8999938964844</text:p>
              </table:table-cell>
            </table:table-row>
            <table:table-row>
              <table:table-cell office:value-type="string">
                <text:p>2006-01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2006-02-01</text:p>
              </table:table-cell>
              <table:table-cell office:value-type="float" office:value="12.8500061035156">
                <text:p>12.8500061035156</text:p>
              </table:table-cell>
            </table:table-row>
            <table:table-row>
              <table:table-cell office:value-type="string">
                <text:p>2006-03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06-04-01</text:p>
              </table:table-cell>
              <table:table-cell office:value-type="float" office:value="13.2000122070313">
                <text:p>13.2000122070313</text:p>
              </table:table-cell>
            </table:table-row>
            <table:table-row>
              <table:table-cell office:value-type="string">
                <text:p>2006-05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2006-06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2006-07-01</text:p>
              </table:table-cell>
              <table:table-cell office:value-type="float" office:value="14.6499938964844">
                <text:p>14.6499938964844</text:p>
              </table:table-cell>
            </table:table-row>
            <table:table-row>
              <table:table-cell office:value-type="string">
                <text:p>2006-08-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6-09-01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2006-10-01</text:p>
              </table:table-cell>
              <table:table-cell office:value-type="float" office:value="15.2000122070313">
                <text:p>15.2000122070313</text:p>
              </table:table-cell>
            </table:table-row>
            <table:table-row>
              <table:table-cell office:value-type="string">
                <text:p>2006-11-01</text:p>
              </table:table-cell>
              <table:table-cell office:value-type="float" office:value="14.2000122070313">
                <text:p>14.2000122070313</text:p>
              </table:table-cell>
            </table:table-row>
            <table:table-row>
              <table:table-cell office:value-type="string">
                <text:p>2006-12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07-01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07-02-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07-03-01</text:p>
              </table:table-cell>
              <table:table-cell office:value-type="float" office:value="12.7000122070313">
                <text:p>12.7000122070313</text:p>
              </table:table-cell>
            </table:table-row>
            <table:table-row>
              <table:table-cell office:value-type="string">
                <text:p>2007-04-01</text:p>
              </table:table-cell>
              <table:table-cell office:value-type="float" office:value="11.9500122070313">
                <text:p>11.9500122070313</text:p>
              </table:table-cell>
            </table:table-row>
            <table:table-row>
              <table:table-cell office:value-type="string">
                <text:p>2007-05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07-06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07-07-01</text:p>
              </table:table-cell>
              <table:table-cell office:value-type="float" office:value="15.2000122070313">
                <text:p>15.2000122070313</text:p>
              </table:table-cell>
            </table:table-row>
            <table:table-row>
              <table:table-cell office:value-type="string">
                <text:p>2007-08-01</text:p>
              </table:table-cell>
              <table:table-cell office:value-type="float" office:value="15.2000122070313">
                <text:p>15.2000122070313</text:p>
              </table:table-cell>
            </table:table-row>
            <table:table-row>
              <table:table-cell office:value-type="string">
                <text:p>2007-09-0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2007-10-01</text:p>
              </table:table-cell>
              <table:table-cell office:value-type="float" office:value="15.3999938964844">
                <text:p>15.3999938964844</text:p>
              </table:table-cell>
            </table:table-row>
            <table:table-row>
              <table:table-cell office:value-type="string">
                <text:p>2007-11-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7-12-01</text:p>
              </table:table-cell>
              <table:table-cell office:value-type="float" office:value="9.70001220703125">
                <text:p>9.70001220703125</text:p>
              </table:table-cell>
            </table:table-row>
            <table:table-row>
              <table:table-cell office:value-type="string">
                <text:p>2008-01-01</text:p>
              </table:table-cell>
              <table:table-cell office:value-type="float" office:value="8.89999389648438">
                <text:p>8.89999389648438</text:p>
              </table:table-cell>
            </table:table-row>
            <table:table-row>
              <table:table-cell office:value-type="string">
                <text:p>2008-02-01</text:p>
              </table:table-cell>
              <table:table-cell office:value-type="float" office:value="10.2999877929688">
                <text:p>10.2999877929688</text:p>
              </table:table-cell>
            </table:table-row>
            <table:table-row>
              <table:table-cell office:value-type="string">
                <text:p>2008-03-01</text:p>
              </table:table-cell>
              <table:table-cell office:value-type="float" office:value="13.2000122070313">
                <text:p>13.2000122070313</text:p>
              </table:table-cell>
            </table:table-row>
            <table:table-row>
              <table:table-cell office:value-type="string">
                <text:p>2008-04-01</text:p>
              </table:table-cell>
              <table:table-cell office:value-type="float" office:value="13.7000122070313">
                <text:p>13.7000122070313</text:p>
              </table:table-cell>
            </table:table-row>
            <table:table-row>
              <table:table-cell office:value-type="string">
                <text:p>2008-05-01</text:p>
              </table:table-cell>
              <table:table-cell office:value-type="float" office:value="15.1000061035156">
                <text:p>15.1000061035156</text:p>
              </table:table-cell>
            </table:table-row>
            <table:table-row>
              <table:table-cell office:value-type="string">
                <text:p>2008-06-01</text:p>
              </table:table-cell>
              <table:table-cell office:value-type="float" office:value="11.7999877929688">
                <text:p>11.7999877929688</text:p>
              </table:table-cell>
            </table:table-row>
            <table:table-row>
              <table:table-cell office:value-type="string">
                <text:p>2008-07-0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2008-08-01</text:p>
              </table:table-cell>
              <table:table-cell office:value-type="float" office:value="14.2999877929687">
                <text:p>14.2999877929687</text:p>
              </table:table-cell>
            </table:table-row>
            <table:table-row>
              <table:table-cell office:value-type="string">
                <text:p>2008-09-01</text:p>
              </table:table-cell>
              <table:table-cell office:value-type="float" office:value="15.3999938964844">
                <text:p>15.3999938964844</text:p>
              </table:table-cell>
            </table:table-row>
            <table:table-row>
              <table:table-cell office:value-type="string">
                <text:p>2008-10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2008-11-01</text:p>
              </table:table-cell>
              <table:table-cell office:value-type="float" office:value="12.3999938964844">
                <text:p>12.3999938964844</text:p>
              </table:table-cell>
            </table:table-row>
            <table:table-row>
              <table:table-cell office:value-type="string">
                <text:p>2008-12-01</text:p>
              </table:table-cell>
              <table:table-cell office:value-type="float" office:value="11.7999877929688">
                <text:p>11.7999877929688</text:p>
              </table:table-cell>
            </table:table-row>
            <table:table-row>
              <table:table-cell office:value-type="string">
                <text:p>2009-01-01</text:p>
              </table:table-cell>
              <table:table-cell office:value-type="float" office:value="11.5499877929688">
                <text:p>11.5499877929688</text:p>
              </table:table-cell>
            </table:table-row>
            <table:table-row>
              <table:table-cell office:value-type="string">
                <text:p>2009-02-01</text:p>
              </table:table-cell>
              <table:table-cell office:value-type="float" office:value="11.2999877929688">
                <text:p>11.2999877929688</text:p>
              </table:table-cell>
            </table:table-row>
            <table:table-row>
              <table:table-cell office:value-type="string">
                <text:p>2009-03-01</text:p>
              </table:table-cell>
              <table:table-cell office:value-type="float" office:value="11.7000122070313">
                <text:p>11.7000122070313</text:p>
              </table:table-cell>
            </table:table-row>
            <table:table-row>
              <table:table-cell office:value-type="string">
                <text:p>2009-04-01</text:p>
              </table:table-cell>
              <table:table-cell office:value-type="float" office:value="13.7999877929688">
                <text:p>13.7999877929688</text:p>
              </table:table-cell>
            </table:table-row>
            <table:table-row>
              <table:table-cell office:value-type="string">
                <text:p>2009-05-0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009-06-01</text:p>
              </table:table-cell>
              <table:table-cell office:value-type="float" office:value="13.8999938964844">
                <text:p>13.8999938964844</text:p>
              </table:table-cell>
            </table:table-row>
            <table:table-row>
              <table:table-cell office:value-type="string">
                <text:p>2009-07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2009-08-01</text:p>
              </table:table-cell>
              <table:table-cell office:value-type="float" office:value="15.7999877929688">
                <text:p>15.7999877929688</text:p>
              </table:table-cell>
            </table:table-row>
            <table:table-row>
              <table:table-cell office:value-type="string">
                <text:p>2009-09-01</text:p>
              </table:table-cell>
              <table:table-cell office:value-type="float" office:value="16.6000061035156">
                <text:p>16.6000061035156</text:p>
              </table:table-cell>
            </table:table-row>
            <table:table-row>
              <table:table-cell office:value-type="string">
                <text:p>2009-10-01</text:p>
              </table:table-cell>
              <table:table-cell office:value-type="float" office:value="13.8999938964844">
                <text:p>13.8999938964844</text:p>
              </table:table-cell>
            </table:table-row>
            <table:table-row>
              <table:table-cell office:value-type="string">
                <text:p>2009-11-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9-12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0-01-01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010-02-01</text:p>
              </table:table-cell>
              <table:table-cell office:value-type="float" office:value="12.8999938964844">
                <text:p>12.8999938964844</text:p>
              </table:table-cell>
            </table:table-row>
            <table:table-row>
              <table:table-cell office:value-type="string">
                <text:p>2010-03-01</text:p>
              </table:table-cell>
              <table:table-cell office:value-type="float" office:value="12.7999877929688">
                <text:p>12.7999877929688</text:p>
              </table:table-cell>
            </table:table-row>
            <table:table-row>
              <table:table-cell office:value-type="string">
                <text:p>2010-04-0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010-05-01</text:p>
              </table:table-cell>
              <table:table-cell office:value-type="float" office:value="11.7000122070313">
                <text:p>11.7000122070313</text:p>
              </table:table-cell>
            </table:table-row>
            <table:table-row>
              <table:table-cell office:value-type="string">
                <text:p>2010-06-01</text:p>
              </table:table-cell>
              <table:table-cell office:value-type="float" office:value="15.1000061035156">
                <text:p>15.1000061035156</text:p>
              </table:table-cell>
            </table:table-row>
            <table:table-row>
              <table:table-cell office:value-type="string">
                <text:p>2010-07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0-08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0-09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2010-10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0-11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0-12-01</text:p>
              </table:table-cell>
              <table:table-cell office:value-type="float" office:value="12.8999938964844">
                <text:p>12.8999938964844</text:p>
              </table:table-cell>
            </table:table-row>
            <table:table-row>
              <table:table-cell office:value-type="string">
                <text:p>2011-01-01</text:p>
              </table:table-cell>
              <table:table-cell office:value-type="float" office:value="12.2000122070313">
                <text:p>12.2000122070313</text:p>
              </table:table-cell>
            </table:table-row>
            <table:table-row>
              <table:table-cell office:value-type="string">
                <text:p>2011-02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1-03-01</text:p>
              </table:table-cell>
              <table:table-cell office:value-type="float" office:value="12.2999877929688">
                <text:p>12.2999877929688</text:p>
              </table:table-cell>
            </table:table-row>
            <table:table-row>
              <table:table-cell office:value-type="string">
                <text:p>2011-04-01</text:p>
              </table:table-cell>
              <table:table-cell office:value-type="float" office:value="12.2000122070313">
                <text:p>12.2000122070313</text:p>
              </table:table-cell>
            </table:table-row>
            <table:table-row>
              <table:table-cell office:value-type="string">
                <text:p>2011-05-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1-06-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1-07-01</text:p>
              </table:table-cell>
              <table:table-cell office:value-type="float" office:value="12.7999877929688">
                <text:p>12.7999877929688</text:p>
              </table:table-cell>
            </table:table-row>
            <table:table-row>
              <table:table-cell office:value-type="string">
                <text:p>2011-08-01</text:p>
              </table:table-cell>
              <table:table-cell office:value-type="float" office:value="13.7999877929688">
                <text:p>13.7999877929688</text:p>
              </table:table-cell>
            </table:table-row>
            <table:table-row>
              <table:table-cell office:value-type="string">
                <text:p>2011-09-01</text:p>
              </table:table-cell>
              <table:table-cell office:value-type="float" office:value="15.6000061035156">
                <text:p>15.6000061035156</text:p>
              </table:table-cell>
            </table:table-row>
            <table:table-row>
              <table:table-cell office:value-type="string">
                <text:p>2011-10-01</text:p>
              </table:table-cell>
              <table:table-cell office:value-type="float" office:value="15.3500061035156">
                <text:p>15.3500061035156</text:p>
              </table:table-cell>
            </table:table-row>
            <table:table-row>
              <table:table-cell office:value-type="string">
                <text:p>2011-11-01</text:p>
              </table:table-cell>
              <table:table-cell office:value-type="float" office:value="13.3500061035156">
                <text:p>13.3500061035156</text:p>
              </table:table-cell>
            </table:table-row>
            <table:table-row>
              <table:table-cell office:value-type="string">
                <text:p>2011-12-01</text:p>
              </table:table-cell>
              <table:table-cell office:value-type="float" office:value="12.2000122070313">
                <text:p>12.2000122070313</text:p>
              </table:table-cell>
            </table:table-row>
            <table:table-row>
              <table:table-cell office:value-type="string">
                <text:p>2012-01-01</text:p>
              </table:table-cell>
              <table:table-cell office:value-type="float" office:value="12.3999938964844">
                <text:p>12.3999938964844</text:p>
              </table:table-cell>
            </table:table-row>
            <table:table-row>
              <table:table-cell office:value-type="string">
                <text:p>2012-02-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2-03-01</text:p>
              </table:table-cell>
              <table:table-cell office:value-type="float" office:value="11.7000122070313">
                <text:p>11.7000122070313</text:p>
              </table:table-cell>
            </table:table-row>
            <table:table-row>
              <table:table-cell office:value-type="string">
                <text:p>2012-04-01</text:p>
              </table:table-cell>
              <table:table-cell office:value-type="float" office:value="12.7999877929688">
                <text:p>12.7999877929688</text:p>
              </table:table-cell>
            </table:table-row>
            <table:table-row>
              <table:table-cell office:value-type="string">
                <text:p>2012-05-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2-06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2-07-01</text:p>
              </table:table-cell>
              <table:table-cell office:value-type="float" office:value="13.7000122070313">
                <text:p>13.7000122070313</text:p>
              </table:table-cell>
            </table:table-row>
            <table:table-row>
              <table:table-cell office:value-type="string">
                <text:p>2012-08-01</text:p>
              </table:table-cell>
              <table:table-cell office:value-type="float" office:value="14.8999938964844">
                <text:p>14.8999938964844</text:p>
              </table:table-cell>
            </table:table-row>
            <table:table-row>
              <table:table-cell office:value-type="string">
                <text:p>2012-09-01</text:p>
              </table:table-cell>
              <table:table-cell office:value-type="float" office:value="14.1000061035156">
                <text:p>14.1000061035156</text:p>
              </table:table-cell>
            </table:table-row>
            <table:table-row>
              <table:table-cell office:value-type="string">
                <text:p>2012-10-01</text:p>
              </table:table-cell>
              <table:table-cell office:value-type="float" office:value="15.0499877929688">
                <text:p>15.0499877929688</text:p>
              </table:table-cell>
            </table:table-row>
            <table:table-row>
              <table:table-cell office:value-type="string">
                <text:p>2012-11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2-12-01</text:p>
              </table:table-cell>
              <table:table-cell office:value-type="float" office:value="14.2999877929687">
                <text:p>14.2999877929687</text:p>
              </table:table-cell>
            </table:table-row>
            <table:table-row>
              <table:table-cell office:value-type="string">
                <text:p>2013-01-01</text:p>
              </table:table-cell>
              <table:table-cell office:value-type="float" office:value="11.8999938964844">
                <text:p>11.8999938964844</text:p>
              </table:table-cell>
            </table:table-row>
            <table:table-row>
              <table:table-cell office:value-type="string">
                <text:p>2013-02-01</text:p>
              </table:table-cell>
              <table:table-cell office:value-type="float" office:value="11.7000122070313">
                <text:p>11.7000122070313</text:p>
              </table:table-cell>
            </table:table-row>
            <table:table-row>
              <table:table-cell office:value-type="string">
                <text:p>2013-03-01</text:p>
              </table:table-cell>
              <table:table-cell office:value-type="float" office:value="11.1000061035156">
                <text:p>11.1000061035156</text:p>
              </table:table-cell>
            </table:table-row>
            <table:table-row>
              <table:table-cell office:value-type="string">
                <text:p>2013-04-01</text:p>
              </table:table-cell>
              <table:table-cell office:value-type="float" office:value="12.2000122070313">
                <text:p>12.2000122070313</text:p>
              </table:table-cell>
            </table:table-row>
            <table:table-row>
              <table:table-cell office:value-type="string">
                <text:p>2013-05-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3-06-01</text:p>
              </table:table-cell>
              <table:table-cell office:value-type="float" office:value="12.2999877929688">
                <text:p>12.2999877929688</text:p>
              </table:table-cell>
            </table:table-row>
            <table:table-row>
              <table:table-cell office:value-type="string">
                <text:p>2013-07-01</text:p>
              </table:table-cell>
              <table:table-cell office:value-type="float" office:value="13.8999938964844">
                <text:p>13.8999938964844</text:p>
              </table:table-cell>
            </table:table-row>
            <table:table-row>
              <table:table-cell office:value-type="string">
                <text:p>2013-08-01</text:p>
              </table:table-cell>
              <table:table-cell office:value-type="float" office:value="16.1000061035156">
                <text:p>16.1000061035156</text:p>
              </table:table-cell>
            </table:table-row>
            <table:table-row>
              <table:table-cell office:value-type="string">
                <text:p>2013-09-0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2013-10-01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2013-11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2013-12-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4-01-01</text:p>
              </table:table-cell>
              <table:table-cell office:value-type="float" office:value="13.2000122070313">
                <text:p>13.2000122070313</text:p>
              </table:table-cell>
            </table:table-row>
            <table:table-row>
              <table:table-cell office:value-type="string">
                <text:p>2014-02-01</text:p>
              </table:table-cell>
              <table:table-cell office:value-type="float" office:value="12.2999877929688">
                <text:p>12.2999877929688</text:p>
              </table:table-cell>
            </table:table-row>
            <table:table-row>
              <table:table-cell office:value-type="string">
                <text:p>2014-03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4-04-01</text:p>
              </table:table-cell>
              <table:table-cell office:value-type="float" office:value="12.8999938964844">
                <text:p>12.8999938964844</text:p>
              </table:table-cell>
            </table:table-row>
            <table:table-row>
              <table:table-cell office:value-type="string">
                <text:p>2014-05-01</text:p>
              </table:table-cell>
              <table:table-cell office:value-type="float" office:value="14.7999877929688">
                <text:p>14.7999877929688</text:p>
              </table:table-cell>
            </table:table-row>
            <table:table-row>
              <table:table-cell office:value-type="string">
                <text:p>2014-06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2014-07-0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2014-08-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4-09-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4-10-01</text:p>
              </table:table-cell>
              <table:table-cell office:value-type="float" office:value="18.2999877929688">
                <text:p>18.2999877929688</text:p>
              </table:table-cell>
            </table:table-row>
            <table:table-row>
              <table:table-cell office:value-type="string">
                <text:p>2014-11-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4-12-01</text:p>
              </table:table-cell>
              <table:table-cell office:value-type="float" office:value="15.7000122070313">
                <text:p>15.7000122070313</text:p>
              </table:table-cell>
            </table:table-row>
            <table:table-row>
              <table:table-cell office:value-type="string">
                <text:p>2015-01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2015-02-01</text:p>
              </table:table-cell>
              <table:table-cell office:value-type="float" office:value="14.7999877929688">
                <text:p>14.7999877929688</text:p>
              </table:table-cell>
            </table:table-row>
            <table:table-row>
              <table:table-cell office:value-type="string">
                <text:p>2015-03-01</text:p>
              </table:table-cell>
              <table:table-cell office:value-type="float" office:value="14.2000122070313">
                <text:p>14.2000122070313</text:p>
              </table:table-cell>
            </table:table-row>
            <table:table-row>
              <table:table-cell office:value-type="string">
                <text:p>2015-04-0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015-05-01</text:p>
              </table:table-cell>
              <table:table-cell office:value-type="float" office:value="12.3999938964844">
                <text:p>12.3999938964844</text:p>
              </table:table-cell>
            </table:table-row>
            <table:table-row>
              <table:table-cell office:value-type="string">
                <text:p>2015-06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2015-07-0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2015-08-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5-09-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5-10-01</text:p>
              </table:table-cell>
              <table:table-cell office:value-type="float" office:value="18.1000061035156">
                <text:p>18.1000061035156</text:p>
              </table:table-cell>
            </table:table-row>
            <table:table-row>
              <table:table-cell office:value-type="string">
                <text:p>2015-11-01</text:p>
              </table:table-cell>
              <table:table-cell office:value-type="float" office:value="14.0499877929688">
                <text:p>14.0499877929688</text:p>
              </table:table-cell>
            </table:table-row>
            <table:table-row>
              <table:table-cell office:value-type="string">
                <text:p>2015-12-01</text:p>
              </table:table-cell>
              <table:table-cell office:value-type="float" office:value="14.3999938964844">
                <text:p>14.3999938964844</text:p>
              </table:table-cell>
            </table:table-row>
            <table:table-row>
              <table:table-cell office:value-type="string">
                <text:p>2016-01-01</text:p>
              </table:table-cell>
              <table:table-cell office:value-type="float" office:value="13.3999938964844">
                <text:p>13.3999938964844</text:p>
              </table:table-cell>
            </table:table-row>
            <table:table-row>
              <table:table-cell office:value-type="string">
                <text:p>2016-02-01</text:p>
              </table:table-cell>
              <table:table-cell office:value-type="float" office:value="13.8999938964844">
                <text:p>13.8999938964844</text:p>
              </table:table-cell>
            </table:table-row>
            <table:table-row>
              <table:table-cell office:value-type="string">
                <text:p>2016-03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6-04-01</text:p>
              </table:table-cell>
              <table:table-cell office:value-type="float" office:value="13.2999877929688">
                <text:p>13.2999877929688</text:p>
              </table:table-cell>
            </table:table-row>
            <table:table-row>
              <table:table-cell office:value-type="string">
                <text:p>2016-05-01</text:p>
              </table:table-cell>
              <table:table-cell office:value-type="float" office:value="13.1000061035156">
                <text:p>13.1000061035156</text:p>
              </table:table-cell>
            </table:table-row>
            <table:table-row>
              <table:table-cell office:value-type="string">
                <text:p>2016-06-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6-07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6-08-01</text:p>
              </table:table-cell>
              <table:table-cell office:value-type="float" office:value="15.7999877929688">
                <text:p>15.7999877929688</text:p>
              </table:table-cell>
            </table:table-row>
            <table:table-row>
              <table:table-cell office:value-type="string">
                <text:p>2016-09-01</text:p>
              </table:table-cell>
              <table:table-cell office:value-type="float" office:value="15.6000061035156">
                <text:p>15.6000061035156</text:p>
              </table:table-cell>
            </table:table-row>
            <table:table-row>
              <table:table-cell office:value-type="string">
                <text:p>2016-10-01</text:p>
              </table:table-cell>
              <table:table-cell office:value-type="float" office:value="15.7999877929688">
                <text:p>15.7999877929688</text:p>
              </table:table-cell>
            </table:table-row>
            <table:table-row>
              <table:table-cell office:value-type="string">
                <text:p>2016-11-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6-12-01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